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ul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  <table:table-cell office:value-type="float" office:value="0.981579909931" calcext:value-type="float">
            <text:p>0.981579909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  <table:table-cell office:value-type="float" office:value="0.065506120674" calcext:value-type="float">
            <text:p>0.065506120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  <table:table-cell office:value-type="float" office:value="0.0892689221335" calcext:value-type="float">
            <text:p>0.089268922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22181384792" calcext:value-type="float">
            <text:p>3.2218138479</text:p>
          </table:table-cell>
          <table:table-cell office:value-type="float" office:value="3.22180614444" calcext:value-type="float">
            <text:p>3.2218061444</text:p>
          </table:table-cell>
        </table:table-row>
      </table:table>
      <table:table table:name="wuch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  <table:table-cell office:value-type="float" office:value="1.04728291875" calcext:value-type="float">
            <text:p>1.047282918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  <table:table-cell office:value-type="float" office:value="0.0451569222941" calcext:value-type="float">
            <text:p>0.045156922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  <table:table-cell office:value-type="float" office:value="0.0579990194576" calcext:value-type="float">
            <text:p>0.057999019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1993495699" calcext:value-type="float">
            <text:p>3.319934957</text:p>
          </table:table-cell>
          <table:table-cell office:value-type="float" office:value="3.32005577923" calcext:value-type="float">
            <text:p>3.3200557792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3788766398" calcext:value-type="float">
            <text:p>3.337887664</text:p>
          </table:table-cell>
          <table:table-cell office:value-type="float" office:value="4.26424056285" calcext:value-type="float">
            <text:p>4.2642405629</text:p>
          </table:table-cell>
        </table:table-row>
      </table:table>
      <table:table table:name="liuyc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6963843893" calcext:value-type="float">
            <text:p>16.6963843893</text:p>
          </table:table-cell>
          <table:table-cell office:value-type="float" office:value="13.6090721846" calcext:value-type="float">
            <text:p>13.6090721846</text:p>
          </table:table-cell>
          <table:table-cell office:value-type="float" office:value="15.5343373045" calcext:value-type="float">
            <text:p>15.5343373045</text:p>
          </table:table-cell>
          <table:table-cell office:value-type="float" office:value="13.7953661319" calcext:value-type="float">
            <text:p>13.7953661319</text:p>
          </table:table-cell>
          <table:table-cell office:value-type="float" office:value="13.9801304815" calcext:value-type="float">
            <text:p>13.9801304815</text:p>
          </table:table-cell>
          <table:table-cell office:value-type="float" office:value="12.8189386155" calcext:value-type="float">
            <text:p>12.8189386155</text:p>
          </table:table-cell>
          <table:table-cell office:value-type="float" office:value="11.4695976881" calcext:value-type="float">
            <text:p>11.4695976881</text:p>
          </table:table-cell>
          <table:table-cell office:value-type="float" office:value="13.6199496593" calcext:value-type="float">
            <text:p>13.6199496593</text:p>
          </table:table-cell>
          <table:table-cell office:value-type="float" office:value="11.5678919653" calcext:value-type="float">
            <text:p>11.5678919653</text:p>
          </table:table-cell>
          <table:table-cell office:value-type="float" office:value="12.9872883544" calcext:value-type="float">
            <text:p>12.9872883544</text:p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1694939966" calcext:value-type="float">
            <text:p>0.64169494</text:p>
          </table:table-cell>
          <table:table-cell office:value-type="float" office:value="0.501792480838" calcext:value-type="float">
            <text:p>0.5017924808</text:p>
          </table:table-cell>
          <table:table-cell office:value-type="float" office:value="0.588671582831" calcext:value-type="float">
            <text:p>0.5886715828</text:p>
          </table:table-cell>
          <table:table-cell office:value-type="float" office:value="0.510189565384" calcext:value-type="float">
            <text:p>0.5101895654</text:p>
          </table:table-cell>
          <table:table-cell office:value-type="float" office:value="0.518487705143" calcext:value-type="float">
            <text:p>0.5184877051</text:p>
          </table:table-cell>
          <table:table-cell office:value-type="float" office:value="0.466253414143" calcext:value-type="float">
            <text:p>0.4662534141</text:p>
          </table:table-cell>
          <table:table-cell office:value-type="float" office:value="0.405630935915" calcext:value-type="float">
            <text:p>0.4056309359</text:p>
          </table:table-cell>
          <table:table-cell office:value-type="float" office:value="0.50219962866" calcext:value-type="float">
            <text:p>0.5021996287</text:p>
          </table:table-cell>
          <table:table-cell office:value-type="float" office:value="0.423835460656" calcext:value-type="float">
            <text:p>0.4238354607</text:p>
          </table:table-cell>
          <table:table-cell office:value-type="float" office:value="0.47383131042" calcext:value-type="float">
            <text:p>0.4738313104</text:p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</table:table>
      <table:table table:name="liuycmoving_param_6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esult_R_MIN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4.44092710756" calcext:value-type="float">
            <text:p>4.4409271076</text:p>
          </table:table-cell>
          <table:table-cell office:value-type="float" office:value="2.42553861098" calcext:value-type="float">
            <text:p>2.425538611</text:p>
          </table:table-cell>
          <table:table-cell office:value-type="float" office:value="2.82156209885" calcext:value-type="float">
            <text:p>2.8215620989</text:p>
          </table:table-cell>
          <table:table-cell office:value-type="float" office:value="4.01876988806" calcext:value-type="float">
            <text:p>4.0187698881</text:p>
          </table:table-cell>
          <table:table-cell office:value-type="float" office:value="4.3903477033" calcext:value-type="float">
            <text:p>4.3903477033</text:p>
          </table:table-cell>
          <table:table-cell office:value-type="float" office:value="4.11802341448" calcext:value-type="float">
            <text:p>4.1180234145</text:p>
          </table:table-cell>
          <table:table-cell office:value-type="float" office:value="4.05899963067" calcext:value-type="float">
            <text:p>4.0589996307</text:p>
          </table:table-cell>
          <table:table-cell office:value-type="float" office:value="3.59647024308" calcext:value-type="float">
            <text:p>3.5964702431</text:p>
          </table:table-cell>
          <table:table-cell office:value-type="float" office:value="3.95692711698" calcext:value-type="float">
            <text:p>3.956927117</text:p>
          </table:table-cell>
          <table:table-cell office:value-type="float" office:value="4.24821379695" calcext:value-type="float">
            <text:p>4.248213797</text:p>
          </table:table-cell>
          <table:table-cell office:value-type="float" office:value="3.5973282654" calcext:value-type="float">
            <text:p>3.5973282654</text:p>
          </table:table-cell>
          <table:table-cell office:value-type="float" office:value="1.15053528364" calcext:value-type="float">
            <text:p>1.1505352836</text:p>
          </table:table-cell>
        </table:table-row>
      </table:table>
      <table:table table:name="liuyc_param_5st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7.3499496801" calcext:value-type="float">
            <text:p>17.3499496801</text:p>
          </table:table-cell>
          <table:table-cell office:value-type="float" office:value="14.2649688166" calcext:value-type="float">
            <text:p>14.2649688166</text:p>
          </table:table-cell>
          <table:table-cell office:value-type="float" office:value="16.189365255" calcext:value-type="float">
            <text:p>16.189365255</text:p>
          </table:table-cell>
          <table:table-cell office:value-type="float" office:value="14.4511909217" calcext:value-type="float">
            <text:p>14.4511909217</text:p>
          </table:table-cell>
          <table:table-cell office:value-type="float" office:value="14.6359422285" calcext:value-type="float">
            <text:p>14.6359422285</text:p>
          </table:table-cell>
          <table:table-cell office:value-type="float" office:value="13.4750015171" calcext:value-type="float">
            <text:p>13.4750015171</text:p>
          </table:table-cell>
          <table:table-cell office:value-type="float" office:value="12.1258262335" calcext:value-type="float">
            <text:p>12.1258262335</text:p>
          </table:table-cell>
          <table:table-cell office:value-type="float" office:value="14.2760027778" calcext:value-type="float">
            <text:p>14.2760027778</text:p>
          </table:table-cell>
          <table:table-cell office:value-type="float" office:value="12.1952901344" calcext:value-type="float">
            <text:p>12.1952901344</text:p>
          </table:table-cell>
          <table:table-cell office:value-type="float" office:value="13.6433034169" calcext:value-type="float">
            <text:p>13.6433034169</text:p>
          </table:table-cell>
          <table:table-cell office:value-type="float" office:value="16.6054576813" calcext:value-type="float">
            <text:p>16.6054576813</text:p>
          </table:table-cell>
          <table:table-cell office:value-type="float" office:value="16.2213437692" calcext:value-type="float">
            <text:p>16.2213437692</text:p>
          </table:table-cell>
          <table:table-cell office:value-type="float" office:value="16.3463385703" calcext:value-type="float">
            <text:p>16.3463385703</text:p>
          </table:table-cell>
          <table:table-cell office:value-type="float" office:value="17.7382305636" calcext:value-type="float">
            <text:p>17.7382305636</text:p>
          </table:table-cell>
          <table:table-cell office:value-type="float" office:value="13.4978599076" calcext:value-type="float">
            <text:p>13.4978599076</text:p>
          </table:table-cell>
          <table:table-cell office:value-type="float" office:value="15.5853796839" calcext:value-type="float">
            <text:p>15.5853796839</text:p>
          </table:table-cell>
          <table:table-cell office:value-type="float" office:value="17.4946286886" calcext:value-type="float">
            <text:p>17.4946286886</text:p>
          </table:table-cell>
          <table:table-cell office:value-type="float" office:value="17.6458085048" calcext:value-type="float">
            <text:p>17.6458085048</text:p>
          </table:table-cell>
          <table:table-cell office:value-type="float" office:value="16.9882305875" calcext:value-type="float">
            <text:p>16.9882305875</text:p>
          </table:table-cell>
          <table:table-cell office:value-type="float" office:value="16.0374817668" calcext:value-type="float">
            <text:p>16.0374817668</text:p>
          </table:table-cell>
          <table:table-cell office:value-type="float" office:value="15.3383800353" calcext:value-type="float">
            <text:p>15.3383800353</text:p>
          </table:table-cell>
          <table:table-cell office:value-type="float" office:value="1.74169788393" calcext:value-type="float">
            <text:p>1.741697883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57961687645" calcext:value-type="float">
            <text:p>0.5796168765</text:p>
          </table:table-cell>
          <table:table-cell office:value-type="float" office:value="0.45325562551" calcext:value-type="float">
            <text:p>0.4532556255</text:p>
          </table:table-cell>
          <table:table-cell office:value-type="float" office:value="0.531728149856" calcext:value-type="float">
            <text:p>0.5317281499</text:p>
          </table:table-cell>
          <table:table-cell office:value-type="float" office:value="0.460840268898" calcext:value-type="float">
            <text:p>0.4608402689</text:p>
          </table:table-cell>
          <table:table-cell office:value-type="float" office:value="0.468335711394" calcext:value-type="float">
            <text:p>0.4683357114</text:p>
          </table:table-cell>
          <table:table-cell office:value-type="float" office:value="0.421154602698" calcext:value-type="float">
            <text:p>0.4211546027</text:p>
          </table:table-cell>
          <table:table-cell office:value-type="float" office:value="0.366396289353" calcext:value-type="float">
            <text:p>0.3663962894</text:p>
          </table:table-cell>
          <table:table-cell office:value-type="float" office:value="0.453623855879" calcext:value-type="float">
            <text:p>0.4536238559</text:p>
          </table:table-cell>
          <table:table-cell office:value-type="float" office:value="0.382765449147" calcext:value-type="float">
            <text:p>0.3827654491</text:p>
          </table:table-cell>
          <table:table-cell office:value-type="float" office:value="0.427999385622" calcext:value-type="float">
            <text:p>0.4279993856</text:p>
          </table:table-cell>
          <table:table-cell office:value-type="float" office:value="0.547918134148" calcext:value-type="float">
            <text:p>0.5479181341</text:p>
          </table:table-cell>
          <table:table-cell office:value-type="float" office:value="0.548263620047" calcext:value-type="float">
            <text:p>0.54826362</text:p>
          </table:table-cell>
          <table:table-cell office:value-type="float" office:value="0.537416074893" calcext:value-type="float">
            <text:p>0.5374160749</text:p>
          </table:table-cell>
          <table:table-cell office:value-type="float" office:value="0.593879543379" calcext:value-type="float">
            <text:p>0.5938795434</text:p>
          </table:table-cell>
          <table:table-cell office:value-type="float" office:value="0.421936109788" calcext:value-type="float">
            <text:p>0.4219361098</text:p>
          </table:table-cell>
          <table:table-cell office:value-type="float" office:value="0.506569826559" calcext:value-type="float">
            <text:p>0.5065698266</text:p>
          </table:table-cell>
          <table:table-cell office:value-type="float" office:value="0.583988302398" calcext:value-type="float">
            <text:p>0.5839883024</text:p>
          </table:table-cell>
          <table:table-cell office:value-type="float" office:value="0.590119730939" calcext:value-type="float">
            <text:p>0.5901197309</text:p>
          </table:table-cell>
          <table:table-cell office:value-type="float" office:value="0.56344324503" calcext:value-type="float">
            <text:p>0.563443245</text:p>
          </table:table-cell>
          <table:table-cell office:value-type="float" office:value="0.524884259644" calcext:value-type="float">
            <text:p>0.5248842596</text:p>
          </table:table-cell>
          <table:table-cell office:value-type="float" office:value="0.498206753082" calcext:value-type="float">
            <text:p>0.4982067531</text:p>
          </table:table-cell>
          <table:table-cell office:value-type="float" office:value="0.0699798333251" calcext:value-type="float">
            <text:p>0.069979833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1.92701778791" calcext:value-type="float">
            <text:p>-1.9270177879</text:p>
          </table:table-cell>
          <table:table-cell office:value-type="float" office:value="0.380996523978" calcext:value-type="float">
            <text:p>0.380996524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7.0688643932" calcext:value-type="float">
            <text:p>17.0688643932</text:p>
          </table:table-cell>
          <table:table-cell office:value-type="float" office:value="1.96137965097" calcext:value-type="float">
            <text:p>1.96137965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493154803768" calcext:value-type="float">
            <text:p>0.4931548038</text:p>
          </table:table-cell>
          <table:table-cell office:value-type="float" office:value="0.0730135855701" calcext:value-type="float">
            <text:p>0.0730135856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56845809169" calcext:value-type="float">
            <text:p>2.5684580917</text:p>
          </table:table-cell>
          <table:table-cell office:value-type="float" office:value="0.377074994669" calcext:value-type="float">
            <text:p>0.3770749947</text:p>
          </table:table-cell>
        </table:table-row>
      </table:table>
      <table:table table:name="liuycmoving_moving_param_1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</table:table>
      <table:table table:name="liuycmoving_param_7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moving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9.03642831109" calcext:value-type="float">
            <text:p>9.0364283111</text:p>
          </table:table-cell>
          <table:table-cell office:value-type="float" office:value="8.00876831621" calcext:value-type="float">
            <text:p>8.0087683162</text:p>
          </table:table-cell>
          <table:table-cell office:value-type="float" office:value="9.57728401294" calcext:value-type="float">
            <text:p>9.5772840129</text:p>
          </table:table-cell>
          <table:table-cell office:value-type="float" office:value="7.76529428675" calcext:value-type="float">
            <text:p>7.7652942868</text:p>
          </table:table-cell>
          <table:table-cell office:value-type="float" office:value="8.28803819072" calcext:value-type="float">
            <text:p>8.2880381907</text:p>
          </table:table-cell>
          <table:table-cell office:value-type="float" office:value="8.06441911102" calcext:value-type="float">
            <text:p>8.064419111</text:p>
          </table:table-cell>
          <table:table-cell office:value-type="float" office:value="7.69582127039" calcext:value-type="float">
            <text:p>7.6958212704</text:p>
          </table:table-cell>
          <table:table-cell office:value-type="float" office:value="9.16608594418" calcext:value-type="float">
            <text:p>9.1660859442</text:p>
          </table:table-cell>
          <table:table-cell office:value-type="float" office:value="9.13883231442" calcext:value-type="float">
            <text:p>9.1388323144</text:p>
          </table:table-cell>
          <table:table-cell office:value-type="float" office:value="8.77994732926" calcext:value-type="float">
            <text:p>8.7799473293</text:p>
          </table:table-cell>
          <table:table-cell office:value-type="float" office:value="8.5520919087" calcext:value-type="float">
            <text:p>8.5520919087</text:p>
          </table:table-cell>
          <table:table-cell office:value-type="float" office:value="0.63354330767" calcext:value-type="float">
            <text:p>0.63354330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79435694749" calcext:value-type="float">
            <text:p>0.6794356947</text:p>
          </table:table-cell>
          <table:table-cell office:value-type="float" office:value="0.872840124252" calcext:value-type="float">
            <text:p>0.8728401243</text:p>
          </table:table-cell>
          <table:table-cell office:value-type="float" office:value="0.903593765071" calcext:value-type="float">
            <text:p>0.9035937651</text:p>
          </table:table-cell>
          <table:table-cell office:value-type="float" office:value="0.618297006078" calcext:value-type="float">
            <text:p>0.6182970061</text:p>
          </table:table-cell>
          <table:table-cell office:value-type="float" office:value="0.631234395877" calcext:value-type="float">
            <text:p>0.6312343959</text:p>
          </table:table-cell>
          <table:table-cell office:value-type="float" office:value="0.632544552774" calcext:value-type="float">
            <text:p>0.6325445528</text:p>
          </table:table-cell>
          <table:table-cell office:value-type="float" office:value="0.61068269517" calcext:value-type="float">
            <text:p>0.6106826952</text:p>
          </table:table-cell>
          <table:table-cell office:value-type="float" office:value="0.754653829028" calcext:value-type="float">
            <text:p>0.754653829</text:p>
          </table:table-cell>
          <table:table-cell office:value-type="float" office:value="0.719754499284" calcext:value-type="float">
            <text:p>0.7197544993</text:p>
          </table:table-cell>
          <table:table-cell office:value-type="float" office:value="0.673700769638" calcext:value-type="float">
            <text:p>0.6737007696</text:p>
          </table:table-cell>
          <table:table-cell office:value-type="float" office:value="0.709673733192" calcext:value-type="float">
            <text:p>0.7096737332</text:p>
          </table:table-cell>
          <table:table-cell office:value-type="float" office:value="0.0994042483272" calcext:value-type="float">
            <text:p>0.09940424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_param_8st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83527452155" calcext:value-type="float">
            <text:p>-1.8352745216</text:p>
          </table:table-cell>
          <table:table-cell office:value-type="float" office:value="0.713205136222" calcext:value-type="float">
            <text:p>0.71320513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9.27679691065" calcext:value-type="float">
            <text:p>9.2767969107</text:p>
          </table:table-cell>
          <table:table-cell office:value-type="float" office:value="3.13648877573" calcext:value-type="float">
            <text:p>3.136488775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7.4220871098" calcext:value-type="float">
            <text:p>27.4220871098</text:p>
          </table:table-cell>
          <table:table-cell office:value-type="float" office:value="72.3993773632" calcext:value-type="float">
            <text:p>72.399377363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6.16396455491" calcext:value-type="float">
            <text:p>6.1639645549</text:p>
          </table:table-cell>
          <table:table-cell office:value-type="float" office:value="3.15467425174" calcext:value-type="float">
            <text:p>3.1546742517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3.85478271499" calcext:value-type="float">
            <text:p>3.854782715</text:p>
          </table:table-cell>
          <table:table-cell office:value-type="float" office:value="1.50267315897" calcext:value-type="float">
            <text:p>1.50267315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1081944826" calcext:value-type="float">
            <text:p>1.1081944826</text:p>
          </table:table-cell>
          <table:table-cell office:value-type="float" office:value="0.867078121133" calcext:value-type="float">
            <text:p>0.8670781211</text:p>
          </table:table-cell>
          <table:table-cell office:value-type="float" office:value="1.01698665987" calcext:value-type="float">
            <text:p>1.0169866599</text:p>
          </table:table-cell>
          <table:table-cell office:value-type="float" office:value="0.881572536412" calcext:value-type="float">
            <text:p>0.8815725364</text:p>
          </table:table-cell>
          <table:table-cell office:value-type="float" office:value="0.895908306348" calcext:value-type="float">
            <text:p>0.8959083063</text:p>
          </table:table-cell>
          <table:table-cell office:value-type="float" office:value="0.805700601722" calcext:value-type="float">
            <text:p>0.8057006017</text:p>
          </table:table-cell>
          <table:table-cell office:value-type="float" office:value="0.70097132025" calcext:value-type="float">
            <text:p>0.7009713203</text:p>
          </table:table-cell>
          <table:table-cell office:value-type="float" office:value="0.86781472649" calcext:value-type="float">
            <text:p>0.8678147265</text:p>
          </table:table-cell>
          <table:table-cell office:value-type="float" office:value="0.727270979925" calcext:value-type="float">
            <text:p>0.7272709799</text:p>
          </table:table-cell>
          <table:table-cell office:value-type="float" office:value="0.818785907033" calcext:value-type="float">
            <text:p>0.818785907</text:p>
          </table:table-cell>
          <table:table-cell office:value-type="float" office:value="1.04825975805" calcext:value-type="float">
            <text:p>1.0482597581</text:p>
          </table:table-cell>
          <table:table-cell office:value-type="float" office:value="1.04170617826" calcext:value-type="float">
            <text:p>1.0417061783</text:p>
          </table:table-cell>
          <table:table-cell office:value-type="float" office:value="1.02816803188" calcext:value-type="float">
            <text:p>1.0281680319</text:p>
          </table:table-cell>
          <table:table-cell office:value-type="float" office:value="1.13616579223" calcext:value-type="float">
            <text:p>1.1361657922</text:p>
          </table:table-cell>
          <table:table-cell office:value-type="float" office:value="0.80725230044" calcext:value-type="float">
            <text:p>0.8072523004</text:p>
          </table:table-cell>
          <table:table-cell office:value-type="float" office:value="0.969157354116" calcext:value-type="float">
            <text:p>0.9691573541</text:p>
          </table:table-cell>
          <table:table-cell office:value-type="float" office:value="1.11725131528" calcext:value-type="float">
            <text:p>1.1172513153</text:p>
          </table:table-cell>
          <table:table-cell office:value-type="float" office:value="1.12897944857" calcext:value-type="float">
            <text:p>1.1289794486</text:p>
          </table:table-cell>
          <table:table-cell office:value-type="float" office:value="1.07795596606" calcext:value-type="float">
            <text:p>1.0779559661</text:p>
          </table:table-cell>
          <table:table-cell office:value-type="float" office:value="1.00419925336" calcext:value-type="float">
            <text:p>1.0041992534</text:p>
          </table:table-cell>
          <table:table-cell office:value-type="float" office:value="0.964131902327" calcext:value-type="float">
            <text:p>0.9641319023</text:p>
          </table:table-cell>
          <table:table-cell office:value-type="float" office:value="0.930430778188" calcext:value-type="float">
            <text:p>0.9304307782</text:p>
          </table:table-cell>
          <table:table-cell office:value-type="float" office:value="1.40022545776" calcext:value-type="float">
            <text:p>1.4002254578</text:p>
          </table:table-cell>
          <table:table-cell office:value-type="float" office:value="0.934407955979" calcext:value-type="float">
            <text:p>0.934407956</text:p>
          </table:table-cell>
          <table:table-cell office:value-type="float" office:value="1.04534544753" calcext:value-type="float">
            <text:p>1.0453454475</text:p>
          </table:table-cell>
          <table:table-cell office:value-type="float" office:value="0.995158963431" calcext:value-type="float">
            <text:p>0.9951589634</text:p>
          </table:table-cell>
          <table:table-cell office:value-type="float" office:value="1.4375226979" calcext:value-type="float">
            <text:p>1.4375226979</text:p>
          </table:table-cell>
          <table:table-cell office:value-type="float" office:value="0.975318898518" calcext:value-type="float">
            <text:p>0.9753188985</text:p>
          </table:table-cell>
          <table:table-cell office:value-type="float" office:value="1.42728334755" calcext:value-type="float">
            <text:p>1.4272833476</text:p>
          </table:table-cell>
          <table:table-cell office:value-type="float" office:value="1.05328395738" calcext:value-type="float">
            <text:p>1.0532839574</text:p>
          </table:table-cell>
          <table:table-cell office:value-type="float" office:value="1.09589064564" calcext:value-type="float">
            <text:p>1.0958906456</text:p>
          </table:table-cell>
          <table:table-cell office:value-type="float" office:value="1.0311434842" calcext:value-type="float">
            <text:p>1.0311434842</text:p>
          </table:table-cell>
          <table:table-cell office:value-type="float" office:value="1.06998801237" calcext:value-type="float">
            <text:p>1.0699880124</text:p>
          </table:table-cell>
          <table:table-cell office:value-type="float" office:value="1.08519767943" calcext:value-type="float">
            <text:p>1.0851976794</text:p>
          </table:table-cell>
          <table:table-cell office:value-type="float" office:value="1.41743424582" calcext:value-type="float">
            <text:p>1.4174342458</text:p>
          </table:table-cell>
          <table:table-cell office:value-type="float" office:value="1.07750650509" calcext:value-type="float">
            <text:p>1.0775065051</text:p>
          </table:table-cell>
          <table:table-cell office:value-type="float" office:value="1.01676818364" calcext:value-type="float">
            <text:p>1.0167681836</text:p>
          </table:table-cell>
          <table:table-cell office:value-type="float" office:value="0.939178031947" calcext:value-type="float">
            <text:p>0.9391780319</text:p>
          </table:table-cell>
          <table:table-cell office:value-type="float" office:value="1.01378489496" calcext:value-type="float">
            <text:p>1.013784895</text:p>
          </table:table-cell>
          <table:table-cell office:value-type="float" office:value="0.926636019925" calcext:value-type="float">
            <text:p>0.9266360199</text:p>
          </table:table-cell>
          <table:table-cell office:value-type="float" office:value="1.0075191565" calcext:value-type="float">
            <text:p>1.0075191565</text:p>
          </table:table-cell>
          <table:table-cell office:value-type="float" office:value="0.974341320435" calcext:value-type="float">
            <text:p>0.9743413204</text:p>
          </table:table-cell>
          <table:table-cell office:value-type="float" office:value="0.978435764251" calcext:value-type="float">
            <text:p>0.9784357643</text:p>
          </table:table-cell>
          <table:table-cell office:value-type="float" office:value="1.02215944305" calcext:value-type="float">
            <text:p>1.0221594431</text:p>
          </table:table-cell>
          <table:table-cell office:value-type="float" office:value="1.01973799622" calcext:value-type="float">
            <text:p>1.0197379962</text:p>
          </table:table-cell>
          <table:table-cell office:value-type="float" office:value="0.161749446608" calcext:value-type="float">
            <text:p>0.161749446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53315174203" calcext:value-type="float">
            <text:p>2.533151742</text:p>
          </table:table-cell>
          <table:table-cell office:value-type="float" office:value="0.412997016896" calcext:value-type="float">
            <text:p>0.4129970169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18805392623" calcext:value-type="float">
            <text:p>5.1880539262</text:p>
          </table:table-cell>
          <table:table-cell office:value-type="float" office:value="0.0455595489307" calcext:value-type="float">
            <text:p>0.0455595489</text:p>
          </table:table-cell>
        </table:table-row>
      </table:table>
      <table:table table:name="liuyc_param_8st_+5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3.0077200343" calcext:value-type="float">
            <text:p>13.0077200343</text:p>
          </table:table-cell>
          <table:table-cell office:value-type="float" office:value="10.5706271631" calcext:value-type="float">
            <text:p>10.5706271631</text:p>
          </table:table-cell>
          <table:table-cell office:value-type="float" office:value="12.3479911313" calcext:value-type="float">
            <text:p>12.3479911313</text:p>
          </table:table-cell>
          <table:table-cell office:value-type="float" office:value="10.890889695" calcext:value-type="float">
            <text:p>10.890889695</text:p>
          </table:table-cell>
          <table:table-cell office:value-type="float" office:value="11.8979730224" calcext:value-type="float">
            <text:p>11.8979730224</text:p>
          </table:table-cell>
          <table:table-cell office:value-type="float" office:value="11.7030017696" calcext:value-type="float">
            <text:p>11.7030017696</text:p>
          </table:table-cell>
          <table:table-cell office:value-type="float" office:value="10.1441832175" calcext:value-type="float">
            <text:p>10.1441832175</text:p>
          </table:table-cell>
          <table:table-cell office:value-type="float" office:value="11.9235946688" calcext:value-type="float">
            <text:p>11.9235946688</text:p>
          </table:table-cell>
          <table:table-cell office:value-type="float" office:value="10.4216691749" calcext:value-type="float">
            <text:p>10.4216691749</text:p>
          </table:table-cell>
          <table:table-cell office:value-type="float" office:value="11.1311162661" calcext:value-type="float">
            <text:p>11.1311162661</text:p>
          </table:table-cell>
          <table:table-cell office:value-type="float" office:value="14.596077084" calcext:value-type="float">
            <text:p>14.596077084</text:p>
          </table:table-cell>
          <table:table-cell office:value-type="float" office:value="13.6350063635" calcext:value-type="float">
            <text:p>13.6350063635</text:p>
          </table:table-cell>
          <table:table-cell office:value-type="float" office:value="14.4132703686" calcext:value-type="float">
            <text:p>14.4132703686</text:p>
          </table:table-cell>
          <table:table-cell office:value-type="float" office:value="14.6262680723" calcext:value-type="float">
            <text:p>14.6262680723</text:p>
          </table:table-cell>
          <table:table-cell office:value-type="float" office:value="12.1812539564" calcext:value-type="float">
            <text:p>12.1812539564</text:p>
          </table:table-cell>
          <table:table-cell office:value-type="float" office:value="13.8273473155" calcext:value-type="float">
            <text:p>13.8273473155</text:p>
          </table:table-cell>
          <table:table-cell office:value-type="float" office:value="14.6282592279" calcext:value-type="float">
            <text:p>14.6282592279</text:p>
          </table:table-cell>
          <table:table-cell office:value-type="float" office:value="14.066629034" calcext:value-type="float">
            <text:p>14.066629034</text:p>
          </table:table-cell>
          <table:table-cell office:value-type="float" office:value="14.0990129689" calcext:value-type="float">
            <text:p>14.0990129689</text:p>
          </table:table-cell>
          <table:table-cell office:value-type="float" office:value="14.5608498693" calcext:value-type="float">
            <text:p>14.5608498693</text:p>
          </table:table-cell>
          <table:table-cell office:value-type="float" office:value="12.7336370202" calcext:value-type="float">
            <text:p>12.7336370202</text:p>
          </table:table-cell>
          <table:table-cell office:value-type="float" office:value="1.55062154231" calcext:value-type="float">
            <text:p>1.5506215423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07614483155" calcext:value-type="float">
            <text:p>3.0761448316</text:p>
          </table:table-cell>
          <table:table-cell office:value-type="float" office:value="0.565440256127" calcext:value-type="float">
            <text:p>0.5654402561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4.61524536215" calcext:value-type="float">
            <text:p>4.6152453622</text:p>
          </table:table-cell>
          <table:table-cell office:value-type="float" office:value="1.54742776783" calcext:value-type="float">
            <text:p>1.5474277678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4.54209156053" calcext:value-type="float">
            <text:p>4.5420915605</text:p>
          </table:table-cell>
          <table:table-cell office:value-type="float" office:value="0.841147223277" calcext:value-type="float">
            <text:p>0.841147223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8120737542" calcext:value-type="float">
            <text:p>0.6481207375</text:p>
          </table:table-cell>
          <table:table-cell office:value-type="float" office:value="0.506758019818" calcext:value-type="float">
            <text:p>0.5067580198</text:p>
          </table:table-cell>
          <table:table-cell office:value-type="float" office:value="0.594522745747" calcext:value-type="float">
            <text:p>0.5945227457</text:p>
          </table:table-cell>
          <table:table-cell office:value-type="float" office:value="0.515240054402" calcext:value-type="float">
            <text:p>0.5152400544</text:p>
          </table:table-cell>
          <table:table-cell office:value-type="float" office:value="0.523620681855" calcext:value-type="float">
            <text:p>0.5236206819</text:p>
          </table:table-cell>
          <table:table-cell office:value-type="float" office:value="0.470863347964" calcext:value-type="float">
            <text:p>0.470863348</text:p>
          </table:table-cell>
          <table:table-cell office:value-type="float" office:value="0.409638083148" calcext:value-type="float">
            <text:p>0.4096380831</text:p>
          </table:table-cell>
          <table:table-cell office:value-type="float" office:value="0.507165218066" calcext:value-type="float">
            <text:p>0.5071652181</text:p>
          </table:table-cell>
          <table:table-cell office:value-type="float" office:value="0.42865078044" calcext:value-type="float">
            <text:p>0.4286507804</text:p>
          </table:table-cell>
          <table:table-cell office:value-type="float" office:value="0.478517315793" calcext:value-type="float">
            <text:p>0.4785173158</text:p>
          </table:table-cell>
          <table:table-cell office:value-type="float" office:value="0.612581620971" calcext:value-type="float">
            <text:p>0.612581621</text:p>
          </table:table-cell>
          <table:table-cell office:value-type="float" office:value="0.613991282952" calcext:value-type="float">
            <text:p>0.613991283</text:p>
          </table:table-cell>
          <table:table-cell office:value-type="float" office:value="0.600840075823" calcext:value-type="float">
            <text:p>0.6008400758</text:p>
          </table:table-cell>
          <table:table-cell office:value-type="float" office:value="0.663970861674" calcext:value-type="float">
            <text:p>0.6639708617</text:p>
          </table:table-cell>
          <table:table-cell office:value-type="float" office:value="0.471729184291" calcext:value-type="float">
            <text:p>0.4717291843</text:p>
          </table:table-cell>
          <table:table-cell office:value-type="float" office:value="0.566352980793" calcext:value-type="float">
            <text:p>0.5663529808</text:p>
          </table:table-cell>
          <table:table-cell office:value-type="float" office:value="0.652911012616" calcext:value-type="float">
            <text:p>0.6529110126</text:p>
          </table:table-cell>
          <table:table-cell office:value-type="float" office:value="0.65976637673" calcext:value-type="float">
            <text:p>0.6597663767</text:p>
          </table:table-cell>
          <table:table-cell office:value-type="float" office:value="0.629939785035" calcext:value-type="float">
            <text:p>0.629939785</text:p>
          </table:table-cell>
          <table:table-cell office:value-type="float" office:value="0.586828361423" calcext:value-type="float">
            <text:p>0.5868283614</text:p>
          </table:table-cell>
          <table:table-cell office:value-type="float" office:value="0.557100426354" calcext:value-type="float">
            <text:p>0.5571004264</text:p>
          </table:table-cell>
          <table:table-cell office:value-type="float" office:value="0.0782224754741" calcext:value-type="float">
            <text:p>0.078222475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19731943003" calcext:value-type="float">
            <text:p>5.19731943</text:p>
          </table:table-cell>
          <table:table-cell office:value-type="float" office:value="0.0344980116715" calcext:value-type="float">
            <text:p>0.0344980117</text:p>
          </table:table-cell>
        </table:table-row>
      </table:table>
      <table:table table:name="wuch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739729805" calcext:value-type="float">
            <text:p>7.1173972981</text:p>
          </table:table-cell>
          <table:table-cell office:value-type="float" office:value="8.83716470143" calcext:value-type="float">
            <text:p>8.8371647014</text:p>
          </table:table-cell>
          <table:table-cell office:value-type="float" office:value="6.46552703492" calcext:value-type="float">
            <text:p>6.4655270349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81369524" calcext:value-type="float">
            <text:p>6.6788136952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802353409" calcext:value-type="float">
            <text:p>5.9480235341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02099325" calcext:value-type="float">
            <text:p>7.2310209933</text:p>
          </table:table-cell>
          <table:table-cell office:value-type="float" office:value="1.04733532771" calcext:value-type="float">
            <text:p>1.04733532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98164194372" calcext:value-type="float">
            <text:p>3.9816419437</text:p>
          </table:table-cell>
          <table:table-cell office:value-type="float" office:value="4.68489868638" calcext:value-type="float">
            <text:p>4.6848986864</text:p>
          </table:table-cell>
          <table:table-cell office:value-type="float" office:value="4.05891729656" calcext:value-type="float">
            <text:p>4.0589172966</text:p>
          </table:table-cell>
          <table:table-cell office:value-type="float" office:value="3.37079144925" calcext:value-type="float">
            <text:p>3.3707914493</text:p>
          </table:table-cell>
          <table:table-cell office:value-type="float" office:value="3.51668801531" calcext:value-type="float">
            <text:p>3.5166880153</text:p>
          </table:table-cell>
          <table:table-cell office:value-type="float" office:value="3.62924505303" calcext:value-type="float">
            <text:p>3.629245053</text:p>
          </table:table-cell>
          <table:table-cell office:value-type="float" office:value="4.54373695451" calcext:value-type="float">
            <text:p>4.5437369545</text:p>
          </table:table-cell>
          <table:table-cell office:value-type="float" office:value="4.42366513341" calcext:value-type="float">
            <text:p>4.4236651334</text:p>
          </table:table-cell>
          <table:table-cell office:value-type="float" office:value="4.20024084183" calcext:value-type="float">
            <text:p>4.2002408418</text:p>
          </table:table-cell>
          <table:table-cell office:value-type="float" office:value="2.98494200135" calcext:value-type="float">
            <text:p>2.9849420014</text:p>
          </table:table-cell>
          <table:table-cell office:value-type="float" office:value="3.93947673753" calcext:value-type="float">
            <text:p>3.9394767375</text:p>
          </table:table-cell>
          <table:table-cell office:value-type="float" office:value="0.524289813519" calcext:value-type="float">
            <text:p>0.524289813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3.99184732843" calcext:value-type="float">
            <text:p>3.9918473284</text:p>
          </table:table-cell>
          <table:table-cell office:value-type="float" office:value="5.71220279587" calcext:value-type="float">
            <text:p>5.7122027959</text:p>
          </table:table-cell>
          <table:table-cell office:value-type="float" office:value="3.33973732569" calcext:value-type="float">
            <text:p>3.3397373257</text:p>
          </table:table-cell>
          <table:table-cell office:value-type="float" office:value="2.8176499275" calcext:value-type="float">
            <text:p>2.8176499275</text:p>
          </table:table-cell>
          <table:table-cell office:value-type="float" office:value="5.27654240402" calcext:value-type="float">
            <text:p>5.276542404</text:p>
          </table:table-cell>
          <table:table-cell office:value-type="float" office:value="4.72648370689" calcext:value-type="float">
            <text:p>4.7264837069</text:p>
          </table:table-cell>
          <table:table-cell office:value-type="float" office:value="3.55304744998" calcext:value-type="float">
            <text:p>3.55304745</text:p>
          </table:table-cell>
          <table:table-cell office:value-type="float" office:value="5.46899245436" calcext:value-type="float">
            <text:p>5.4689924544</text:p>
          </table:table-cell>
          <table:table-cell office:value-type="float" office:value="2.82203247047" calcext:value-type="float">
            <text:p>2.8220324705</text:p>
          </table:table-cell>
          <table:table-cell office:value-type="float" office:value="3.3496074895" calcext:value-type="float">
            <text:p>3.3496074895</text:p>
          </table:table-cell>
          <table:table-cell office:value-type="float" office:value="4.10581433527" calcext:value-type="float">
            <text:p>4.1058143353</text:p>
          </table:table-cell>
          <table:table-cell office:value-type="float" office:value="1.04782150458" calcext:value-type="float">
            <text:p>1.0478215046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40767520265" calcext:value-type="float">
            <text:p>3.4076752027</text:p>
          </table:table-cell>
          <table:table-cell office:value-type="float" office:value="2.89505457527" calcext:value-type="float">
            <text:p>2.8950545753</text:p>
          </table:table-cell>
          <table:table-cell office:value-type="float" office:value="3.3433112934" calcext:value-type="float">
            <text:p>3.3433112934</text:p>
          </table:table-cell>
          <table:table-cell office:value-type="float" office:value="4.02589208006" calcext:value-type="float">
            <text:p>4.0258920801</text:p>
          </table:table-cell>
          <table:table-cell office:value-type="float" office:value="3.85356065332" calcext:value-type="float">
            <text:p>3.8535606533</text:p>
          </table:table-cell>
          <table:table-cell office:value-type="float" office:value="3.73721591953" calcext:value-type="float">
            <text:p>3.7372159195</text:p>
          </table:table-cell>
          <table:table-cell office:value-type="float" office:value="2.98653298846" calcext:value-type="float">
            <text:p>2.9865329885</text:p>
          </table:table-cell>
          <table:table-cell office:value-type="float" office:value="3.06572489622" calcext:value-type="float">
            <text:p>3.0657248962</text:p>
          </table:table-cell>
          <table:table-cell office:value-type="float" office:value="3.23123671085" calcext:value-type="float">
            <text:p>3.2312367109</text:p>
          </table:table-cell>
          <table:table-cell office:value-type="float" office:value="4.54313822797" calcext:value-type="float">
            <text:p>4.543138228</text:p>
          </table:table-cell>
          <table:table-cell office:value-type="float" office:value="3.50893425477" calcext:value-type="float">
            <text:p>3.5089342548</text:p>
          </table:table-cell>
          <table:table-cell office:value-type="float" office:value="0.496859063586" calcext:value-type="float">
            <text:p>0.4968590636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62646657834" calcext:value-type="float">
            <text:p>0.7626466578</text:p>
          </table:table-cell>
          <table:table-cell office:value-type="float" office:value="0.850232568802" calcext:value-type="float">
            <text:p>0.8502325688</text:p>
          </table:table-cell>
          <table:table-cell office:value-type="float" office:value="0.710708779902" calcext:value-type="float">
            <text:p>0.7107087799</text:p>
          </table:table-cell>
          <table:table-cell office:value-type="float" office:value="0.722335084882" calcext:value-type="float">
            <text:p>0.7223350849</text:p>
          </table:table-cell>
          <table:table-cell office:value-type="float" office:value="0.888296736013" calcext:value-type="float">
            <text:p>0.888296736</text:p>
          </table:table-cell>
          <table:table-cell office:value-type="float" office:value="0.839825639218" calcext:value-type="float">
            <text:p>0.8398256392</text:p>
          </table:table-cell>
          <table:table-cell office:value-type="float" office:value="0.700315770046" calcext:value-type="float">
            <text:p>0.70031577</text:p>
          </table:table-cell>
          <table:table-cell office:value-type="float" office:value="0.844994085126" calcext:value-type="float">
            <text:p>0.8449940851</text:p>
          </table:table-cell>
          <table:table-cell office:value-type="float" office:value="0.665061007826" calcext:value-type="float">
            <text:p>0.6650610078</text:p>
          </table:table-cell>
          <table:table-cell office:value-type="float" office:value="0.798478437169" calcext:value-type="float">
            <text:p>0.7984784372</text:p>
          </table:table-cell>
          <table:table-cell office:value-type="float" office:value="0.778289476682" calcext:value-type="float">
            <text:p>0.7782894767</text:p>
          </table:table-cell>
          <table:table-cell office:value-type="float" office:value="0.0726391982531" calcext:value-type="float">
            <text:p>0.07263919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0924994936" calcext:value-type="float">
            <text:p>5.2092499494</text:p>
          </table:table-cell>
          <table:table-cell office:value-type="float" office:value="5.2082698426" calcext:value-type="float">
            <text:p>5.2082698426</text:p>
          </table:table-cell>
          <table:table-cell office:value-type="float" office:value="5.20964951538" calcext:value-type="float">
            <text:p>5.2096495154</text:p>
          </table:table-cell>
          <table:table-cell office:value-type="float" office:value="5.20969146861" calcext:value-type="float">
            <text:p>5.2096914686</text:p>
          </table:table-cell>
          <table:table-cell office:value-type="float" office:value="5.2061061391" calcext:value-type="float">
            <text:p>5.2061061391</text:p>
          </table:table-cell>
          <table:table-cell office:value-type="float" office:value="5.20831496514" calcext:value-type="float">
            <text:p>5.2083149651</text:p>
          </table:table-cell>
          <table:table-cell office:value-type="float" office:value="5.20961040876" calcext:value-type="float">
            <text:p>5.2096104088</text:p>
          </table:table-cell>
          <table:table-cell office:value-type="float" office:value="5.20802080104" calcext:value-type="float">
            <text:p>5.208020801</text:p>
          </table:table-cell>
          <table:table-cell office:value-type="float" office:value="5.20998510603" calcext:value-type="float">
            <text:p>5.209985106</text:p>
          </table:table-cell>
          <table:table-cell office:value-type="float" office:value="5.20787943689" calcext:value-type="float">
            <text:p>5.2078794369</text:p>
          </table:table-cell>
          <table:table-cell office:value-type="float" office:value="5.20867776329" calcext:value-type="float">
            <text:p>5.2086777633</text:p>
          </table:table-cell>
          <table:table-cell office:value-type="float" office:value="0.00113395182049" calcext:value-type="float">
            <text:p>0.0011339518</text:p>
          </table:table-cell>
        </table:table-row>
      </table:table>
      <table:table table:name="paul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77430757896" calcext:value-type="float">
            <text:p>6.774307579</text:p>
          </table:table-cell>
          <table:table-cell office:value-type="float" office:value="0.99234125923" calcext:value-type="float">
            <text:p>0.992341259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3.97321060611" calcext:value-type="float">
            <text:p>3.9732106061</text:p>
          </table:table-cell>
          <table:table-cell office:value-type="float" office:value="0.7431050879" calcext:value-type="float">
            <text:p>0.7431050879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3.64806856488" calcext:value-type="float">
            <text:p>3.6480685649</text:p>
          </table:table-cell>
          <table:table-cell office:value-type="float" office:value="0.99237030554" calcext:value-type="float">
            <text:p>0.992370305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3.585162739" calcext:value-type="float">
            <text:p>3.585162739</text:p>
          </table:table-cell>
          <table:table-cell office:value-type="float" office:value="0.916172682776" calcext:value-type="float">
            <text:p>0.91617268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42093608959" calcext:value-type="float">
            <text:p>0.842093609</text:p>
          </table:table-cell>
          <table:table-cell office:value-type="float" office:value="0.61578437729" calcext:value-type="float">
            <text:p>0.6157843773</text:p>
          </table:table-cell>
          <table:table-cell office:value-type="float" office:value="0.657057729066" calcext:value-type="float">
            <text:p>0.6570577291</text:p>
          </table:table-cell>
          <table:table-cell office:value-type="float" office:value="0.824322605735" calcext:value-type="float">
            <text:p>0.8243226057</text:p>
          </table:table-cell>
          <table:table-cell office:value-type="float" office:value="0.755240480247" calcext:value-type="float">
            <text:p>0.7552404802</text:p>
          </table:table-cell>
          <table:table-cell office:value-type="float" office:value="0.627364369397" calcext:value-type="float">
            <text:p>0.6273643694</text:p>
          </table:table-cell>
          <table:table-cell office:value-type="float" office:value="0.826669660188" calcext:value-type="float">
            <text:p>0.8266696602</text:p>
          </table:table-cell>
          <table:table-cell office:value-type="float" office:value="0.799443338661" calcext:value-type="float">
            <text:p>0.7994433387</text:p>
          </table:table-cell>
          <table:table-cell office:value-type="float" office:value="1.00369154139" calcext:value-type="float">
            <text:p>1.0036915414</text:p>
          </table:table-cell>
          <table:table-cell office:value-type="float" office:value="0.827503073518" calcext:value-type="float">
            <text:p>0.8275030735</text:p>
          </table:table-cell>
          <table:table-cell office:value-type="float" office:value="0.777917078445" calcext:value-type="float">
            <text:p>0.7779170784</text:p>
          </table:table-cell>
          <table:table-cell office:value-type="float" office:value="0.112525336963" calcext:value-type="float">
            <text:p>0.112525337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1039835681" calcext:value-type="float">
            <text:p>5.2103983568</text:p>
          </table:table-cell>
          <table:table-cell office:value-type="float" office:value="0.000119954215164" calcext:value-type="float">
            <text:p>0.0001199542</text:p>
          </table:table-cell>
        </table:table-row>
      </table:table>
      <table:table table:name="liuyc_param_8" table:style-name="ta1"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0.0000762740000049" calcext:value-type="float">
            <text:p>-0.00007627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0.00210027000005" calcext:value-type="float">
            <text:p>0.00210027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0.064997767" calcext:value-type="float">
            <text:p>0.064997767</text:p>
          </table:table-cell>
          <table:table-cell office:value-type="float" office:value="0.056867729" calcext:value-type="float">
            <text:p>0.056867729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0.015640985" calcext:value-type="float">
            <text:p>0.015640985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0.00462397199996" calcext:value-type="float">
            <text:p>0.004623972</text:p>
          </table:table-cell>
          <table:table-cell office:value-type="float" office:value="0.00017115199995" calcext:value-type="float">
            <text:p>0.000171152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0.011465766" calcext:value-type="float">
            <text:p>0.011465766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74062830486" calcext:value-type="float">
            <text:p>-1.7406283049</text:p>
          </table:table-cell>
          <table:table-cell office:value-type="float" office:value="0.707301811716" calcext:value-type="float">
            <text:p>0.707301811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12.9261302473" calcext:value-type="float">
            <text:p>12.9261302473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16.994193333" calcext:value-type="float">
            <text:p>16.994193333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19.1628145828" calcext:value-type="float">
            <text:p>19.1628145828</text:p>
          </table:table-cell>
          <table:table-cell office:value-type="float" office:value="14.1230999358" calcext:value-type="float">
            <text:p>14.1230999358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18.3931724288" calcext:value-type="float">
            <text:p>18.3931724288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16.4955915863" calcext:value-type="float">
            <text:p>16.4955915863</text:p>
          </table:table-cell>
          <table:table-cell office:value-type="float" office:value="13.1516280986" calcext:value-type="float">
            <text:p>13.1516280986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17.6721468558" calcext:value-type="float">
            <text:p>17.672146855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9.59183550566" calcext:value-type="float">
            <text:p>9.5918355057</text:p>
          </table:table-cell>
          <table:table-cell office:value-type="float" office:value="2.9365935052" calcext:value-type="float">
            <text:p>2.936593505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54.881524235" calcext:value-type="float">
            <text:p>254.88152423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254.843532383" calcext:value-type="float">
            <text:p>254.843532383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254.383472548" calcext:value-type="float">
            <text:p>254.383472548</text:p>
          </table:table-cell>
          <table:table-cell office:value-type="float" office:value="254.86444518" calcext:value-type="float">
            <text:p>254.8644451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54.55533089" calcext:value-type="float">
            <text:p>254.55533089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254.779531456" calcext:value-type="float">
            <text:p>254.779531456</text:p>
          </table:table-cell>
          <table:table-cell office:value-type="float" office:value="254.879184702" calcext:value-type="float">
            <text:p>254.879184702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54.642783255" calcext:value-type="float">
            <text:p>254.642783255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4.0254048759" calcext:value-type="float">
            <text:p>34.0254048759</text:p>
          </table:table-cell>
          <table:table-cell office:value-type="float" office:value="81.7051437685" calcext:value-type="float">
            <text:p>81.705143768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9.86929110834" calcext:value-type="float">
            <text:p>9.8692911083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13.9377097068" calcext:value-type="float">
            <text:p>13.9377097068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16.1118874918" calcext:value-type="float">
            <text:p>16.1118874918</text:p>
          </table:table-cell>
          <table:table-cell office:value-type="float" office:value="11.0665143973" calcext:value-type="float">
            <text:p>11.0665143973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15.3401596477" calcext:value-type="float">
            <text:p>15.3401596477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13.4400436823" calcext:value-type="float">
            <text:p>13.4400436823</text:p>
          </table:table-cell>
          <table:table-cell office:value-type="float" office:value="10.0948026737" calcext:value-type="float">
            <text:p>10.0948026737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14.6181382698" calcext:value-type="float">
            <text:p>14.6181382698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6.47863154415" calcext:value-type="float">
            <text:p>6.4786315442</text:p>
          </table:table-cell>
          <table:table-cell office:value-type="float" office:value="2.95669180788" calcext:value-type="float">
            <text:p>2.95669180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0.0509183496" calcext:value-type="float">
            <text:p>0.0509183496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0.0509140957" calcext:value-type="float">
            <text:p>0.0509140957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0.0508208905" calcext:value-type="float">
            <text:p>0.0508208905</text:p>
          </table:table-cell>
          <table:table-cell office:value-type="float" office:value="0.050913313" calcext:value-type="float">
            <text:p>0.050913313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0.0508560414" calcext:value-type="float">
            <text:p>0.0508560414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0.0508957083" calcext:value-type="float">
            <text:p>0.0508957083</text:p>
          </table:table-cell>
          <table:table-cell office:value-type="float" office:value="0.0509183601" calcext:value-type="float">
            <text:p>0.0509183601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0.0508717454" calcext:value-type="float">
            <text:p>0.050871745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3.72104153598" calcext:value-type="float">
            <text:p>3.721041536</text:p>
          </table:table-cell>
          <table:table-cell office:value-type="float" office:value="1.55886645349" calcext:value-type="float">
            <text:p>1.5588664535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0896485293" calcext:value-type="float">
            <text:p>1.0896485293</text:p>
          </table:table-cell>
          <table:table-cell office:value-type="float" office:value="0.852597596442" calcext:value-type="float">
            <text:p>0.8525975964</text:p>
          </table:table-cell>
          <table:table-cell office:value-type="float" office:value="0.999989381198" calcext:value-type="float">
            <text:p>0.9999893812</text:p>
          </table:table-cell>
          <table:table-cell office:value-type="float" office:value="0.866849001683" calcext:value-type="float">
            <text:p>0.8668490017</text:p>
          </table:table-cell>
          <table:table-cell office:value-type="float" office:value="0.880945168652" calcext:value-type="float">
            <text:p>0.8809451687</text:p>
          </table:table-cell>
          <table:table-cell office:value-type="float" office:value="0.792247109211" calcext:value-type="float">
            <text:p>0.7922471092</text:p>
          </table:table-cell>
          <table:table-cell office:value-type="float" office:value="0.689268322378" calcext:value-type="float">
            <text:p>0.6892683224</text:p>
          </table:table-cell>
          <table:table-cell office:value-type="float" office:value="0.853323932677" calcext:value-type="float">
            <text:p>0.8533239327</text:p>
          </table:table-cell>
          <table:table-cell office:value-type="float" office:value="0.714812325886" calcext:value-type="float">
            <text:p>0.7148123259</text:p>
          </table:table-cell>
          <table:table-cell office:value-type="float" office:value="0.805113331443" calcext:value-type="float">
            <text:p>0.8051133314</text:p>
          </table:table-cell>
          <table:table-cell office:value-type="float" office:value="1.03075925856" calcext:value-type="float">
            <text:p>1.0307592586</text:p>
          </table:table-cell>
          <table:table-cell office:value-type="float" office:value="1.02385985667" calcext:value-type="float">
            <text:p>1.0238598567</text:p>
          </table:table-cell>
          <table:table-cell office:value-type="float" office:value="1.01100299052" calcext:value-type="float">
            <text:p>1.0110029905</text:p>
          </table:table-cell>
          <table:table-cell office:value-type="float" office:value="1.117196083" calcext:value-type="float">
            <text:p>1.117196083</text:p>
          </table:table-cell>
          <table:table-cell office:value-type="float" office:value="0.79377647355" calcext:value-type="float">
            <text:p>0.7937764736</text:p>
          </table:table-cell>
          <table:table-cell office:value-type="float" office:value="0.952977699349" calcext:value-type="float">
            <text:p>0.9529776993</text:p>
          </table:table-cell>
          <table:table-cell office:value-type="float" office:value="1.09859795656" calcext:value-type="float">
            <text:p>1.0985979566</text:p>
          </table:table-cell>
          <table:table-cell office:value-type="float" office:value="1.11013014416" calcext:value-type="float">
            <text:p>1.1101301442</text:p>
          </table:table-cell>
          <table:table-cell office:value-type="float" office:value="1.05995931843" calcext:value-type="float">
            <text:p>1.0599593184</text:p>
          </table:table-cell>
          <table:table-cell office:value-type="float" office:value="0.987434789171" calcext:value-type="float">
            <text:p>0.9874347892</text:p>
          </table:table-cell>
          <table:table-cell office:value-type="float" office:value="0.948036317685" calcext:value-type="float">
            <text:p>0.9480363177</text:p>
          </table:table-cell>
          <table:table-cell office:value-type="float" office:value="0.914897909185" calcext:value-type="float">
            <text:p>0.9148979092</text:p>
          </table:table-cell>
          <table:table-cell office:value-type="float" office:value="1.37621302149" calcext:value-type="float">
            <text:p>1.3762130215</text:p>
          </table:table-cell>
          <table:table-cell office:value-type="float" office:value="0.918808935682" calcext:value-type="float">
            <text:p>0.9188089357</text:p>
          </table:table-cell>
          <table:table-cell office:value-type="float" office:value="1.02743892645" calcext:value-type="float">
            <text:p>1.0274389265</text:p>
          </table:table-cell>
          <table:table-cell office:value-type="float" office:value="0.978545901074" calcext:value-type="float">
            <text:p>0.9785459011</text:p>
          </table:table-cell>
          <table:table-cell office:value-type="float" office:value="1.41286340963" calcext:value-type="float">
            <text:p>1.4128634096</text:p>
          </table:table-cell>
          <table:table-cell office:value-type="float" office:value="0.95903697786" calcext:value-type="float">
            <text:p>0.9590369779</text:p>
          </table:table-cell>
          <table:table-cell office:value-type="float" office:value="1.40280802435" calcext:value-type="float">
            <text:p>1.4028080244</text:p>
          </table:table-cell>
          <table:table-cell office:value-type="float" office:value="1.03569968817" calcext:value-type="float">
            <text:p>1.0356996882</text:p>
          </table:table-cell>
          <table:table-cell office:value-type="float" office:value="1.07759457489" calcext:value-type="float">
            <text:p>1.0775945749</text:p>
          </table:table-cell>
          <table:table-cell office:value-type="float" office:value="1.01392854013" calcext:value-type="float">
            <text:p>1.0139285401</text:p>
          </table:table-cell>
          <table:table-cell office:value-type="float" office:value="1.05212424368" calcext:value-type="float">
            <text:p>1.0521242437</text:p>
          </table:table-cell>
          <table:table-cell office:value-type="float" office:value="1.06708040876" calcext:value-type="float">
            <text:p>1.0670804088</text:p>
          </table:table-cell>
          <table:table-cell office:value-type="float" office:value="1.39312367531" calcext:value-type="float">
            <text:p>1.3931236753</text:p>
          </table:table-cell>
          <table:table-cell office:value-type="float" office:value="1.05904583539" calcext:value-type="float">
            <text:p>1.0590458354</text:p>
          </table:table-cell>
          <table:table-cell office:value-type="float" office:value="0.99979339765" calcext:value-type="float">
            <text:p>0.9997933977</text:p>
          </table:table-cell>
          <table:table-cell office:value-type="float" office:value="0.923499476198" calcext:value-type="float">
            <text:p>0.9234994762</text:p>
          </table:table-cell>
          <table:table-cell office:value-type="float" office:value="0.996860263298" calcext:value-type="float">
            <text:p>0.9968602633</text:p>
          </table:table-cell>
          <table:table-cell office:value-type="float" office:value="0.911167076236" calcext:value-type="float">
            <text:p>0.9111670762</text:p>
          </table:table-cell>
          <table:table-cell office:value-type="float" office:value="0.990699245305" calcext:value-type="float">
            <text:p>0.9906992453</text:p>
          </table:table-cell>
          <table:table-cell office:value-type="float" office:value="0.958075487384" calcext:value-type="float">
            <text:p>0.9580754874</text:p>
          </table:table-cell>
          <table:table-cell office:value-type="float" office:value="0.96210177777" calcext:value-type="float">
            <text:p>0.9621017778</text:p>
          </table:table-cell>
          <table:table-cell office:value-type="float" office:value="1.00509496022" calcext:value-type="float">
            <text:p>1.0050949602</text:p>
          </table:table-cell>
          <table:table-cell office:value-type="float" office:value="1.11443654655" calcext:value-type="float">
            <text:p>1.1144365466</text:p>
          </table:table-cell>
          <table:table-cell office:value-type="float" office:value="0.876272026397" calcext:value-type="float">
            <text:p>0.8762720264</text:p>
          </table:table-cell>
          <table:table-cell office:value-type="float" office:value="1.01914705059" calcext:value-type="float">
            <text:p>1.0191470506</text:p>
          </table:table-cell>
          <table:table-cell office:value-type="float" office:value="0.949791301457" calcext:value-type="float">
            <text:p>0.9497913015</text:p>
          </table:table-cell>
          <table:table-cell office:value-type="float" office:value="0.941050961805" calcext:value-type="float">
            <text:p>0.9410509618</text:p>
          </table:table-cell>
          <table:table-cell office:value-type="float" office:value="1.16999911754" calcext:value-type="float">
            <text:p>1.1699991175</text:p>
          </table:table-cell>
          <table:table-cell office:value-type="float" office:value="0.995928562367" calcext:value-type="float">
            <text:p>0.9959285624</text:p>
          </table:table-cell>
          <table:table-cell office:value-type="float" office:value="0.979538037572" calcext:value-type="float">
            <text:p>0.9795380376</text:p>
          </table:table-cell>
          <table:table-cell office:value-type="float" office:value="1.01202066903" calcext:value-type="float">
            <text:p>1.012020669</text:p>
          </table:table-cell>
          <table:table-cell office:value-type="float" office:value="0.999225017866" calcext:value-type="float">
            <text:p>0.9992250179</text:p>
          </table:table-cell>
          <table:table-cell office:value-type="float" office:value="1.30817789368" calcext:value-type="float">
            <text:p>1.3081778937</text:p>
          </table:table-cell>
          <table:table-cell office:value-type="float" office:value="0.918116162184" calcext:value-type="float">
            <text:p>0.9181161622</text:p>
          </table:table-cell>
          <table:table-cell office:value-type="float" office:value="0.943209331814" calcext:value-type="float">
            <text:p>0.9432093318</text:p>
          </table:table-cell>
          <table:table-cell office:value-type="float" office:value="0.895312194685" calcext:value-type="float">
            <text:p>0.8953121947</text:p>
          </table:table-cell>
          <table:table-cell office:value-type="float" office:value="0.941573281054" calcext:value-type="float">
            <text:p>0.9415732811</text:p>
          </table:table-cell>
          <table:table-cell office:value-type="float" office:value="1.01132998362" calcext:value-type="float">
            <text:p>1.0113299836</text:p>
          </table:table-cell>
          <table:table-cell office:value-type="float" office:value="1.05591092451" calcext:value-type="float">
            <text:p>1.0559109245</text:p>
          </table:table-cell>
          <table:table-cell office:value-type="float" office:value="1.1581252565" calcext:value-type="float">
            <text:p>1.1581252565</text:p>
          </table:table-cell>
          <table:table-cell office:value-type="float" office:value="0.949294072701" calcext:value-type="float">
            <text:p>0.9492940727</text:p>
          </table:table-cell>
          <table:table-cell office:value-type="float" office:value="1.07302744665" calcext:value-type="float">
            <text:p>1.0730274467</text:p>
          </table:table-cell>
          <table:table-cell office:value-type="float" office:value="1.022843896" calcext:value-type="float">
            <text:p>1.022843896</text:p>
          </table:table-cell>
          <table:table-cell office:value-type="float" office:value="1.02958719623" calcext:value-type="float">
            <text:p>1.0295871962</text:p>
          </table:table-cell>
          <table:table-cell office:value-type="float" office:value="0.933121789641" calcext:value-type="float">
            <text:p>0.9331217896</text:p>
          </table:table-cell>
          <table:table-cell office:value-type="float" office:value="0.953546888536" calcext:value-type="float">
            <text:p>0.9535468885</text:p>
          </table:table-cell>
          <table:table-cell office:value-type="float" office:value="0.908882755393" calcext:value-type="float">
            <text:p>0.9088827554</text:p>
          </table:table-cell>
          <table:table-cell office:value-type="float" office:value="1.04412507704" calcext:value-type="float">
            <text:p>1.044125077</text:p>
          </table:table-cell>
          <table:table-cell office:value-type="float" office:value="1.00303293629" calcext:value-type="float">
            <text:p>1.0030329363</text:p>
          </table:table-cell>
          <table:table-cell office:value-type="float" office:value="0.907297463459" calcext:value-type="float">
            <text:p>0.9072974635</text:p>
          </table:table-cell>
          <table:table-cell office:value-type="float" office:value="0.936693385426" calcext:value-type="float">
            <text:p>0.9366933854</text:p>
          </table:table-cell>
          <table:table-cell office:value-type="float" office:value="1.04486610666" calcext:value-type="float">
            <text:p>1.0448661067</text:p>
          </table:table-cell>
          <table:table-cell office:value-type="float" office:value="0.903711416653" calcext:value-type="float">
            <text:p>0.9037114167</text:p>
          </table:table-cell>
          <table:table-cell office:value-type="float" office:value="1.00273102104" calcext:value-type="float">
            <text:p>1.002731021</text:p>
          </table:table-cell>
          <table:table-cell office:value-type="float" office:value="0.942937984051" calcext:value-type="float">
            <text:p>0.9429379841</text:p>
          </table:table-cell>
          <table:table-cell office:value-type="float" office:value="1.47539412458" calcext:value-type="float">
            <text:p>1.4753941246</text:p>
          </table:table-cell>
          <table:table-cell office:value-type="float" office:value="1.08781652791" calcext:value-type="float">
            <text:p>1.0878165279</text:p>
          </table:table-cell>
          <table:table-cell office:value-type="float" office:value="1.00973438005" calcext:value-type="float">
            <text:p>1.0097343801</text:p>
          </table:table-cell>
          <table:table-cell office:value-type="float" office:value="0.966925233301" calcext:value-type="float">
            <text:p>0.9669252333</text:p>
          </table:table-cell>
          <table:table-cell office:value-type="float" office:value="0.987828507717" calcext:value-type="float">
            <text:p>0.9878285077</text:p>
          </table:table-cell>
          <table:table-cell office:value-type="float" office:value="0.888136815763" calcext:value-type="float">
            <text:p>0.8881368158</text:p>
          </table:table-cell>
          <table:table-cell office:value-type="float" office:value="1.01387372177" calcext:value-type="float">
            <text:p>1.0138737218</text:p>
          </table:table-cell>
          <table:table-cell office:value-type="float" office:value="0.920931419604" calcext:value-type="float">
            <text:p>0.9209314196</text:p>
          </table:table-cell>
          <table:table-cell office:value-type="float" office:value="1.07098377897" calcext:value-type="float">
            <text:p>1.070983779</text:p>
          </table:table-cell>
          <table:table-cell office:value-type="float" office:value="0.94898674812" calcext:value-type="float">
            <text:p>0.9489867481</text:p>
          </table:table-cell>
          <table:table-cell office:value-type="float" office:value="0.993468183916" calcext:value-type="float">
            <text:p>0.9934681839</text:p>
          </table:table-cell>
          <table:table-cell office:value-type="float" office:value="1.41601355057" calcext:value-type="float">
            <text:p>1.4160135506</text:p>
          </table:table-cell>
          <table:table-cell office:value-type="float" office:value="0.983695758428" calcext:value-type="float">
            <text:p>0.9836957584</text:p>
          </table:table-cell>
          <table:table-cell office:value-type="float" office:value="1.02267063295" calcext:value-type="float">
            <text:p>1.022670633</text:p>
          </table:table-cell>
          <table:table-cell office:value-type="float" office:value="1.006467214" calcext:value-type="float">
            <text:p>1.006467214</text:p>
          </table:table-cell>
          <table:table-cell office:value-type="float" office:value="1.2700237574" calcext:value-type="float">
            <text:p>1.2700237574</text:p>
          </table:table-cell>
          <table:table-cell office:value-type="float" office:value="1.01323581465" calcext:value-type="float">
            <text:p>1.0132358147</text:p>
          </table:table-cell>
          <table:table-cell office:value-type="float" office:value="1.00709307186" calcext:value-type="float">
            <text:p>1.0070930719</text:p>
          </table:table-cell>
          <table:table-cell office:value-type="float" office:value="1.36052911945" calcext:value-type="float">
            <text:p>1.3605291195</text:p>
          </table:table-cell>
          <table:table-cell office:value-type="float" office:value="0.977830449329" calcext:value-type="float">
            <text:p>0.9778304493</text:p>
          </table:table-cell>
          <table:table-cell office:value-type="float" office:value="1.00536730272" calcext:value-type="float">
            <text:p>1.0053673027</text:p>
          </table:table-cell>
          <table:table-cell office:value-type="float" office:value="1.08733167676" calcext:value-type="float">
            <text:p>1.0873316768</text:p>
          </table:table-cell>
          <table:table-cell office:value-type="float" office:value="1.06602704219" calcext:value-type="float">
            <text:p>1.0660270422</text:p>
          </table:table-cell>
          <table:table-cell office:value-type="float" office:value="1.0164025593" calcext:value-type="float">
            <text:p>1.0164025593</text:p>
          </table:table-cell>
          <table:table-cell office:value-type="float" office:value="0.141450234032" calcext:value-type="float">
            <text:p>0.141450234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54715044011" calcext:value-type="float">
            <text:p>2.5471504401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4602298194" calcext:value-type="float">
            <text:p>3.3460229819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77858301436" calcext:value-type="float">
            <text:p>3.7785830144</text:p>
          </table:table-cell>
          <table:table-cell office:value-type="float" office:value="2.78232290314" calcext:value-type="float">
            <text:p>2.7823229031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3.6247529492" calcext:value-type="float">
            <text:p>3.6247529492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24913655047" calcext:value-type="float">
            <text:p>3.2491365505</text:p>
          </table:table-cell>
          <table:table-cell office:value-type="float" office:value="2.59142305306" calcext:value-type="float">
            <text:p>2.5914230531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3.48191920926" calcext:value-type="float">
            <text:p>3.4819192093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6766394695" calcext:value-type="float">
            <text:p>2.567663947</text:p>
          </table:table-cell>
          <table:table-cell office:value-type="float" office:value="0.369267601611" calcext:value-type="float">
            <text:p>0.3692676016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09473189826" calcext:value-type="float">
            <text:p>5.094731898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09413937702" calcext:value-type="float">
            <text:p>5.09413937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08487848495" calcext:value-type="float">
            <text:p>5.084878485</text:p>
          </table:table-cell>
          <table:table-cell office:value-type="float" office:value="5.0943092309" calcext:value-type="float">
            <text:p>5.0943092309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08835463511" calcext:value-type="float">
            <text:p>5.0883546351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09257984008" calcext:value-type="float">
            <text:p>5.0925798401</text:p>
          </table:table-cell>
          <table:table-cell office:value-type="float" office:value="5.09470904148" calcext:value-type="float">
            <text:p>5.0947090415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09001430994" calcext:value-type="float">
            <text:p>5.0900143099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18867326919" calcext:value-type="float">
            <text:p>5.1886732692</text:p>
          </table:table-cell>
          <table:table-cell office:value-type="float" office:value="0.0453587452239" calcext:value-type="float">
            <text:p>0.0453587452</text:p>
          </table:table-cell>
        </table:table-row>
      </table:table>
      <table:table table:name="lukc_param_8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05962402764" calcext:value-type="float">
            <text:p>-2.0596240276</text:p>
          </table:table-cell>
          <table:table-cell office:value-type="float" office:value="0.13365156138" calcext:value-type="float">
            <text:p>0.133651561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7857147265" calcext:value-type="float">
            <text:p>7.1785714727</text:p>
          </table:table-cell>
          <table:table-cell office:value-type="float" office:value="1.05804655991" calcext:value-type="float">
            <text:p>1.0580465599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11317368037" calcext:value-type="float">
            <text:p>4.1131736804</text:p>
          </table:table-cell>
          <table:table-cell office:value-type="float" office:value="0.809396952216" calcext:value-type="float">
            <text:p>0.8093969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5231028089" calcext:value-type="float">
            <text:p>4.0523102809</text:p>
          </table:table-cell>
          <table:table-cell office:value-type="float" office:value="1.05810050951" calcext:value-type="float">
            <text:p>1.058100509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3.47986986588" calcext:value-type="float">
            <text:p>3.4798698659</text:p>
          </table:table-cell>
          <table:table-cell office:value-type="float" office:value="0.925001376881" calcext:value-type="float">
            <text:p>0.92500137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4545212455" calcext:value-type="float">
            <text:p>0.7454521246</text:p>
          </table:table-cell>
          <table:table-cell office:value-type="float" office:value="0.741336307455" calcext:value-type="float">
            <text:p>0.7413363075</text:p>
          </table:table-cell>
          <table:table-cell office:value-type="float" office:value="0.738904463998" calcext:value-type="float">
            <text:p>0.738904464</text:p>
          </table:table-cell>
          <table:table-cell office:value-type="float" office:value="0.712709553348" calcext:value-type="float">
            <text:p>0.7127095533</text:p>
          </table:table-cell>
          <table:table-cell office:value-type="float" office:value="0.678395496827" calcext:value-type="float">
            <text:p>0.6783954968</text:p>
          </table:table-cell>
          <table:table-cell office:value-type="float" office:value="0.823248229508" calcext:value-type="float">
            <text:p>0.8232482295</text:p>
          </table:table-cell>
          <table:table-cell office:value-type="float" office:value="0.652335711154" calcext:value-type="float">
            <text:p>0.6523357112</text:p>
          </table:table-cell>
          <table:table-cell office:value-type="float" office:value="1.06716896913" calcext:value-type="float">
            <text:p>1.0671689691</text:p>
          </table:table-cell>
          <table:table-cell office:value-type="float" office:value="0.677737855853" calcext:value-type="float">
            <text:p>0.6777378559</text:p>
          </table:table-cell>
          <table:table-cell office:value-type="float" office:value="0.672641632391" calcext:value-type="float">
            <text:p>0.6726416324</text:p>
          </table:table-cell>
          <table:table-cell office:value-type="float" office:value="0.814598565322" calcext:value-type="float">
            <text:p>0.8145985653</text:p>
          </table:table-cell>
          <table:table-cell office:value-type="float" office:value="0.728101506147" calcext:value-type="float">
            <text:p>0.7281015061</text:p>
          </table:table-cell>
          <table:table-cell office:value-type="float" office:value="0.804027978749" calcext:value-type="float">
            <text:p>0.8040279787</text:p>
          </table:table-cell>
          <table:table-cell office:value-type="float" office:value="0.7385410051" calcext:value-type="float">
            <text:p>0.7385410051</text:p>
          </table:table-cell>
          <table:table-cell office:value-type="float" office:value="0.852901423984" calcext:value-type="float">
            <text:p>0.852901424</text:p>
          </table:table-cell>
          <table:table-cell office:value-type="float" office:value="0.972844188282" calcext:value-type="float">
            <text:p>0.9728441883</text:p>
          </table:table-cell>
          <table:table-cell office:value-type="float" office:value="0.937765312095" calcext:value-type="float">
            <text:p>0.9377653121</text:p>
          </table:table-cell>
          <table:table-cell office:value-type="float" office:value="0.759018881086" calcext:value-type="float">
            <text:p>0.7590188811</text:p>
          </table:table-cell>
          <table:table-cell office:value-type="float" office:value="0.864571679892" calcext:value-type="float">
            <text:p>0.8645716799</text:p>
          </table:table-cell>
          <table:table-cell office:value-type="float" office:value="0.686116292581" calcext:value-type="float">
            <text:p>0.6861162926</text:p>
          </table:table-cell>
          <table:table-cell office:value-type="float" office:value="0.783420858873" calcext:value-type="float">
            <text:p>0.7834208589</text:p>
          </table:table-cell>
          <table:table-cell office:value-type="float" office:value="0.107610292564" calcext:value-type="float">
            <text:p>0.107610292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2.0456030373" calcext:value-type="float">
            <text:p>2.0456030373</text:p>
          </table:table-cell>
          <table:table-cell office:value-type="float" office:value="0.281002483316" calcext:value-type="float">
            <text:p>0.281002483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353196" calcext:value-type="float">
            <text:p>5.2104353196</text:p>
          </table:table-cell>
          <table:table-cell office:value-type="float" office:value="0.000167990877262" calcext:value-type="float">
            <text:p>0.0001679909</text:p>
          </table:table-cell>
        </table:table-row>
      </table:table>
      <table:table table:name="lukc_param_9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21</text:p>
          </table:table-cell>
          <table:table-cell office:value-type="string" calcext:value-type="string">
            <text:p>lukc22</text:p>
          </table:table-cell>
          <table:table-cell office:value-type="string" calcext:value-type="string">
            <text:p>lukc23</text:p>
          </table:table-cell>
          <table:table-cell office:value-type="string" calcext:value-type="string">
            <text:p>lukc24</text:p>
          </table:table-cell>
          <table:table-cell office:value-type="string" calcext:value-type="string">
            <text:p>lukc25</text:p>
          </table:table-cell>
          <table:table-cell office:value-type="string" calcext:value-type="string">
            <text:p>lukc26</text:p>
          </table:table-cell>
          <table:table-cell office:value-type="string" calcext:value-type="string">
            <text:p>lukc27</text:p>
          </table:table-cell>
          <table:table-cell office:value-type="string" calcext:value-type="string">
            <text:p>lukc28</text:p>
          </table:table-cell>
          <table:table-cell office:value-type="string" calcext:value-type="string">
            <text:p>lukc29</text:p>
          </table:table-cell>
          <table:table-cell office:value-type="string" calcext:value-type="string">
            <text:p>lukc30</text:p>
          </table:table-cell>
          <table:table-cell office:value-type="string" calcext:value-type="string">
            <text:p>lukc31</text:p>
          </table:table-cell>
          <table:table-cell office:value-type="string" calcext:value-type="string">
            <text:p>lukc32</text:p>
          </table:table-cell>
          <table:table-cell office:value-type="string" calcext:value-type="string">
            <text:p>lukc33</text:p>
          </table:table-cell>
          <table:table-cell office:value-type="string" calcext:value-type="string">
            <text:p>lukc34</text:p>
          </table:table-cell>
          <table:table-cell office:value-type="string" calcext:value-type="string">
            <text:p>lukc35</text:p>
          </table:table-cell>
          <table:table-cell office:value-type="string" calcext:value-type="string">
            <text:p>lukc36</text:p>
          </table:table-cell>
          <table:table-cell office:value-type="string" calcext:value-type="string">
            <text:p>lukc37</text:p>
          </table:table-cell>
          <table:table-cell office:value-type="string" calcext:value-type="string">
            <text:p>lukc38</text:p>
          </table:table-cell>
          <table:table-cell office:value-type="string" calcext:value-type="string">
            <text:p>lukc39</text:p>
          </table:table-cell>
          <table:table-cell office:value-type="string" calcext:value-type="string">
            <text:p>lukc40</text:p>
          </table:table-cell>
          <table:table-cell office:value-type="string" calcext:value-type="string">
            <text:p>lukc41</text:p>
          </table:table-cell>
          <table:table-cell office:value-type="string" calcext:value-type="string">
            <text:p>lukc42</text:p>
          </table:table-cell>
          <table:table-cell office:value-type="string" calcext:value-type="string">
            <text:p>lukc43</text:p>
          </table:table-cell>
          <table:table-cell office:value-type="string" calcext:value-type="string">
            <text:p>lukc44</text:p>
          </table:table-cell>
          <table:table-cell office:value-type="string" calcext:value-type="string">
            <text:p>lukc45</text:p>
          </table:table-cell>
          <table:table-cell office:value-type="string" calcext:value-type="string">
            <text:p>lukc46</text:p>
          </table:table-cell>
          <table:table-cell office:value-type="string" calcext:value-type="string">
            <text:p>lukc47</text:p>
          </table:table-cell>
          <table:table-cell office:value-type="string" calcext:value-type="string">
            <text:p>lukc48</text:p>
          </table:table-cell>
          <table:table-cell office:value-type="string" calcext:value-type="string">
            <text:p>lukc49</text:p>
          </table:table-cell>
          <table:table-cell office:value-type="string" calcext:value-type="string">
            <text:p>lukc5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906048792" calcext:value-type="float">
            <text:p>0.7399060488</text:p>
          </table:table-cell>
          <table:table-cell office:value-type="float" office:value="0.735821416021" calcext:value-type="float">
            <text:p>0.735821416</text:p>
          </table:table-cell>
          <table:table-cell office:value-type="float" office:value="0.733407866973" calcext:value-type="float">
            <text:p>0.733407867</text:p>
          </table:table-cell>
          <table:table-cell office:value-type="float" office:value="0.707407396545" calcext:value-type="float">
            <text:p>0.7074073965</text:p>
          </table:table-cell>
          <table:table-cell office:value-type="float" office:value="0.673348926357" calcext:value-type="float">
            <text:p>0.6733489264</text:p>
          </table:table-cell>
          <table:table-cell office:value-type="float" office:value="0.817122725276" calcext:value-type="float">
            <text:p>0.8171227253</text:p>
          </table:table-cell>
          <table:table-cell office:value-type="float" office:value="0.647482804949" calcext:value-type="float">
            <text:p>0.6474828049</text:p>
          </table:table-cell>
          <table:table-cell office:value-type="float" office:value="1.05922379928" calcext:value-type="float">
            <text:p>1.0592237993</text:p>
          </table:table-cell>
          <table:table-cell office:value-type="float" office:value="0.672696325667" calcext:value-type="float">
            <text:p>0.6726963257</text:p>
          </table:table-cell>
          <table:table-cell office:value-type="float" office:value="0.667637624793" calcext:value-type="float">
            <text:p>0.6676376248</text:p>
          </table:table-cell>
          <table:table-cell office:value-type="float" office:value="0.808538420523" calcext:value-type="float">
            <text:p>0.8085384205</text:p>
          </table:table-cell>
          <table:table-cell office:value-type="float" office:value="0.722684356369" calcext:value-type="float">
            <text:p>0.7226843564</text:p>
          </table:table-cell>
          <table:table-cell office:value-type="float" office:value="0.798045695379" calcext:value-type="float">
            <text:p>0.7980456954</text:p>
          </table:table-cell>
          <table:table-cell office:value-type="float" office:value="0.73304642062" calcext:value-type="float">
            <text:p>0.7330464206</text:p>
          </table:table-cell>
          <table:table-cell office:value-type="float" office:value="0.846555896143" calcext:value-type="float">
            <text:p>0.8465558961</text:p>
          </table:table-cell>
          <table:table-cell office:value-type="float" office:value="0.965604022556" calcext:value-type="float">
            <text:p>0.9656040226</text:p>
          </table:table-cell>
          <table:table-cell office:value-type="float" office:value="0.930787557057" calcext:value-type="float">
            <text:p>0.9307875571</text:p>
          </table:table-cell>
          <table:table-cell office:value-type="float" office:value="0.753371955199" calcext:value-type="float">
            <text:p>0.7533719552</text:p>
          </table:table-cell>
          <table:table-cell office:value-type="float" office:value="0.858139547212" calcext:value-type="float">
            <text:p>0.8581395472</text:p>
          </table:table-cell>
          <table:table-cell office:value-type="float" office:value="0.68101235654" calcext:value-type="float">
            <text:p>0.6810123565</text:p>
          </table:table-cell>
          <table:table-cell office:value-type="float" office:value="0.738506469019" calcext:value-type="float">
            <text:p>0.738506469</text:p>
          </table:table-cell>
          <table:table-cell office:value-type="float" office:value="0.856116160001" calcext:value-type="float">
            <text:p>0.85611616</text:p>
          </table:table-cell>
          <table:table-cell office:value-type="float" office:value="0.679422105934" calcext:value-type="float">
            <text:p>0.6794221059</text:p>
          </table:table-cell>
          <table:table-cell office:value-type="float" office:value="0.778680853092" calcext:value-type="float">
            <text:p>0.7786808531</text:p>
          </table:table-cell>
          <table:table-cell office:value-type="float" office:value="0.815393812021" calcext:value-type="float">
            <text:p>0.815393812</text:p>
          </table:table-cell>
          <table:table-cell office:value-type="float" office:value="0.826009098745" calcext:value-type="float">
            <text:p>0.8260090987</text:p>
          </table:table-cell>
          <table:table-cell office:value-type="float" office:value="0.8254136526" calcext:value-type="float">
            <text:p>0.8254136526</text:p>
          </table:table-cell>
          <table:table-cell office:value-type="float" office:value="0.760077491283" calcext:value-type="float">
            <text:p>0.7600774913</text:p>
          </table:table-cell>
          <table:table-cell office:value-type="float" office:value="0.791063456276" calcext:value-type="float">
            <text:p>0.7910634563</text:p>
          </table:table-cell>
          <table:table-cell office:value-type="float" office:value="0.76201817245" calcext:value-type="float">
            <text:p>0.7620181725</text:p>
          </table:table-cell>
          <table:table-cell office:value-type="float" office:value="0.825258587134" calcext:value-type="float">
            <text:p>0.8252585871</text:p>
          </table:table-cell>
          <table:table-cell office:value-type="float" office:value="0.910374105136" calcext:value-type="float">
            <text:p>0.9103741051</text:p>
          </table:table-cell>
          <table:table-cell office:value-type="float" office:value="0.76578051351" calcext:value-type="float">
            <text:p>0.7657805135</text:p>
          </table:table-cell>
          <table:table-cell office:value-type="float" office:value="0.830817226197" calcext:value-type="float">
            <text:p>0.8308172262</text:p>
          </table:table-cell>
          <table:table-cell office:value-type="float" office:value="0.703764847709" calcext:value-type="float">
            <text:p>0.7037648477</text:p>
          </table:table-cell>
          <table:table-cell office:value-type="float" office:value="0.930683386505" calcext:value-type="float">
            <text:p>0.9306833865</text:p>
          </table:table-cell>
          <table:table-cell office:value-type="float" office:value="0.801358303467" calcext:value-type="float">
            <text:p>0.8013583035</text:p>
          </table:table-cell>
          <table:table-cell office:value-type="float" office:value="0.733552929875" calcext:value-type="float">
            <text:p>0.7335529299</text:p>
          </table:table-cell>
          <table:table-cell office:value-type="float" office:value="0.838417157743" calcext:value-type="float">
            <text:p>0.8384171577</text:p>
          </table:table-cell>
          <table:table-cell office:value-type="float" office:value="0.765627985924" calcext:value-type="float">
            <text:p>0.7656279859</text:p>
          </table:table-cell>
          <table:table-cell office:value-type="float" office:value="0.780222895525" calcext:value-type="float">
            <text:p>0.7802228955</text:p>
          </table:table-cell>
          <table:table-cell office:value-type="float" office:value="0.756498363663" calcext:value-type="float">
            <text:p>0.7564983637</text:p>
          </table:table-cell>
          <table:table-cell office:value-type="float" office:value="0.766628281173" calcext:value-type="float">
            <text:p>0.7666282812</text:p>
          </table:table-cell>
          <table:table-cell office:value-type="float" office:value="0.74257412726" calcext:value-type="float">
            <text:p>0.7425741273</text:p>
          </table:table-cell>
          <table:table-cell office:value-type="float" office:value="0.763903417674" calcext:value-type="float">
            <text:p>0.7639034177</text:p>
          </table:table-cell>
          <table:table-cell office:value-type="float" office:value="0.742850143905" calcext:value-type="float">
            <text:p>0.7428501439</text:p>
          </table:table-cell>
          <table:table-cell office:value-type="float" office:value="0.740090083549" calcext:value-type="float">
            <text:p>0.7400900835</text:p>
          </table:table-cell>
          <table:table-cell office:value-type="float" office:value="0.726469173137" calcext:value-type="float">
            <text:p>0.7264691731</text:p>
          </table:table-cell>
          <table:table-cell office:value-type="float" office:value="0.70696258524" calcext:value-type="float">
            <text:p>0.7069625852</text:p>
          </table:table-cell>
          <table:table-cell office:value-type="float" office:value="0.717197108158" calcext:value-type="float">
            <text:p>0.7171971082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0807694036328" calcext:value-type="float">
            <text:p>0.0807694036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63341161838" calcext:value-type="float">
            <text:p>4.6334116184</text:p>
          </table:table-cell>
          <table:table-cell office:value-type="float" office:value="3.87216027071" calcext:value-type="float">
            <text:p>3.8721602707</text:p>
          </table:table-cell>
          <table:table-cell office:value-type="float" office:value="4.68986558915" calcext:value-type="float">
            <text:p>4.6898655892</text:p>
          </table:table-cell>
          <table:table-cell office:value-type="float" office:value="4.64749122072" calcext:value-type="float">
            <text:p>4.6474912207</text:p>
          </table:table-cell>
          <table:table-cell office:value-type="float" office:value="3.97756488691" calcext:value-type="float">
            <text:p>3.9775648869</text:p>
          </table:table-cell>
          <table:table-cell office:value-type="float" office:value="4.75514989711" calcext:value-type="float">
            <text:p>4.7551498971</text:p>
          </table:table-cell>
          <table:table-cell office:value-type="float" office:value="4.82194417139" calcext:value-type="float">
            <text:p>4.8219441714</text:p>
          </table:table-cell>
          <table:table-cell office:value-type="float" office:value="4.9397707638" calcext:value-type="float">
            <text:p>4.9397707638</text:p>
          </table:table-cell>
          <table:table-cell office:value-type="float" office:value="4.88392269887" calcext:value-type="float">
            <text:p>4.8839226989</text:p>
          </table:table-cell>
          <table:table-cell office:value-type="float" office:value="4.78684977241" calcext:value-type="float">
            <text:p>4.7868497724</text:p>
          </table:table-cell>
          <table:table-cell office:value-type="float" office:value="4.68137696898" calcext:value-type="float">
            <text:p>4.681376969</text:p>
          </table:table-cell>
          <table:table-cell office:value-type="float" office:value="4.92645908763" calcext:value-type="float">
            <text:p>4.9264590876</text:p>
          </table:table-cell>
          <table:table-cell office:value-type="float" office:value="4.77136389131" calcext:value-type="float">
            <text:p>4.7713638913</text:p>
          </table:table-cell>
          <table:table-cell office:value-type="float" office:value="4.87084448543" calcext:value-type="float">
            <text:p>4.8708444854</text:p>
          </table:table-cell>
          <table:table-cell office:value-type="float" office:value="4.45001487223" calcext:value-type="float">
            <text:p>4.4500148722</text:p>
          </table:table-cell>
          <table:table-cell office:value-type="float" office:value="3.9961768528" calcext:value-type="float">
            <text:p>3.9961768528</text:p>
          </table:table-cell>
          <table:table-cell office:value-type="float" office:value="4.96074979807" calcext:value-type="float">
            <text:p>4.9607497981</text:p>
          </table:table-cell>
          <table:table-cell office:value-type="float" office:value="4.74742827568" calcext:value-type="float">
            <text:p>4.7474282757</text:p>
          </table:table-cell>
          <table:table-cell office:value-type="float" office:value="4.85353111137" calcext:value-type="float">
            <text:p>4.8535311114</text:p>
          </table:table-cell>
          <table:table-cell office:value-type="float" office:value="4.6259219602" calcext:value-type="float">
            <text:p>4.6259219602</text:p>
          </table:table-cell>
          <table:table-cell office:value-type="float" office:value="4.84517070609" calcext:value-type="float">
            <text:p>4.8451707061</text:p>
          </table:table-cell>
          <table:table-cell office:value-type="float" office:value="4.90477967373" calcext:value-type="float">
            <text:p>4.9047796737</text:p>
          </table:table-cell>
          <table:table-cell office:value-type="float" office:value="4.86947026267" calcext:value-type="float">
            <text:p>4.8694702627</text:p>
          </table:table-cell>
          <table:table-cell office:value-type="float" office:value="4.87250547215" calcext:value-type="float">
            <text:p>4.8725054722</text:p>
          </table:table-cell>
          <table:table-cell office:value-type="float" office:value="4.8567165946" calcext:value-type="float">
            <text:p>4.8567165946</text:p>
          </table:table-cell>
          <table:table-cell office:value-type="float" office:value="4.73296576143" calcext:value-type="float">
            <text:p>4.7329657614</text:p>
          </table:table-cell>
          <table:table-cell office:value-type="float" office:value="4.94709431926" calcext:value-type="float">
            <text:p>4.9470943193</text:p>
          </table:table-cell>
          <table:table-cell office:value-type="float" office:value="4.9235559487" calcext:value-type="float">
            <text:p>4.9235559487</text:p>
          </table:table-cell>
          <table:table-cell office:value-type="float" office:value="4.90621743214" calcext:value-type="float">
            <text:p>4.9062174321</text:p>
          </table:table-cell>
          <table:table-cell office:value-type="float" office:value="4.73138539948" calcext:value-type="float">
            <text:p>4.7313853995</text:p>
          </table:table-cell>
          <table:table-cell office:value-type="float" office:value="4.47490666742" calcext:value-type="float">
            <text:p>4.4749066674</text:p>
          </table:table-cell>
          <table:table-cell office:value-type="float" office:value="0.629801016153" calcext:value-type="float">
            <text:p>0.62980101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9306990827" calcext:value-type="float">
            <text:p>7.1930699083</text:p>
          </table:table-cell>
          <table:table-cell office:value-type="float" office:value="8.22917055256" calcext:value-type="float">
            <text:p>8.2291705526</text:p>
          </table:table-cell>
          <table:table-cell office:value-type="float" office:value="6.41846251708" calcext:value-type="float">
            <text:p>6.4184625171</text:p>
          </table:table-cell>
          <table:table-cell office:value-type="float" office:value="7.75261543861" calcext:value-type="float">
            <text:p>7.7526154386</text:p>
          </table:table-cell>
          <table:table-cell office:value-type="float" office:value="7.76390183665" calcext:value-type="float">
            <text:p>7.7639018367</text:p>
          </table:table-cell>
          <table:table-cell office:value-type="float" office:value="8.46749759513" calcext:value-type="float">
            <text:p>8.4674975951</text:p>
          </table:table-cell>
          <table:table-cell office:value-type="float" office:value="8.49885953275" calcext:value-type="float">
            <text:p>8.4988595328</text:p>
          </table:table-cell>
          <table:table-cell office:value-type="float" office:value="7.67043628773" calcext:value-type="float">
            <text:p>7.6704362877</text:p>
          </table:table-cell>
          <table:table-cell office:value-type="float" office:value="8.06375730739" calcext:value-type="float">
            <text:p>8.0637573074</text:p>
          </table:table-cell>
          <table:table-cell office:value-type="float" office:value="7.60927853738" calcext:value-type="float">
            <text:p>7.6092785374</text:p>
          </table:table-cell>
          <table:table-cell office:value-type="float" office:value="8.41221978365" calcext:value-type="float">
            <text:p>8.4122197837</text:p>
          </table:table-cell>
          <table:table-cell office:value-type="float" office:value="9.72310674535" calcext:value-type="float">
            <text:p>9.7231067454</text:p>
          </table:table-cell>
          <table:table-cell office:value-type="float" office:value="7.65162154992" calcext:value-type="float">
            <text:p>7.6516215499</text:p>
          </table:table-cell>
          <table:table-cell office:value-type="float" office:value="8.60121643669" calcext:value-type="float">
            <text:p>8.6012164367</text:p>
          </table:table-cell>
          <table:table-cell office:value-type="float" office:value="6.59612529957" calcext:value-type="float">
            <text:p>6.5961252996</text:p>
          </table:table-cell>
          <table:table-cell office:value-type="float" office:value="9.3600458077" calcext:value-type="float">
            <text:p>9.3600458077</text:p>
          </table:table-cell>
          <table:table-cell office:value-type="float" office:value="8.24793330365" calcext:value-type="float">
            <text:p>8.2479333037</text:p>
          </table:table-cell>
          <table:table-cell office:value-type="float" office:value="7.19553736251" calcext:value-type="float">
            <text:p>7.1955373625</text:p>
          </table:table-cell>
          <table:table-cell office:value-type="float" office:value="8.69536506878" calcext:value-type="float">
            <text:p>8.6953650688</text:p>
          </table:table-cell>
          <table:table-cell office:value-type="float" office:value="7.56008663603" calcext:value-type="float">
            <text:p>7.560086636</text:p>
          </table:table-cell>
          <table:table-cell office:value-type="float" office:value="7.89294502748" calcext:value-type="float">
            <text:p>7.8929450275</text:p>
          </table:table-cell>
          <table:table-cell office:value-type="float" office:value="7.60180726819" calcext:value-type="float">
            <text:p>7.6018072682</text:p>
          </table:table-cell>
          <table:table-cell office:value-type="float" office:value="7.72058174913" calcext:value-type="float">
            <text:p>7.7205817491</text:p>
          </table:table-cell>
          <table:table-cell office:value-type="float" office:value="7.39257192648" calcext:value-type="float">
            <text:p>7.3925719265</text:p>
          </table:table-cell>
          <table:table-cell office:value-type="float" office:value="7.67588251531" calcext:value-type="float">
            <text:p>7.6758825153</text:p>
          </table:table-cell>
          <table:table-cell office:value-type="float" office:value="7.31425276725" calcext:value-type="float">
            <text:p>7.3142527673</text:p>
          </table:table-cell>
          <table:table-cell office:value-type="float" office:value="7.40056038012" calcext:value-type="float">
            <text:p>7.4005603801</text:p>
          </table:table-cell>
          <table:table-cell office:value-type="float" office:value="7.20074665952" calcext:value-type="float">
            <text:p>7.2007466595</text:p>
          </table:table-cell>
          <table:table-cell office:value-type="float" office:value="6.92361309266" calcext:value-type="float">
            <text:p>6.9236130927</text:p>
          </table:table-cell>
          <table:table-cell office:value-type="float" office:value="6.96165069674" calcext:value-type="float">
            <text:p>6.9616506967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0.926806544784" calcext:value-type="float">
            <text:p>0.926806544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1.94277342325" calcext:value-type="float">
            <text:p>1.9427734233</text:p>
          </table:table-cell>
          <table:table-cell office:value-type="float" office:value="2.25218194612" calcext:value-type="float">
            <text:p>2.2521819461</text:p>
          </table:table-cell>
          <table:table-cell office:value-type="float" office:value="1.78733981601" calcext:value-type="float">
            <text:p>1.787339816</text:p>
          </table:table-cell>
          <table:table-cell office:value-type="float" office:value="2.04846138686" calcext:value-type="float">
            <text:p>2.0484613869</text:p>
          </table:table-cell>
          <table:table-cell office:value-type="float" office:value="2.14504035318" calcext:value-type="float">
            <text:p>2.1450403532</text:p>
          </table:table-cell>
          <table:table-cell office:value-type="float" office:value="2.17295843409" calcext:value-type="float">
            <text:p>2.1729584341</text:p>
          </table:table-cell>
          <table:table-cell office:value-type="float" office:value="2.1713995429" calcext:value-type="float">
            <text:p>2.1713995429</text:p>
          </table:table-cell>
          <table:table-cell office:value-type="float" office:value="1.99952284601" calcext:value-type="float">
            <text:p>1.999522846</text:p>
          </table:table-cell>
          <table:table-cell office:value-type="float" office:value="2.08102978908" calcext:value-type="float">
            <text:p>2.0810297891</text:p>
          </table:table-cell>
          <table:table-cell office:value-type="float" office:value="2.00461405584" calcext:value-type="float">
            <text:p>2.0046140558</text:p>
          </table:table-cell>
          <table:table-cell office:value-type="float" office:value="2.17098525341" calcext:value-type="float">
            <text:p>2.1709852534</text:p>
          </table:table-cell>
          <table:table-cell office:value-type="float" office:value="2.39491317307" calcext:value-type="float">
            <text:p>2.3949131731</text:p>
          </table:table-cell>
          <table:table-cell office:value-type="float" office:value="2.01452339732" calcext:value-type="float">
            <text:p>2.0145233973</text:p>
          </table:table-cell>
          <table:table-cell office:value-type="float" office:value="2.18560508853" calcext:value-type="float">
            <text:p>2.1856050885</text:p>
          </table:table-cell>
          <table:table-cell office:value-type="float" office:value="1.85137466138" calcext:value-type="float">
            <text:p>1.8513746614</text:p>
          </table:table-cell>
          <table:table-cell office:value-type="float" office:value="2.44834594853" calcext:value-type="float">
            <text:p>2.4483459485</text:p>
          </table:table-cell>
          <table:table-cell office:value-type="float" office:value="2.10810579102" calcext:value-type="float">
            <text:p>2.108105791</text:p>
          </table:table-cell>
          <table:table-cell office:value-type="float" office:value="1.92973930616" calcext:value-type="float">
            <text:p>1.9297393062</text:p>
          </table:table-cell>
          <table:table-cell office:value-type="float" office:value="2.20562670599" calcext:value-type="float">
            <text:p>2.205626706</text:p>
          </table:table-cell>
          <table:table-cell office:value-type="float" office:value="2.0141197397" calcext:value-type="float">
            <text:p>2.0141197397</text:p>
          </table:table-cell>
          <table:table-cell office:value-type="float" office:value="2.05250696537" calcext:value-type="float">
            <text:p>2.0525069654</text:p>
          </table:table-cell>
          <table:table-cell office:value-type="float" office:value="1.99009132092" calcext:value-type="float">
            <text:p>1.9900913209</text:p>
          </table:table-cell>
          <table:table-cell office:value-type="float" office:value="2.0167441343" calcext:value-type="float">
            <text:p>2.0167441343</text:p>
          </table:table-cell>
          <table:table-cell office:value-type="float" office:value="1.95348153046" calcext:value-type="float">
            <text:p>1.9534815305</text:p>
          </table:table-cell>
          <table:table-cell office:value-type="float" office:value="2.00958901546" calcext:value-type="float">
            <text:p>2.0095890155</text:p>
          </table:table-cell>
          <table:table-cell office:value-type="float" office:value="1.95418864952" calcext:value-type="float">
            <text:p>1.9541886495</text:p>
          </table:table-cell>
          <table:table-cell office:value-type="float" office:value="1.94693040245" calcext:value-type="float">
            <text:p>1.9469304025</text:p>
          </table:table-cell>
          <table:table-cell office:value-type="float" office:value="1.91109312646" calcext:value-type="float">
            <text:p>1.9110931265</text:p>
          </table:table-cell>
          <table:table-cell office:value-type="float" office:value="1.85978244821" calcext:value-type="float">
            <text:p>1.8597824482</text:p>
          </table:table-cell>
          <table:table-cell office:value-type="float" office:value="1.8867123407" calcext:value-type="float">
            <text:p>1.8867123407</text:p>
          </table:table-cell>
          <table:table-cell office:value-type="float" office:value="2.04843682676" calcext:value-type="float">
            <text:p>2.0484368268</text:p>
          </table:table-cell>
          <table:table-cell office:value-type="float" office:value="0.212492896458" calcext:value-type="float">
            <text:p>0.212492896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7698334" calcext:value-type="float">
            <text:p>5.2104769833</text:p>
          </table:table-cell>
          <table:table-cell office:value-type="float" office:value="5.21037030969" calcext:value-type="float">
            <text:p>5.2103703097</text:p>
          </table:table-cell>
          <table:table-cell office:value-type="float" office:value="5.21049129739" calcext:value-type="float">
            <text:p>5.2104912974</text:p>
          </table:table-cell>
          <table:table-cell office:value-type="float" office:value="5.21046109449" calcext:value-type="float">
            <text:p>5.2104610945</text:p>
          </table:table-cell>
          <table:table-cell office:value-type="float" office:value="5.21046949571" calcext:value-type="float">
            <text:p>5.2104694957</text:p>
          </table:table-cell>
          <table:table-cell office:value-type="float" office:value="5.2105229694" calcext:value-type="float">
            <text:p>5.2105229694</text:p>
          </table:table-cell>
          <table:table-cell office:value-type="float" office:value="5.21046808538" calcext:value-type="float">
            <text:p>5.2104680854</text:p>
          </table:table-cell>
          <table:table-cell office:value-type="float" office:value="5.21045333475" calcext:value-type="float">
            <text:p>5.2104533348</text:p>
          </table:table-cell>
          <table:table-cell office:value-type="float" office:value="5.21050887364" calcext:value-type="float">
            <text:p>5.2105088736</text:p>
          </table:table-cell>
          <table:table-cell office:value-type="float" office:value="5.21056468296" calcext:value-type="float">
            <text:p>5.210564683</text:p>
          </table:table-cell>
          <table:table-cell office:value-type="float" office:value="5.2105144517" calcext:value-type="float">
            <text:p>5.2105144517</text:p>
          </table:table-cell>
          <table:table-cell office:value-type="float" office:value="5.21040314058" calcext:value-type="float">
            <text:p>5.2104031406</text:p>
          </table:table-cell>
          <table:table-cell office:value-type="float" office:value="5.21047133371" calcext:value-type="float">
            <text:p>5.2104713337</text:p>
          </table:table-cell>
          <table:table-cell office:value-type="float" office:value="5.21053707573" calcext:value-type="float">
            <text:p>5.2105370757</text:p>
          </table:table-cell>
          <table:table-cell office:value-type="float" office:value="5.21051723686" calcext:value-type="float">
            <text:p>5.2105172369</text:p>
          </table:table-cell>
          <table:table-cell office:value-type="float" office:value="5.21036871577" calcext:value-type="float">
            <text:p>5.2103687158</text:p>
          </table:table-cell>
          <table:table-cell office:value-type="float" office:value="5.21055677024" calcext:value-type="float">
            <text:p>5.2105567702</text:p>
          </table:table-cell>
          <table:table-cell office:value-type="float" office:value="5.21050113811" calcext:value-type="float">
            <text:p>5.2105011381</text:p>
          </table:table-cell>
          <table:table-cell office:value-type="float" office:value="5.2103310976" calcext:value-type="float">
            <text:p>5.2103310976</text:p>
          </table:table-cell>
          <table:table-cell office:value-type="float" office:value="5.21049023768" calcext:value-type="float">
            <text:p>5.2104902377</text:p>
          </table:table-cell>
          <table:table-cell office:value-type="float" office:value="5.21054623349" calcext:value-type="float">
            <text:p>5.2105462335</text:p>
          </table:table-cell>
          <table:table-cell office:value-type="float" office:value="5.21058035147" calcext:value-type="float">
            <text:p>5.2105803515</text:p>
          </table:table-cell>
          <table:table-cell office:value-type="float" office:value="5.21054561963" calcext:value-type="float">
            <text:p>5.2105456196</text:p>
          </table:table-cell>
          <table:table-cell office:value-type="float" office:value="5.21041701203" calcext:value-type="float">
            <text:p>5.210417012</text:p>
          </table:table-cell>
          <table:table-cell office:value-type="float" office:value="5.21044254519" calcext:value-type="float">
            <text:p>5.2104425452</text:p>
          </table:table-cell>
          <table:table-cell office:value-type="float" office:value="5.21057080908" calcext:value-type="float">
            <text:p>5.2105708091</text:p>
          </table:table-cell>
          <table:table-cell office:value-type="float" office:value="5.21055014491" calcext:value-type="float">
            <text:p>5.2105501449</text:p>
          </table:table-cell>
          <table:table-cell office:value-type="float" office:value="5.21059319421" calcext:value-type="float">
            <text:p>5.2105931942</text:p>
          </table:table-cell>
          <table:table-cell office:value-type="float" office:value="5.21055477913" calcext:value-type="float">
            <text:p>5.2105547791</text:p>
          </table:table-cell>
          <table:table-cell office:value-type="float" office:value="5.21050210442" calcext:value-type="float">
            <text:p>5.2105021044</text:p>
          </table:table-cell>
          <table:table-cell office:value-type="float" office:value="5.21046975021" calcext:value-type="float">
            <text:p>5.2104697502</text:p>
          </table:table-cell>
          <table:table-cell office:value-type="float" office:value="0.000120949733141" calcext:value-type="float">
            <text:p>0.0001209497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13997601821" calcext:value-type="float">
            <text:p>-2.1399760182</text:p>
          </table:table-cell>
          <table:table-cell office:value-type="float" office:value="-2.04724091739" calcext:value-type="float">
            <text:p>-2.0472409174</text:p>
          </table:table-cell>
          <table:table-cell office:value-type="float" office:value="-2.14880394289" calcext:value-type="float">
            <text:p>-2.1488039429</text:p>
          </table:table-cell>
          <table:table-cell office:value-type="float" office:value="-2.41275442255" calcext:value-type="float">
            <text:p>-2.4127544226</text:p>
          </table:table-cell>
          <table:table-cell office:value-type="float" office:value="-2.05540483203" calcext:value-type="float">
            <text:p>-2.055404832</text:p>
          </table:table-cell>
          <table:table-cell office:value-type="float" office:value="-2.15768381689" calcext:value-type="float">
            <text:p>-2.1576838169</text:p>
          </table:table-cell>
          <table:table-cell office:value-type="float" office:value="-2.07179997382" calcext:value-type="float">
            <text:p>-2.0717999738</text:p>
          </table:table-cell>
          <table:table-cell office:value-type="float" office:value="-2.17573366221" calcext:value-type="float">
            <text:p>-2.1757336622</text:p>
          </table:table-cell>
          <table:table-cell office:value-type="float" office:value="-2.16674329508" calcext:value-type="float">
            <text:p>-2.1667432951</text:p>
          </table:table-cell>
          <table:table-cell office:value-type="float" office:value="-2.1488317581" calcext:value-type="float">
            <text:p>-2.1488317581</text:p>
          </table:table-cell>
          <table:table-cell office:value-type="float" office:value="-2.14878498632" calcext:value-type="float">
            <text:p>-2.1487849863</text:p>
          </table:table-cell>
          <table:table-cell office:value-type="float" office:value="-2.13994378886" calcext:value-type="float">
            <text:p>-2.1399437889</text:p>
          </table:table-cell>
          <table:table-cell office:value-type="float" office:value="-2.1576939849" calcext:value-type="float">
            <text:p>-2.1576939849</text:p>
          </table:table-cell>
          <table:table-cell office:value-type="float" office:value="-2.14884569216" calcext:value-type="float">
            <text:p>-2.1488456922</text:p>
          </table:table-cell>
          <table:table-cell office:value-type="float" office:value="-2.12249509289" calcext:value-type="float">
            <text:p>-2.1224950929</text:p>
          </table:table-cell>
          <table:table-cell office:value-type="float" office:value="-2.06352920467" calcext:value-type="float">
            <text:p>-2.0635292047</text:p>
          </table:table-cell>
          <table:table-cell office:value-type="float" office:value="-2.13995630686" calcext:value-type="float">
            <text:p>-2.1399563069</text:p>
          </table:table-cell>
          <table:table-cell office:value-type="float" office:value="-2.15766738624" calcext:value-type="float">
            <text:p>-2.1576673862</text:p>
          </table:table-cell>
          <table:table-cell office:value-type="float" office:value="-2.16663989161" calcext:value-type="float">
            <text:p>-2.1666398916</text:p>
          </table:table-cell>
          <table:table-cell office:value-type="float" office:value="-2.13999058559" calcext:value-type="float">
            <text:p>-2.1399905856</text:p>
          </table:table-cell>
          <table:table-cell office:value-type="float" office:value="-2.16668412972" calcext:value-type="float">
            <text:p>-2.1666841297</text:p>
          </table:table-cell>
          <table:table-cell office:value-type="float" office:value="-2.16676708565" calcext:value-type="float">
            <text:p>-2.1667670857</text:p>
          </table:table-cell>
          <table:table-cell office:value-type="float" office:value="-2.16671812257" calcext:value-type="float">
            <text:p>-2.1667181226</text:p>
          </table:table-cell>
          <table:table-cell office:value-type="float" office:value="-2.16670672974" calcext:value-type="float">
            <text:p>-2.1667067297</text:p>
          </table:table-cell>
          <table:table-cell office:value-type="float" office:value="-2.2307700048" calcext:value-type="float">
            <text:p>-2.2307700048</text:p>
          </table:table-cell>
          <table:table-cell office:value-type="float" office:value="-2.14887497926" calcext:value-type="float">
            <text:p>-2.1488749793</text:p>
          </table:table-cell>
          <table:table-cell office:value-type="float" office:value="-2.17577980973" calcext:value-type="float">
            <text:p>-2.1757798097</text:p>
          </table:table-cell>
          <table:table-cell office:value-type="float" office:value="-2.17574949149" calcext:value-type="float">
            <text:p>-2.1757494915</text:p>
          </table:table-cell>
          <table:table-cell office:value-type="float" office:value="-2.16678051237" calcext:value-type="float">
            <text:p>-2.1667805124</text:p>
          </table:table-cell>
          <table:table-cell office:value-type="float" office:value="-2.61300092739" calcext:value-type="float">
            <text:p>-2.6130009274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0.128000564413" calcext:value-type="float">
            <text:p>0.128000564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6678371827" calcext:value-type="float">
            <text:p>4.0667837183</text:p>
          </table:table-cell>
          <table:table-cell office:value-type="float" office:value="5.10294836675" calcext:value-type="float">
            <text:p>5.1029483668</text:p>
          </table:table-cell>
          <table:table-cell office:value-type="float" office:value="3.29216773865" calcext:value-type="float">
            <text:p>3.2921677387</text:p>
          </table:table-cell>
          <table:table-cell office:value-type="float" office:value="4.62633878192" calcext:value-type="float">
            <text:p>4.6263387819</text:p>
          </table:table-cell>
          <table:table-cell office:value-type="float" office:value="4.63762013922" calcext:value-type="float">
            <text:p>4.6376201392</text:p>
          </table:table-cell>
          <table:table-cell office:value-type="float" office:value="5.34118381349" calcext:value-type="float">
            <text:p>5.3411838135</text:p>
          </table:table-cell>
          <table:table-cell office:value-type="float" office:value="5.37257868152" calcext:value-type="float">
            <text:p>5.3725786815</text:p>
          </table:table-cell>
          <table:table-cell office:value-type="float" office:value="4.54416428688" calcext:value-type="float">
            <text:p>4.5441642869</text:p>
          </table:table-cell>
          <table:table-cell office:value-type="float" office:value="4.93745198321" calcext:value-type="float">
            <text:p>4.9374519832</text:p>
          </table:table-cell>
          <table:table-cell office:value-type="float" office:value="4.4829397276" calcext:value-type="float">
            <text:p>4.4829397276</text:p>
          </table:table-cell>
          <table:table-cell office:value-type="float" office:value="5.28591111263" calcext:value-type="float">
            <text:p>5.2859111126</text:p>
          </table:table-cell>
          <table:table-cell office:value-type="float" office:value="6.596864861" calcext:value-type="float">
            <text:p>6.596864861</text:p>
          </table:table-cell>
          <table:table-cell office:value-type="float" office:value="4.52533874969" calcext:value-type="float">
            <text:p>4.5253387497</text:p>
          </table:table-cell>
          <table:table-cell office:value-type="float" office:value="5.47489419125" calcext:value-type="float">
            <text:p>5.4748941913</text:p>
          </table:table-cell>
          <table:table-cell office:value-type="float" office:value="3.46981495745" calcext:value-type="float">
            <text:p>3.4698149575</text:p>
          </table:table-cell>
          <table:table-cell office:value-type="float" office:value="6.23382457824" calcext:value-type="float">
            <text:p>6.2338245782</text:p>
          </table:table-cell>
          <table:table-cell office:value-type="float" office:value="5.12159924151" calcext:value-type="float">
            <text:p>5.1215992415</text:p>
          </table:table-cell>
          <table:table-cell office:value-type="float" office:value="4.06923667964" calcext:value-type="float">
            <text:p>4.0692366796</text:p>
          </table:table-cell>
          <table:table-cell office:value-type="float" office:value="5.56916641022" calcext:value-type="float">
            <text:p>5.5691664102</text:p>
          </table:table-cell>
          <table:table-cell office:value-type="float" office:value="4.43379249342" calcext:value-type="float">
            <text:p>4.4337924934</text:p>
          </table:table-cell>
          <table:table-cell office:value-type="float" office:value="4.76661728739" calcext:value-type="float">
            <text:p>4.7666172874</text:p>
          </table:table-cell>
          <table:table-cell office:value-type="float" office:value="4.47545905731" calcext:value-type="float">
            <text:p>4.4754590573</text:p>
          </table:table-cell>
          <table:table-cell office:value-type="float" office:value="4.59425437735" calcext:value-type="float">
            <text:p>4.5942543774</text:p>
          </table:table-cell>
          <table:table-cell office:value-type="float" office:value="4.26632171926" calcext:value-type="float">
            <text:p>4.2663217193</text:p>
          </table:table-cell>
          <table:table-cell office:value-type="float" office:value="4.5496169882" calcext:value-type="float">
            <text:p>4.5496169882</text:p>
          </table:table-cell>
          <table:table-cell office:value-type="float" office:value="4.1879102818" calcext:value-type="float">
            <text:p>4.1879102818</text:p>
          </table:table-cell>
          <table:table-cell office:value-type="float" office:value="4.27423029317" calcext:value-type="float">
            <text:p>4.2742302932</text:p>
          </table:table-cell>
          <table:table-cell office:value-type="float" office:value="4.07439074299" calcext:value-type="float">
            <text:p>4.074390743</text:p>
          </table:table-cell>
          <table:table-cell office:value-type="float" office:value="3.79728022518" calcext:value-type="float">
            <text:p>3.7972802252</text:p>
          </table:table-cell>
          <table:table-cell office:value-type="float" office:value="3.83534943409" calcext:value-type="float">
            <text:p>3.8353494341</text:p>
          </table:table-cell>
          <table:table-cell office:value-type="float" office:value="4.42104513074" calcext:value-type="float">
            <text:p>4.4210451307</text:p>
          </table:table-cell>
          <table:table-cell office:value-type="float" office:value="0.926834333363" calcext:value-type="float">
            <text:p>0.9268343334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2.92970629743" calcext:value-type="float">
            <text:p>2.9297062974</text:p>
          </table:table-cell>
          <table:table-cell office:value-type="float" office:value="3.50553139154" calcext:value-type="float">
            <text:p>3.5055313915</text:p>
          </table:table-cell>
          <table:table-cell office:value-type="float" office:value="2.89445603974" calcext:value-type="float">
            <text:p>2.8944560397</text:p>
          </table:table-cell>
          <table:table-cell office:value-type="float" office:value="2.92081292119" calcext:value-type="float">
            <text:p>2.9208129212</text:p>
          </table:table-cell>
          <table:table-cell office:value-type="float" office:value="3.41276549065" calcext:value-type="float">
            <text:p>3.4127654907</text:p>
          </table:table-cell>
          <table:table-cell office:value-type="float" office:value="2.85475223727" calcext:value-type="float">
            <text:p>2.8547522373</text:p>
          </table:table-cell>
          <table:table-cell office:value-type="float" office:value="2.81514848615" calcext:value-type="float">
            <text:p>2.8151484862</text:p>
          </table:table-cell>
          <table:table-cell office:value-type="float" office:value="2.74798419317" calcext:value-type="float">
            <text:p>2.7479841932</text:p>
          </table:table-cell>
          <table:table-cell office:value-type="float" office:value="2.77946687491" calcext:value-type="float">
            <text:p>2.7794668749</text:p>
          </table:table-cell>
          <table:table-cell office:value-type="float" office:value="2.83589266492" calcext:value-type="float">
            <text:p>2.8358926649</text:p>
          </table:table-cell>
          <table:table-cell office:value-type="float" office:value="2.89973025365" calcext:value-type="float">
            <text:p>2.8997302537</text:p>
          </table:table-cell>
          <table:table-cell office:value-type="float" office:value="2.75535637305" calcext:value-type="float">
            <text:p>2.7553563731</text:p>
          </table:table-cell>
          <table:table-cell office:value-type="float" office:value="2.84499486288" calcext:value-type="float">
            <text:p>2.8449948629</text:p>
          </table:table-cell>
          <table:table-cell office:value-type="float" office:value="2.78695991001" calcext:value-type="float">
            <text:p>2.78695991</text:p>
          </table:table-cell>
          <table:table-cell office:value-type="float" office:value="3.05049428543" calcext:value-type="float">
            <text:p>3.0504942854</text:p>
          </table:table-cell>
          <table:table-cell office:value-type="float" office:value="3.3967393279" calcext:value-type="float">
            <text:p>3.3967393279</text:p>
          </table:table-cell>
          <table:table-cell office:value-type="float" office:value="2.73647159815" calcext:value-type="float">
            <text:p>2.7364715982</text:p>
          </table:table-cell>
          <table:table-cell office:value-type="float" office:value="2.85937148849" calcext:value-type="float">
            <text:p>2.8593714885</text:p>
          </table:table-cell>
          <table:table-cell office:value-type="float" office:value="2.79668034712" calcext:value-type="float">
            <text:p>2.7966803471</text:p>
          </table:table-cell>
          <table:table-cell office:value-type="float" office:value="2.93446460517" calcext:value-type="float">
            <text:p>2.9344646052</text:p>
          </table:table-cell>
          <table:table-cell office:value-type="float" office:value="2.80173741012" calcext:value-type="float">
            <text:p>2.8017374101</text:p>
          </table:table-cell>
          <table:table-cell office:value-type="float" office:value="2.76772346621" calcext:value-type="float">
            <text:p>2.7677234662</text:p>
          </table:table-cell>
          <table:table-cell office:value-type="float" office:value="2.78775556577" calcext:value-type="float">
            <text:p>2.7877555658</text:p>
          </table:table-cell>
          <table:table-cell office:value-type="float" office:value="2.78588147252" calcext:value-type="float">
            <text:p>2.7858814725</text:p>
          </table:table-cell>
          <table:table-cell office:value-type="float" office:value="2.79496558919" calcext:value-type="float">
            <text:p>2.7949655892</text:p>
          </table:table-cell>
          <table:table-cell office:value-type="float" office:value="2.86818556535" calcext:value-type="float">
            <text:p>2.8681855654</text:p>
          </table:table-cell>
          <table:table-cell office:value-type="float" office:value="2.74401811048" calcext:value-type="float">
            <text:p>2.7440181105</text:p>
          </table:table-cell>
          <table:table-cell office:value-type="float" office:value="2.75718217874" calcext:value-type="float">
            <text:p>2.7571821787</text:p>
          </table:table-cell>
          <table:table-cell office:value-type="float" office:value="2.76688523102" calcext:value-type="float">
            <text:p>2.766885231</text:p>
          </table:table-cell>
          <table:table-cell office:value-type="float" office:value="2.86906792492" calcext:value-type="float">
            <text:p>2.8690679249</text:p>
          </table:table-cell>
          <table:table-cell office:value-type="float" office:value="3.12597158962" calcext:value-type="float">
            <text:p>3.1259715896</text:p>
          </table:table-cell>
          <table:table-cell office:value-type="float" office:value="0.669938991847" calcext:value-type="float">
            <text:p>0.6699389918</text:p>
          </table:table-cell>
        </table:table-row>
      </table:table>
      <table:table table:name="liuyc_param_9" table:style-name="ta1"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89276348423" calcext:value-type="float">
            <text:p>0.8892763484</text:p>
          </table:table-cell>
          <table:table-cell office:value-type="float" office:value="0.695272152602" calcext:value-type="float">
            <text:p>0.6952721526</text:p>
          </table:table-cell>
          <table:table-cell office:value-type="float" office:value="0.815703980935" calcext:value-type="float">
            <text:p>0.8157039809</text:p>
          </table:table-cell>
          <table:table-cell office:value-type="float" office:value="0.706910838359" calcext:value-type="float">
            <text:p>0.7069108384</text:p>
          </table:table-cell>
          <table:table-cell office:value-type="float" office:value="0.718409329099" calcext:value-type="float">
            <text:p>0.7184093291</text:p>
          </table:table-cell>
          <table:table-cell office:value-type="float" office:value="0.646021836186" calcext:value-type="float">
            <text:p>0.6460218362</text:p>
          </table:table-cell>
          <table:table-cell office:value-type="float" office:value="0.562018681234" calcext:value-type="float">
            <text:p>0.5620186812</text:p>
          </table:table-cell>
          <table:table-cell office:value-type="float" office:value="0.695827973998" calcext:value-type="float">
            <text:p>0.695827974</text:p>
          </table:table-cell>
          <table:table-cell office:value-type="float" office:value="0.588563264839" calcext:value-type="float">
            <text:p>0.5885632648</text:p>
          </table:table-cell>
          <table:table-cell office:value-type="float" office:value="0.656523859821" calcext:value-type="float">
            <text:p>0.6565238598</text:p>
          </table:table-cell>
          <table:table-cell office:value-type="float" office:value="0.840453984403" calcext:value-type="float">
            <text:p>0.8404539844</text:p>
          </table:table-cell>
          <table:table-cell office:value-type="float" office:value="0.843048653624" calcext:value-type="float">
            <text:p>0.8430486536</text:p>
          </table:table-cell>
          <table:table-cell office:value-type="float" office:value="0.824344694918" calcext:value-type="float">
            <text:p>0.8243446949</text:p>
          </table:table-cell>
          <table:table-cell office:value-type="float" office:value="0.910961647047" calcext:value-type="float">
            <text:p>0.910961647</text:p>
          </table:table-cell>
          <table:table-cell office:value-type="float" office:value="0.647204738844" calcext:value-type="float">
            <text:p>0.6472047388</text:p>
          </table:table-cell>
          <table:table-cell office:value-type="float" office:value="0.777028549893" calcext:value-type="float">
            <text:p>0.7770285499</text:p>
          </table:table-cell>
          <table:table-cell office:value-type="float" office:value="0.895786868618" calcext:value-type="float">
            <text:p>0.8957868686</text:p>
          </table:table-cell>
          <table:table-cell office:value-type="float" office:value="0.905192544644" calcext:value-type="float">
            <text:p>0.9051925446</text:p>
          </table:table-cell>
          <table:table-cell office:value-type="float" office:value="0.864269686002" calcext:value-type="float">
            <text:p>0.864269686</text:p>
          </table:table-cell>
          <table:table-cell office:value-type="float" office:value="0.805120212073" calcext:value-type="float">
            <text:p>0.8051202121</text:p>
          </table:table-cell>
          <table:table-cell office:value-type="float" office:value="0.772996405072" calcext:value-type="float">
            <text:p>0.7729964051</text:p>
          </table:table-cell>
          <table:table-cell office:value-type="float" office:value="0.745974751792" calcext:value-type="float">
            <text:p>0.7459747518</text:p>
          </table:table-cell>
          <table:table-cell office:value-type="float" office:value="0.811505822779" calcext:value-type="float">
            <text:p>0.8115058228</text:p>
          </table:table-cell>
          <table:table-cell office:value-type="float" office:value="0.749159267346" calcext:value-type="float">
            <text:p>0.7491592673</text:p>
          </table:table-cell>
          <table:table-cell office:value-type="float" office:value="0.832421248659" calcext:value-type="float">
            <text:p>0.8324212487</text:p>
          </table:table-cell>
          <table:table-cell office:value-type="float" office:value="0.797863904269" calcext:value-type="float">
            <text:p>0.7978639043</text:p>
          </table:table-cell>
          <table:table-cell office:value-type="float" office:value="0.995589471939" calcext:value-type="float">
            <text:p>0.9955894719</text:p>
          </table:table-cell>
          <table:table-cell office:value-type="float" office:value="0.781958357382" calcext:value-type="float">
            <text:p>0.7819583574</text:p>
          </table:table-cell>
          <table:table-cell office:value-type="float" office:value="0.963590119498" calcext:value-type="float">
            <text:p>0.9635901195</text:p>
          </table:table-cell>
          <table:table-cell office:value-type="float" office:value="0.844480335935" calcext:value-type="float">
            <text:p>0.8444803359</text:p>
          </table:table-cell>
          <table:table-cell office:value-type="float" office:value="0.878649136202" calcext:value-type="float">
            <text:p>0.8786491362</text:p>
          </table:table-cell>
          <table:table-cell office:value-type="float" office:value="0.82673420536" calcext:value-type="float">
            <text:p>0.8267342054</text:p>
          </table:table-cell>
          <table:table-cell office:value-type="float" office:value="0.857883766928" calcext:value-type="float">
            <text:p>0.8578837669</text:p>
          </table:table-cell>
          <table:table-cell office:value-type="float" office:value="0.870071081396" calcext:value-type="float">
            <text:p>0.8700710814</text:p>
          </table:table-cell>
          <table:table-cell office:value-type="float" office:value="0.961239551716" calcext:value-type="float">
            <text:p>0.9612395517</text:p>
          </table:table-cell>
          <table:table-cell office:value-type="float" office:value="0.872039470205" calcext:value-type="float">
            <text:p>0.8720394702</text:p>
          </table:table-cell>
          <table:table-cell office:value-type="float" office:value="0.815205817856" calcext:value-type="float">
            <text:p>0.8152058179</text:p>
          </table:table-cell>
          <table:table-cell office:value-type="float" office:value="0.752982014474" calcext:value-type="float">
            <text:p>0.7529820145</text:p>
          </table:table-cell>
          <table:table-cell office:value-type="float" office:value="0.812807954596" calcext:value-type="float">
            <text:p>0.8128079546</text:p>
          </table:table-cell>
          <table:table-cell office:value-type="float" office:value="0.742922451771" calcext:value-type="float">
            <text:p>0.7429224518</text:p>
          </table:table-cell>
          <table:table-cell office:value-type="float" office:value="0.807782355875" calcext:value-type="float">
            <text:p>0.8077823559</text:p>
          </table:table-cell>
          <table:table-cell office:value-type="float" office:value="0.781178563424" calcext:value-type="float">
            <text:p>0.7811785634</text:p>
          </table:table-cell>
          <table:table-cell office:value-type="float" office:value="0.784457859132" calcext:value-type="float">
            <text:p>0.7844578591</text:p>
          </table:table-cell>
          <table:table-cell office:value-type="float" office:value="0.819523021872" calcext:value-type="float">
            <text:p>0.8195230219</text:p>
          </table:table-cell>
          <table:table-cell office:value-type="float" office:value="0.90870021463" calcext:value-type="float">
            <text:p>0.9087002146</text:p>
          </table:table-cell>
          <table:table-cell office:value-type="float" office:value="0.714476681625" calcext:value-type="float">
            <text:p>0.7144766816</text:p>
          </table:table-cell>
          <table:table-cell office:value-type="float" office:value="0.830982113826" calcext:value-type="float">
            <text:p>0.8309821138</text:p>
          </table:table-cell>
          <table:table-cell office:value-type="float" office:value="0.774423129178" calcext:value-type="float">
            <text:p>0.7744231292</text:p>
          </table:table-cell>
          <table:table-cell office:value-type="float" office:value="0.767298521228" calcext:value-type="float">
            <text:p>0.7672985212</text:p>
          </table:table-cell>
          <table:table-cell office:value-type="float" office:value="0.954025106838" calcext:value-type="float">
            <text:p>0.9540251068</text:p>
          </table:table-cell>
          <table:table-cell office:value-type="float" office:value="0.942838269007" calcext:value-type="float">
            <text:p>0.942838269</text:p>
          </table:table-cell>
          <table:table-cell office:value-type="float" office:value="0.798676317043" calcext:value-type="float">
            <text:p>0.798676317</text:p>
          </table:table-cell>
          <table:table-cell office:value-type="float" office:value="0.825165758636" calcext:value-type="float">
            <text:p>0.8251657586</text:p>
          </table:table-cell>
          <table:table-cell office:value-type="float" office:value="0.814733687302" calcext:value-type="float">
            <text:p>0.8147336873</text:p>
          </table:table-cell>
          <table:table-cell office:value-type="float" office:value="1.10029798796" calcext:value-type="float">
            <text:p>1.100297988</text:p>
          </table:table-cell>
          <table:table-cell office:value-type="float" office:value="0.748592686977" calcext:value-type="float">
            <text:p>0.748592687</text:p>
          </table:table-cell>
          <table:table-cell office:value-type="float" office:value="0.769056057655" calcext:value-type="float">
            <text:p>0.7690560577</text:p>
          </table:table-cell>
          <table:table-cell office:value-type="float" office:value="0.729994920538" calcext:value-type="float">
            <text:p>0.7299949205</text:p>
          </table:table-cell>
          <table:table-cell office:value-type="float" office:value="0.767726650709" calcext:value-type="float">
            <text:p>0.7677266507</text:p>
          </table:table-cell>
          <table:table-cell office:value-type="float" office:value="0.824601029708" calcext:value-type="float">
            <text:p>0.8246010297</text:p>
          </table:table-cell>
          <table:table-cell office:value-type="float" office:value="0.860963044541" calcext:value-type="float">
            <text:p>0.8609630445</text:p>
          </table:table-cell>
          <table:table-cell office:value-type="float" office:value="0.944345412344" calcext:value-type="float">
            <text:p>0.9443454123</text:p>
          </table:table-cell>
          <table:table-cell office:value-type="float" office:value="0.77401857652" calcext:value-type="float">
            <text:p>0.7740185765</text:p>
          </table:table-cell>
          <table:table-cell office:value-type="float" office:value="0.874924168659" calcext:value-type="float">
            <text:p>0.8749241687</text:p>
          </table:table-cell>
          <table:table-cell office:value-type="float" office:value="0.83399353075" calcext:value-type="float">
            <text:p>0.8339935308</text:p>
          </table:table-cell>
          <table:table-cell office:value-type="float" office:value="0.839489927341" calcext:value-type="float">
            <text:p>0.8394899273</text:p>
          </table:table-cell>
          <table:table-cell office:value-type="float" office:value="0.768277914781" calcext:value-type="float">
            <text:p>0.7682779148</text:p>
          </table:table-cell>
          <table:table-cell office:value-type="float" office:value="0.777481869587" calcext:value-type="float">
            <text:p>0.7774818696</text:p>
          </table:table-cell>
          <table:table-cell office:value-type="float" office:value="0.74106063228" calcext:value-type="float">
            <text:p>0.7410606323</text:p>
          </table:table-cell>
          <table:table-cell office:value-type="float" office:value="0.851350058214" calcext:value-type="float">
            <text:p>0.8513500582</text:p>
          </table:table-cell>
          <table:table-cell office:value-type="float" office:value="0.817835815027" calcext:value-type="float">
            <text:p>0.817835815</text:p>
          </table:table-cell>
          <table:table-cell office:value-type="float" office:value="0.739770785589" calcext:value-type="float">
            <text:p>0.7397707856</text:p>
          </table:table-cell>
          <table:table-cell office:value-type="float" office:value="0.763743149011" calcext:value-type="float">
            <text:p>0.763743149</text:p>
          </table:table-cell>
          <table:table-cell office:value-type="float" office:value="0.851956034398" calcext:value-type="float">
            <text:p>0.8519560344</text:p>
          </table:table-cell>
          <table:table-cell office:value-type="float" office:value="0.736841022153" calcext:value-type="float">
            <text:p>0.7368410222</text:p>
          </table:table-cell>
          <table:table-cell office:value-type="float" office:value="0.817590500571" calcext:value-type="float">
            <text:p>0.8175905006</text:p>
          </table:table-cell>
          <table:table-cell office:value-type="float" office:value="0.768831737101" calcext:value-type="float">
            <text:p>0.7688317371</text:p>
          </table:table-cell>
          <table:table-cell office:value-type="float" office:value="1.03352301651" calcext:value-type="float">
            <text:p>1.0335230165</text:p>
          </table:table-cell>
          <table:table-cell office:value-type="float" office:value="1.12200544045" calcext:value-type="float">
            <text:p>1.1220054405</text:p>
          </table:table-cell>
          <table:table-cell office:value-type="float" office:value="0.823302693791" calcext:value-type="float">
            <text:p>0.8233026938</text:p>
          </table:table-cell>
          <table:table-cell office:value-type="float" office:value="0.788398393489" calcext:value-type="float">
            <text:p>0.7883983935</text:p>
          </table:table-cell>
          <table:table-cell office:value-type="float" office:value="0.805443886208" calcext:value-type="float">
            <text:p>0.8054438862</text:p>
          </table:table-cell>
          <table:table-cell office:value-type="float" office:value="0.72415435421" calcext:value-type="float">
            <text:p>0.7241543542</text:p>
          </table:table-cell>
          <table:table-cell office:value-type="float" office:value="0.826677020321" calcext:value-type="float">
            <text:p>0.8266770203</text:p>
          </table:table-cell>
          <table:table-cell office:value-type="float" office:value="0.750889153036" calcext:value-type="float">
            <text:p>0.750889153</text:p>
          </table:table-cell>
          <table:table-cell office:value-type="float" office:value="0.873251554405" calcext:value-type="float">
            <text:p>0.8732515544</text:p>
          </table:table-cell>
          <table:table-cell office:value-type="float" office:value="0.773767662757" calcext:value-type="float">
            <text:p>0.7737676628</text:p>
          </table:table-cell>
          <table:table-cell office:value-type="float" office:value="0.810037990617" calcext:value-type="float">
            <text:p>0.8100379906</text:p>
          </table:table-cell>
          <table:table-cell office:value-type="float" office:value="0.914647087269" calcext:value-type="float">
            <text:p>0.9146470873</text:p>
          </table:table-cell>
          <table:table-cell office:value-type="float" office:value="0.802066860293" calcext:value-type="float">
            <text:p>0.8020668603</text:p>
          </table:table-cell>
          <table:table-cell office:value-type="float" office:value="0.833860885889" calcext:value-type="float">
            <text:p>0.8338608859</text:p>
          </table:table-cell>
          <table:table-cell office:value-type="float" office:value="0.820635759704" calcext:value-type="float">
            <text:p>0.8206357597</text:p>
          </table:table-cell>
          <table:table-cell office:value-type="float" office:value="1.03587180103" calcext:value-type="float">
            <text:p>1.035871801</text:p>
          </table:table-cell>
          <table:table-cell office:value-type="float" office:value="0.85916956992" calcext:value-type="float">
            <text:p>0.8591695699</text:p>
          </table:table-cell>
          <table:table-cell office:value-type="float" office:value="0.821155692194" calcext:value-type="float">
            <text:p>0.8211556922</text:p>
          </table:table-cell>
          <table:table-cell office:value-type="float" office:value="0.961025798785" calcext:value-type="float">
            <text:p>0.9610257988</text:p>
          </table:table-cell>
          <table:table-cell office:value-type="float" office:value="0.805129270274" calcext:value-type="float">
            <text:p>0.8051292703</text:p>
          </table:table-cell>
          <table:table-cell office:value-type="float" office:value="0.81974126574" calcext:value-type="float">
            <text:p>0.8197412657</text:p>
          </table:table-cell>
          <table:table-cell office:value-type="float" office:value="0.88658336197" calcext:value-type="float">
            <text:p>0.886583362</text:p>
          </table:table-cell>
          <table:table-cell office:value-type="float" office:value="0.869208333686" calcext:value-type="float">
            <text:p>0.8692083337</text:p>
          </table:table-cell>
          <table:table-cell office:value-type="float" office:value="0.819615669453" calcext:value-type="float">
            <text:p>0.8196156695</text:p>
          </table:table-cell>
          <table:table-cell office:value-type="float" office:value="0.0923903914404" calcext:value-type="float">
            <text:p>0.0923903914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3.11534677176" calcext:value-type="float">
            <text:p>3.1153467718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2.60632898139" calcext:value-type="float">
            <text:p>2.6063289814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.04587044311" calcext:value-type="float">
            <text:p>2.0458704431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1.9398594641" calcext:value-type="float">
            <text:p>1.9398594641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1.94707494157" calcext:value-type="float">
            <text:p>1.9470749416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.10554686746" calcext:value-type="float">
            <text:p>2.105546867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1.57187235445" calcext:value-type="float">
            <text:p>1.5718723545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1.68743199601" calcext:value-type="float">
            <text:p>1.687431996</text:p>
          </table:table-cell>
          <table:table-cell office:value-type="float" office:value="1.57708403475" calcext:value-type="float">
            <text:p>1.577084034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.22724581146" calcext:value-type="float">
            <text:p>2.2272458115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1.57317457254" calcext:value-type="float">
            <text:p>1.5731745725</text:p>
          </table:table-cell>
          <table:table-cell office:value-type="float" office:value="2.76337759177" calcext:value-type="float">
            <text:p>2.7633775918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.06701900811" calcext:value-type="float">
            <text:p>2.0670190081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.09877905283" calcext:value-type="float">
            <text:p>3.0987790528</text:p>
          </table:table-cell>
          <table:table-cell office:value-type="float" office:value="0.614020240311" calcext:value-type="float">
            <text:p>0.6140202403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8.69788863624" calcext:value-type="float">
            <text:p>8.6978886362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8.1834669472" calcext:value-type="float">
            <text:p>8.1834669472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9.38205571188" calcext:value-type="float">
            <text:p>9.3820557119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8.50472258948" calcext:value-type="float">
            <text:p>8.5047225895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8.4928884616" calcext:value-type="float">
            <text:p>8.4928884616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8.72131917408" calcext:value-type="float">
            <text:p>8.7213191741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9.06829544574" calcext:value-type="float">
            <text:p>9.0682954457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8.58394929379" calcext:value-type="float">
            <text:p>8.5839492938</text:p>
          </table:table-cell>
          <table:table-cell office:value-type="float" office:value="9.44641722017" calcext:value-type="float">
            <text:p>9.4464172202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8.61996430528" calcext:value-type="float">
            <text:p>8.6199643053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8.03809749527" calcext:value-type="float">
            <text:p>8.0380974953</text:p>
          </table:table-cell>
          <table:table-cell office:value-type="float" office:value="8.90971574383" calcext:value-type="float">
            <text:p>8.9097157438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8.8938188068" calcext:value-type="float">
            <text:p>8.893818806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8.58078097798" calcext:value-type="float">
            <text:p>8.580780978</text:p>
          </table:table-cell>
          <table:table-cell office:value-type="float" office:value="0.924834753881" calcext:value-type="float">
            <text:p>0.9248347539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2.5056046551" calcext:value-type="float">
            <text:p>2.5056046551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57020633224" calcext:value-type="float">
            <text:p>2.5702063322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07418369582" calcext:value-type="float">
            <text:p>3.0741836958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2.97529430637" calcext:value-type="float">
            <text:p>2.9752943064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2.96805293141" calcext:value-type="float">
            <text:p>2.9680529314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91119823139" calcext:value-type="float">
            <text:p>2.9111982314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9786691013" calcext:value-type="float">
            <text:p>3.3978669101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19138747146" calcext:value-type="float">
            <text:p>3.1913874715</text:p>
          </table:table-cell>
          <table:table-cell office:value-type="float" office:value="3.46503919242" calcext:value-type="float">
            <text:p>3.4650391924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2.82413245456" calcext:value-type="float">
            <text:p>2.8241324546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19867132517" calcext:value-type="float">
            <text:p>3.1986713252</text:p>
          </table:table-cell>
          <table:table-cell office:value-type="float" office:value="2.65278727771" calcext:value-type="float">
            <text:p>2.6527872777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2.96738710607" calcext:value-type="float">
            <text:p>2.9673871061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3143544876" calcext:value-type="float">
            <text:p>2.5314354488</text:p>
          </table:table-cell>
          <table:table-cell office:value-type="float" office:value="0.285109897326" calcext:value-type="float">
            <text:p>0.285109897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21024219524" calcext:value-type="float">
            <text:p>5.2102421952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21006188352" calcext:value-type="float">
            <text:p>5.2100618835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20892820432" calcext:value-type="float">
            <text:p>5.2089282043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20947575587" calcext:value-type="float">
            <text:p>5.2094757559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20936479454" calcext:value-type="float">
            <text:p>5.2093647945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20961426325" calcext:value-type="float">
            <text:p>5.209614263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20679427566" calcext:value-type="float">
            <text:p>5.206794275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20847553142" calcext:value-type="float">
            <text:p>5.2084755314</text:p>
          </table:table-cell>
          <table:table-cell office:value-type="float" office:value="5.20600884098" calcext:value-type="float">
            <text:p>5.206008841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20975529895" calcext:value-type="float">
            <text:p>5.209755299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20828174909" calcext:value-type="float">
            <text:p>5.2082817491</text:p>
          </table:table-cell>
          <table:table-cell office:value-type="float" office:value="5.21012125277" calcext:value-type="float">
            <text:p>5.2101212528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20940385856" calcext:value-type="float">
            <text:p>5.2094038586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20399912099" calcext:value-type="float">
            <text:p>5.203999121</text:p>
          </table:table-cell>
          <table:table-cell office:value-type="float" office:value="0.0252312794787" calcext:value-type="float">
            <text:p>0.0252312795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-1.91879912555" calcext:value-type="float">
            <text:p>-1.9187991256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1.80550140511" calcext:value-type="float">
            <text:p>-1.8055014051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-1.6503755844" calcext:value-type="float">
            <text:p>-1.6503755844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-1.60960867742" calcext:value-type="float">
            <text:p>-1.6096086774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-1.61463987213" calcext:value-type="float">
            <text:p>-1.61463987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1.67177214437" calcext:value-type="float">
            <text:p>-1.671772144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-1.46378801402" calcext:value-type="float">
            <text:p>-1.463788014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-1.51549638475" calcext:value-type="float">
            <text:p>-1.5154963848</text:p>
          </table:table-cell>
          <table:table-cell office:value-type="float" office:value="-1.46352878284" calcext:value-type="float">
            <text:p>-1.4635287828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-1.71031624799" calcext:value-type="float">
            <text:p>-1.710316248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-1.46832195753" calcext:value-type="float">
            <text:p>-1.4683219575</text:p>
          </table:table-cell>
          <table:table-cell office:value-type="float" office:value="-1.82449901561" calcext:value-type="float">
            <text:p>-1.8244990156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-1.65575214076" calcext:value-type="float">
            <text:p>-1.6557521408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95631506792" calcext:value-type="float">
            <text:p>-1.9563150679</text:p>
          </table:table-cell>
          <table:table-cell office:value-type="float" office:value="0.238146354027" calcext:value-type="float">
            <text:p>0.23814635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5.5717433191" calcext:value-type="float">
            <text:p>5.5717433191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5.05742981709" calcext:value-type="float">
            <text:p>5.057429817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6.25669878929" calcext:value-type="float">
            <text:p>6.2566987893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5.37903713596" calcext:value-type="float">
            <text:p>5.379037136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5.36726958488" calcext:value-type="float">
            <text:p>5.3672695849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5.59555061613" calcext:value-type="float">
            <text:p>5.5955506161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5.94421888034" calcext:value-type="float">
            <text:p>5.9442188803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5.45886397494" calcext:value-type="float">
            <text:p>5.4588639749</text:p>
          </table:table-cell>
          <table:table-cell office:value-type="float" office:value="6.32281191558" calcext:value-type="float">
            <text:p>6.3228119156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5.49411112591" calcext:value-type="float">
            <text:p>5.4941111259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4.91312844582" calcext:value-type="float">
            <text:p>4.9131284458</text:p>
          </table:table-cell>
          <table:table-cell office:value-type="float" office:value="5.78364299217" calcext:value-type="float">
            <text:p>5.7836429922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5.76817649166" calcext:value-type="float">
            <text:p>5.7681764917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5.45838150538" calcext:value-type="float">
            <text:p>5.4583815054</text:p>
          </table:table-cell>
          <table:table-cell office:value-type="float" office:value="0.922548757934" calcext:value-type="float">
            <text:p>0.92254875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4.35691846236" calcext:value-type="float">
            <text:p>4.3569184624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5.2074670972" calcext:value-type="float">
            <text:p>5.207467097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6.63114644652" calcext:value-type="float">
            <text:p>6.6311464465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6.99500096612" calcext:value-type="float">
            <text:p>6.9950009661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6.9687819876" calcext:value-type="float">
            <text:p>6.9687819876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6.44490065532" calcext:value-type="float">
            <text:p>6.4449006553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8.62369853136" calcext:value-type="float">
            <text:p>8.6236985314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8.03831426261" calcext:value-type="float">
            <text:p>8.0383142626</text:p>
          </table:table-cell>
          <table:table-cell office:value-type="float" office:value="8.59260744993" calcext:value-type="float">
            <text:p>8.5926074499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6.09307471482" calcext:value-type="float">
            <text:p>6.0930747148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8.62148398893" calcext:value-type="float">
            <text:p>8.6214839889</text:p>
          </table:table-cell>
          <table:table-cell office:value-type="float" office:value="4.91162763087" calcext:value-type="float">
            <text:p>4.9116276309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6.5644990334" calcext:value-type="float">
            <text:p>6.564499033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4.59339469602" calcext:value-type="float">
            <text:p>4.593394696</text:p>
          </table:table-cell>
          <table:table-cell office:value-type="float" office:value="1.17563840977" calcext:value-type="float">
            <text:p>1.1756384098</text:p>
          </table:table-cell>
        </table:table-row>
      </table:table>
      <table:table table:name="paul_param_9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11</text:p>
          </table:table-cell>
          <table:table-cell office:value-type="string" calcext:value-type="string">
            <text:p>paul12</text:p>
          </table:table-cell>
          <table:table-cell office:value-type="string" calcext:value-type="string">
            <text:p>paul13</text:p>
          </table:table-cell>
          <table:table-cell office:value-type="string" calcext:value-type="string">
            <text:p>paul14</text:p>
          </table:table-cell>
          <table:table-cell office:value-type="string" calcext:value-type="string">
            <text:p>paul15</text:p>
          </table:table-cell>
          <table:table-cell office:value-type="string" calcext:value-type="string">
            <text:p>paul16</text:p>
          </table:table-cell>
          <table:table-cell office:value-type="string" calcext:value-type="string">
            <text:p>paul17</text:p>
          </table:table-cell>
          <table:table-cell office:value-type="string" calcext:value-type="string">
            <text:p>paul18</text:p>
          </table:table-cell>
          <table:table-cell office:value-type="string" calcext:value-type="string">
            <text:p>paul19</text:p>
          </table:table-cell>
          <table:table-cell office:value-type="string" calcext:value-type="string">
            <text:p>paul20</text:p>
          </table:table-cell>
          <table:table-cell office:value-type="string" calcext:value-type="string">
            <text:p>paul21</text:p>
          </table:table-cell>
          <table:table-cell office:value-type="string" calcext:value-type="string">
            <text:p>paul22</text:p>
          </table:table-cell>
          <table:table-cell office:value-type="string" calcext:value-type="string">
            <text:p>paul23</text:p>
          </table:table-cell>
          <table:table-cell office:value-type="string" calcext:value-type="string">
            <text:p>paul24</text:p>
          </table:table-cell>
          <table:table-cell office:value-type="string" calcext:value-type="string">
            <text:p>paul25</text:p>
          </table:table-cell>
          <table:table-cell office:value-type="string" calcext:value-type="string">
            <text:p>paul26</text:p>
          </table:table-cell>
          <table:table-cell office:value-type="string" calcext:value-type="string">
            <text:p>paul27</text:p>
          </table:table-cell>
          <table:table-cell office:value-type="string" calcext:value-type="string">
            <text:p>paul28</text:p>
          </table:table-cell>
          <table:table-cell office:value-type="string" calcext:value-type="string">
            <text:p>paul29</text:p>
          </table:table-cell>
          <table:table-cell office:value-type="string" calcext:value-type="string">
            <text:p>paul30</text:p>
          </table:table-cell>
          <table:table-cell office:value-type="string" calcext:value-type="string">
            <text:p>paul31</text:p>
          </table:table-cell>
          <table:table-cell office:value-type="string" calcext:value-type="string">
            <text:p>paul32</text:p>
          </table:table-cell>
          <table:table-cell office:value-type="string" calcext:value-type="string">
            <text:p>paul33</text:p>
          </table:table-cell>
          <table:table-cell office:value-type="string" calcext:value-type="string">
            <text:p>paul34</text:p>
          </table:table-cell>
          <table:table-cell office:value-type="string" calcext:value-type="string">
            <text:p>paul35</text:p>
          </table:table-cell>
          <table:table-cell office:value-type="string" calcext:value-type="string">
            <text:p>paul36</text:p>
          </table:table-cell>
          <table:table-cell office:value-type="string" calcext:value-type="string">
            <text:p>paul37</text:p>
          </table:table-cell>
          <table:table-cell office:value-type="string" calcext:value-type="string">
            <text:p>paul38</text:p>
          </table:table-cell>
          <table:table-cell office:value-type="string" calcext:value-type="string">
            <text:p>paul39</text:p>
          </table:table-cell>
          <table:table-cell office:value-type="string" calcext:value-type="string">
            <text:p>paul40</text:p>
          </table:table-cell>
          <table:table-cell office:value-type="string" calcext:value-type="string">
            <text:p>paul41</text:p>
          </table:table-cell>
          <table:table-cell office:value-type="string" calcext:value-type="string">
            <text:p>paul42</text:p>
          </table:table-cell>
          <table:table-cell office:value-type="string" calcext:value-type="string">
            <text:p>paul43</text:p>
          </table:table-cell>
          <table:table-cell office:value-type="string" calcext:value-type="string">
            <text:p>paul44</text:p>
          </table:table-cell>
          <table:table-cell office:value-type="string" calcext:value-type="string">
            <text:p>paul45</text:p>
          </table:table-cell>
          <table:table-cell office:value-type="string" calcext:value-type="string">
            <text:p>paul46</text:p>
          </table:table-cell>
          <table:table-cell office:value-type="string" calcext:value-type="string">
            <text:p>paul47</text:p>
          </table:table-cell>
          <table:table-cell office:value-type="string" calcext:value-type="string">
            <text:p>paul48</text:p>
          </table:table-cell>
          <table:table-cell office:value-type="string" calcext:value-type="string">
            <text:p>paul49</text:p>
          </table:table-cell>
          <table:table-cell office:value-type="string" calcext:value-type="string">
            <text:p>paul5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507147342" calcext:value-type="float">
            <text:p>0.7395071473</text:p>
          </table:table-cell>
          <table:table-cell office:value-type="float" office:value="0.540766702667" calcext:value-type="float">
            <text:p>0.5407667027</text:p>
          </table:table-cell>
          <table:table-cell office:value-type="float" office:value="0.577010830839" calcext:value-type="float">
            <text:p>0.5770108308</text:p>
          </table:table-cell>
          <table:table-cell office:value-type="float" office:value="0.723899267436" calcext:value-type="float">
            <text:p>0.7238992674</text:p>
          </table:table-cell>
          <table:table-cell office:value-type="float" office:value="0.663232809756" calcext:value-type="float">
            <text:p>0.6632328098</text:p>
          </table:table-cell>
          <table:table-cell office:value-type="float" office:value="0.550935445052" calcext:value-type="float">
            <text:p>0.5509354451</text:p>
          </table:table-cell>
          <table:table-cell office:value-type="float" office:value="0.725960921617" calcext:value-type="float">
            <text:p>0.7259609216</text:p>
          </table:table-cell>
          <table:table-cell office:value-type="float" office:value="0.702051440223" calcext:value-type="float">
            <text:p>0.7020514402</text:p>
          </table:table-cell>
          <table:table-cell office:value-type="float" office:value="0.8814220569" calcext:value-type="float">
            <text:p>0.8814220569</text:p>
          </table:table-cell>
          <table:table-cell office:value-type="float" office:value="0.726692539387" calcext:value-type="float">
            <text:p>0.7266925394</text:p>
          </table:table-cell>
          <table:table-cell office:value-type="float" office:value="0.917554058423" calcext:value-type="float">
            <text:p>0.9175540584</text:p>
          </table:table-cell>
          <table:table-cell office:value-type="float" office:value="0.729980076535" calcext:value-type="float">
            <text:p>0.7299800765</text:p>
          </table:table-cell>
          <table:table-cell office:value-type="float" office:value="0.674126405469" calcext:value-type="float">
            <text:p>0.6741264055</text:p>
          </table:table-cell>
          <table:table-cell office:value-type="float" office:value="0.823964057414" calcext:value-type="float">
            <text:p>0.8239640574</text:p>
          </table:table-cell>
          <table:table-cell office:value-type="float" office:value="0.858689269467" calcext:value-type="float">
            <text:p>0.8586892695</text:p>
          </table:table-cell>
          <table:table-cell office:value-type="float" office:value="0.786789121627" calcext:value-type="float">
            <text:p>0.7867891216</text:p>
          </table:table-cell>
          <table:table-cell office:value-type="float" office:value="0.784616807414" calcext:value-type="float">
            <text:p>0.7846168074</text:p>
          </table:table-cell>
          <table:table-cell office:value-type="float" office:value="0.647393017409" calcext:value-type="float">
            <text:p>0.6473930174</text:p>
          </table:table-cell>
          <table:table-cell office:value-type="float" office:value="0.739621640175" calcext:value-type="float">
            <text:p>0.7396216402</text:p>
          </table:table-cell>
          <table:table-cell office:value-type="float" office:value="0.666489280315" calcext:value-type="float">
            <text:p>0.6664892803</text:p>
          </table:table-cell>
          <table:table-cell office:value-type="float" office:value="0.947920820788" calcext:value-type="float">
            <text:p>0.9479208208</text:p>
          </table:table-cell>
          <table:table-cell office:value-type="float" office:value="0.784020426023" calcext:value-type="float">
            <text:p>0.784020426</text:p>
          </table:table-cell>
          <table:table-cell office:value-type="float" office:value="0.749887822364" calcext:value-type="float">
            <text:p>0.7498878224</text:p>
          </table:table-cell>
          <table:table-cell office:value-type="float" office:value="0.925445061419" calcext:value-type="float">
            <text:p>0.9254450614</text:p>
          </table:table-cell>
          <table:table-cell office:value-type="float" office:value="0.858971583663" calcext:value-type="float">
            <text:p>0.8589715837</text:p>
          </table:table-cell>
          <table:table-cell office:value-type="float" office:value="0.791748656963" calcext:value-type="float">
            <text:p>0.791748657</text:p>
          </table:table-cell>
          <table:table-cell office:value-type="float" office:value="0.788787194074" calcext:value-type="float">
            <text:p>0.7887871941</text:p>
          </table:table-cell>
          <table:table-cell office:value-type="float" office:value="0.986225147749" calcext:value-type="float">
            <text:p>0.9862251477</text:p>
          </table:table-cell>
          <table:table-cell office:value-type="float" office:value="0.945185736456" calcext:value-type="float">
            <text:p>0.9451857365</text:p>
          </table:table-cell>
          <table:table-cell office:value-type="float" office:value="0.923791963796" calcext:value-type="float">
            <text:p>0.9237919638</text:p>
          </table:table-cell>
          <table:table-cell office:value-type="float" office:value="0.858513544601" calcext:value-type="float">
            <text:p>0.8585135446</text:p>
          </table:table-cell>
          <table:table-cell office:value-type="float" office:value="0.924695598516" calcext:value-type="float">
            <text:p>0.9246955985</text:p>
          </table:table-cell>
          <table:table-cell office:value-type="float" office:value="0.78023357309" calcext:value-type="float">
            <text:p>0.7802335731</text:p>
          </table:table-cell>
          <table:table-cell office:value-type="float" office:value="1.0051378351" calcext:value-type="float">
            <text:p>1.0051378351</text:p>
          </table:table-cell>
          <table:table-cell office:value-type="float" office:value="0.875747202681" calcext:value-type="float">
            <text:p>0.8757472027</text:p>
          </table:table-cell>
          <table:table-cell office:value-type="float" office:value="0.77687438033" calcext:value-type="float">
            <text:p>0.7768743803</text:p>
          </table:table-cell>
          <table:table-cell office:value-type="float" office:value="0.820692378076" calcext:value-type="float">
            <text:p>0.8206923781</text:p>
          </table:table-cell>
          <table:table-cell office:value-type="float" office:value="0.899280486781" calcext:value-type="float">
            <text:p>0.8992804868</text:p>
          </table:table-cell>
          <table:table-cell office:value-type="float" office:value="0.920206644326" calcext:value-type="float">
            <text:p>0.9202066443</text:p>
          </table:table-cell>
          <table:table-cell office:value-type="float" office:value="0.939245416206" calcext:value-type="float">
            <text:p>0.9392454162</text:p>
          </table:table-cell>
          <table:table-cell office:value-type="float" office:value="0.842738021317" calcext:value-type="float">
            <text:p>0.8427380213</text:p>
          </table:table-cell>
          <table:table-cell office:value-type="float" office:value="0.901860160233" calcext:value-type="float">
            <text:p>0.9018601602</text:p>
          </table:table-cell>
          <table:table-cell office:value-type="float" office:value="0.879992077397" calcext:value-type="float">
            <text:p>0.8799920774</text:p>
          </table:table-cell>
          <table:table-cell office:value-type="float" office:value="1.1383772173" calcext:value-type="float">
            <text:p>1.1383772173</text:p>
          </table:table-cell>
          <table:table-cell office:value-type="float" office:value="0.765051887745" calcext:value-type="float">
            <text:p>0.7650518877</text:p>
          </table:table-cell>
          <table:table-cell office:value-type="float" office:value="0.912659189174" calcext:value-type="float">
            <text:p>0.9126591892</text:p>
          </table:table-cell>
          <table:table-cell office:value-type="float" office:value="1.00133388843" calcext:value-type="float">
            <text:p>1.0013338884</text:p>
          </table:table-cell>
          <table:table-cell office:value-type="float" office:value="0.748855624031" calcext:value-type="float">
            <text:p>0.748855624</text:p>
          </table:table-cell>
          <table:table-cell office:value-type="float" office:value="0.792533906679" calcext:value-type="float">
            <text:p>0.7925339067</text:p>
          </table:table-cell>
          <table:table-cell office:value-type="float" office:value="0.842106729791" calcext:value-type="float">
            <text:p>0.8421067298</text:p>
          </table:table-cell>
          <table:table-cell office:value-type="float" office:value="0.815776461411" calcext:value-type="float">
            <text:p>0.8157764614</text:p>
          </table:table-cell>
          <table:table-cell office:value-type="float" office:value="0.120372550173" calcext:value-type="float">
            <text:p>0.120372550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2.13667631507" calcext:value-type="float">
            <text:p>2.1366763151</text:p>
          </table:table-cell>
          <table:table-cell office:value-type="float" office:value="3.22920090719" calcext:value-type="float">
            <text:p>3.2292009072</text:p>
          </table:table-cell>
          <table:table-cell office:value-type="float" office:value="3.10536545456" calcext:value-type="float">
            <text:p>3.1053654546</text:p>
          </table:table-cell>
          <table:table-cell office:value-type="float" office:value="2.30809446238" calcext:value-type="float">
            <text:p>2.3080944624</text:p>
          </table:table-cell>
          <table:table-cell office:value-type="float" office:value="2.89636501098" calcext:value-type="float">
            <text:p>2.896365011</text:p>
          </table:table-cell>
          <table:table-cell office:value-type="float" office:value="2.88743825574" calcext:value-type="float">
            <text:p>2.8874382557</text:p>
          </table:table-cell>
          <table:table-cell office:value-type="float" office:value="2.66906248487" calcext:value-type="float">
            <text:p>2.6690624849</text:p>
          </table:table-cell>
          <table:table-cell office:value-type="float" office:value="3.20618393088" calcext:value-type="float">
            <text:p>3.2061839309</text:p>
          </table:table-cell>
          <table:table-cell office:value-type="float" office:value="3.51009145276" calcext:value-type="float">
            <text:p>3.5100914528</text:p>
          </table:table-cell>
          <table:table-cell office:value-type="float" office:value="3.31409908321" calcext:value-type="float">
            <text:p>3.3140990832</text:p>
          </table:table-cell>
          <table:table-cell office:value-type="float" office:value="2.24879065551" calcext:value-type="float">
            <text:p>2.2487906555</text:p>
          </table:table-cell>
          <table:table-cell office:value-type="float" office:value="2.69551377255" calcext:value-type="float">
            <text:p>2.6955137726</text:p>
          </table:table-cell>
          <table:table-cell office:value-type="float" office:value="3.00138425796" calcext:value-type="float">
            <text:p>3.001384258</text:p>
          </table:table-cell>
          <table:table-cell office:value-type="float" office:value="2.44977193029" calcext:value-type="float">
            <text:p>2.4497719303</text:p>
          </table:table-cell>
          <table:table-cell office:value-type="float" office:value="2.81925212145" calcext:value-type="float">
            <text:p>2.8192521215</text:p>
          </table:table-cell>
          <table:table-cell office:value-type="float" office:value="2.82999607385" calcext:value-type="float">
            <text:p>2.8299960739</text:p>
          </table:table-cell>
          <table:table-cell office:value-type="float" office:value="2.82038612356" calcext:value-type="float">
            <text:p>2.8203861236</text:p>
          </table:table-cell>
          <table:table-cell office:value-type="float" office:value="2.25708190111" calcext:value-type="float">
            <text:p>2.2570819011</text:p>
          </table:table-cell>
          <table:table-cell office:value-type="float" office:value="1.87683214102" calcext:value-type="float">
            <text:p>1.876832141</text:p>
          </table:table-cell>
          <table:table-cell office:value-type="float" office:value="1.95457878265" calcext:value-type="float">
            <text:p>1.9545787827</text:p>
          </table:table-cell>
          <table:table-cell office:value-type="float" office:value="2.80273222093" calcext:value-type="float">
            <text:p>2.8027322209</text:p>
          </table:table-cell>
          <table:table-cell office:value-type="float" office:value="2.08888499742" calcext:value-type="float">
            <text:p>2.0888849974</text:p>
          </table:table-cell>
          <table:table-cell office:value-type="float" office:value="2.78875909212" calcext:value-type="float">
            <text:p>2.7887590921</text:p>
          </table:table-cell>
          <table:table-cell office:value-type="float" office:value="1.8980846587" calcext:value-type="float">
            <text:p>1.8980846587</text:p>
          </table:table-cell>
          <table:table-cell office:value-type="float" office:value="2.55108265418" calcext:value-type="float">
            <text:p>2.5510826542</text:p>
          </table:table-cell>
          <table:table-cell office:value-type="float" office:value="2.99286016208" calcext:value-type="float">
            <text:p>2.9928601621</text:p>
          </table:table-cell>
          <table:table-cell office:value-type="float" office:value="2.5319022045" calcext:value-type="float">
            <text:p>2.5319022045</text:p>
          </table:table-cell>
          <table:table-cell office:value-type="float" office:value="2.22480022944" calcext:value-type="float">
            <text:p>2.2248002294</text:p>
          </table:table-cell>
          <table:table-cell office:value-type="float" office:value="2.08835644152" calcext:value-type="float">
            <text:p>2.0883564415</text:p>
          </table:table-cell>
          <table:table-cell office:value-type="float" office:value="2.15654451934" calcext:value-type="float">
            <text:p>2.1565445193</text:p>
          </table:table-cell>
          <table:table-cell office:value-type="float" office:value="2.25091667458" calcext:value-type="float">
            <text:p>2.2509166746</text:p>
          </table:table-cell>
          <table:table-cell office:value-type="float" office:value="2.40703447592" calcext:value-type="float">
            <text:p>2.4070344759</text:p>
          </table:table-cell>
          <table:table-cell office:value-type="float" office:value="2.20174261898" calcext:value-type="float">
            <text:p>2.201742619</text:p>
          </table:table-cell>
          <table:table-cell office:value-type="float" office:value="1.91379791971" calcext:value-type="float">
            <text:p>1.9137979197</text:p>
          </table:table-cell>
          <table:table-cell office:value-type="float" office:value="2.70245233893" calcext:value-type="float">
            <text:p>2.7024523389</text:p>
          </table:table-cell>
          <table:table-cell office:value-type="float" office:value="2.00958693005" calcext:value-type="float">
            <text:p>2.0095869301</text:p>
          </table:table-cell>
          <table:table-cell office:value-type="float" office:value="2.16952931793" calcext:value-type="float">
            <text:p>2.1695293179</text:p>
          </table:table-cell>
          <table:table-cell office:value-type="float" office:value="4.27547650845" calcext:value-type="float">
            <text:p>4.2754765085</text:p>
          </table:table-cell>
          <table:table-cell office:value-type="float" office:value="2.44180994109" calcext:value-type="float">
            <text:p>2.4418099411</text:p>
          </table:table-cell>
          <table:table-cell office:value-type="float" office:value="2.11131450488" calcext:value-type="float">
            <text:p>2.1113145049</text:p>
          </table:table-cell>
          <table:table-cell office:value-type="float" office:value="2.85111879179" calcext:value-type="float">
            <text:p>2.8511187918</text:p>
          </table:table-cell>
          <table:table-cell office:value-type="float" office:value="0.794685110157" calcext:value-type="float">
            <text:p>0.794685110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7.56135651425" calcext:value-type="float">
            <text:p>7.5613565143</text:p>
          </table:table-cell>
          <table:table-cell office:value-type="float" office:value="6.86612360179" calcext:value-type="float">
            <text:p>6.8661236018</text:p>
          </table:table-cell>
          <table:table-cell office:value-type="float" office:value="5.85150055406" calcext:value-type="float">
            <text:p>5.8515005541</text:p>
          </table:table-cell>
          <table:table-cell office:value-type="float" office:value="6.61379088082" calcext:value-type="float">
            <text:p>6.6137908808</text:p>
          </table:table-cell>
          <table:table-cell office:value-type="float" office:value="8.33480854991" calcext:value-type="float">
            <text:p>8.3348085499</text:p>
          </table:table-cell>
          <table:table-cell office:value-type="float" office:value="7.23004164789" calcext:value-type="float">
            <text:p>7.2300416479</text:p>
          </table:table-cell>
          <table:table-cell office:value-type="float" office:value="6.81247548967" calcext:value-type="float">
            <text:p>6.8124754897</text:p>
          </table:table-cell>
          <table:table-cell office:value-type="float" office:value="5.58355302978" calcext:value-type="float">
            <text:p>5.5835530298</text:p>
          </table:table-cell>
          <table:table-cell office:value-type="float" office:value="7.34872099146" calcext:value-type="float">
            <text:p>7.3487209915</text:p>
          </table:table-cell>
          <table:table-cell office:value-type="float" office:value="6.0110082051" calcext:value-type="float">
            <text:p>6.0110082051</text:p>
          </table:table-cell>
          <table:table-cell office:value-type="float" office:value="8.33842108267" calcext:value-type="float">
            <text:p>8.3384210827</text:p>
          </table:table-cell>
          <table:table-cell office:value-type="float" office:value="6.85333647931" calcext:value-type="float">
            <text:p>6.8533364793</text:p>
          </table:table-cell>
          <table:table-cell office:value-type="float" office:value="6.84893507579" calcext:value-type="float">
            <text:p>6.8489350758</text:p>
          </table:table-cell>
          <table:table-cell office:value-type="float" office:value="8.49273677597" calcext:value-type="float">
            <text:p>8.492736776</text:p>
          </table:table-cell>
          <table:table-cell office:value-type="float" office:value="8.21092429843" calcext:value-type="float">
            <text:p>8.2109242984</text:p>
          </table:table-cell>
          <table:table-cell office:value-type="float" office:value="7.20983403217" calcext:value-type="float">
            <text:p>7.2098340322</text:p>
          </table:table-cell>
          <table:table-cell office:value-type="float" office:value="7.14858480956" calcext:value-type="float">
            <text:p>7.1485848096</text:p>
          </table:table-cell>
          <table:table-cell office:value-type="float" office:value="8.94136918275" calcext:value-type="float">
            <text:p>8.9413691828</text:p>
          </table:table-cell>
          <table:table-cell office:value-type="float" office:value="7.10096053435" calcext:value-type="float">
            <text:p>7.1009605344</text:p>
          </table:table-cell>
          <table:table-cell office:value-type="float" office:value="7.06409815618" calcext:value-type="float">
            <text:p>7.0640981562</text:p>
          </table:table-cell>
          <table:table-cell office:value-type="float" office:value="8.1755977539" calcext:value-type="float">
            <text:p>8.1755977539</text:p>
          </table:table-cell>
          <table:table-cell office:value-type="float" office:value="7.52423496346" calcext:value-type="float">
            <text:p>7.5242349635</text:p>
          </table:table-cell>
          <table:table-cell office:value-type="float" office:value="6.96428969779" calcext:value-type="float">
            <text:p>6.9642896978</text:p>
          </table:table-cell>
          <table:table-cell office:value-type="float" office:value="8.09106194518" calcext:value-type="float">
            <text:p>8.0910619452</text:p>
          </table:table-cell>
          <table:table-cell office:value-type="float" office:value="7.95919520617" calcext:value-type="float">
            <text:p>7.9591952062</text:p>
          </table:table-cell>
          <table:table-cell office:value-type="float" office:value="7.24528285656" calcext:value-type="float">
            <text:p>7.2452828566</text:p>
          </table:table-cell>
          <table:table-cell office:value-type="float" office:value="7.08403844858" calcext:value-type="float">
            <text:p>7.0840384486</text:p>
          </table:table-cell>
          <table:table-cell office:value-type="float" office:value="7.53576863084" calcext:value-type="float">
            <text:p>7.5357686308</text:p>
          </table:table-cell>
          <table:table-cell office:value-type="float" office:value="7.45452252191" calcext:value-type="float">
            <text:p>7.4545225219</text:p>
          </table:table-cell>
          <table:table-cell office:value-type="float" office:value="7.94871414781" calcext:value-type="float">
            <text:p>7.9487141478</text:p>
          </table:table-cell>
          <table:table-cell office:value-type="float" office:value="6.74908671773" calcext:value-type="float">
            <text:p>6.7490867177</text:p>
          </table:table-cell>
          <table:table-cell office:value-type="float" office:value="8.03675508287" calcext:value-type="float">
            <text:p>8.0367550829</text:p>
          </table:table-cell>
          <table:table-cell office:value-type="float" office:value="7.17938273606" calcext:value-type="float">
            <text:p>7.1793827361</text:p>
          </table:table-cell>
          <table:table-cell office:value-type="float" office:value="10.1698609829" calcext:value-type="float">
            <text:p>10.1698609829</text:p>
          </table:table-cell>
          <table:table-cell office:value-type="float" office:value="6.57862732131" calcext:value-type="float">
            <text:p>6.5786273213</text:p>
          </table:table-cell>
          <table:table-cell office:value-type="float" office:value="7.08529861947" calcext:value-type="float">
            <text:p>7.0852986195</text:p>
          </table:table-cell>
          <table:table-cell office:value-type="float" office:value="8.92782306547" calcext:value-type="float">
            <text:p>8.9278230655</text:p>
          </table:table-cell>
          <table:table-cell office:value-type="float" office:value="8.181018849" calcext:value-type="float">
            <text:p>8.181018849</text:p>
          </table:table-cell>
          <table:table-cell office:value-type="float" office:value="6.45920796911" calcext:value-type="float">
            <text:p>6.4592079691</text:p>
          </table:table-cell>
          <table:table-cell office:value-type="float" office:value="6.34086625032" calcext:value-type="float">
            <text:p>6.3408662503</text:p>
          </table:table-cell>
          <table:table-cell office:value-type="float" office:value="7.27712578896" calcext:value-type="float">
            <text:p>7.277125789</text:p>
          </table:table-cell>
          <table:table-cell office:value-type="float" office:value="0.95020152605" calcext:value-type="float">
            <text:p>0.950201526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2.67051629492" calcext:value-type="float">
            <text:p>2.6705162949</text:p>
          </table:table-cell>
          <table:table-cell office:value-type="float" office:value="2.12453105871" calcext:value-type="float">
            <text:p>2.1245310587</text:p>
          </table:table-cell>
          <table:table-cell office:value-type="float" office:value="1.96197560159" calcext:value-type="float">
            <text:p>1.9619756016</text:p>
          </table:table-cell>
          <table:table-cell office:value-type="float" office:value="2.39806859475" calcext:value-type="float">
            <text:p>2.3980685948</text:p>
          </table:table-cell>
          <table:table-cell office:value-type="float" office:value="2.49914267259" calcext:value-type="float">
            <text:p>2.4991426726</text:p>
          </table:table-cell>
          <table:table-cell office:value-type="float" office:value="2.2898751554" calcext:value-type="float">
            <text:p>2.2898751554</text:p>
          </table:table-cell>
          <table:table-cell office:value-type="float" office:value="2.2835522411" calcext:value-type="float">
            <text:p>2.2835522411</text:p>
          </table:table-cell>
          <table:table-cell office:value-type="float" office:value="1.88416564126" calcext:value-type="float">
            <text:p>1.8841656413</text:p>
          </table:table-cell>
          <table:table-cell office:value-type="float" office:value="2.15259238226" calcext:value-type="float">
            <text:p>2.1525923823</text:p>
          </table:table-cell>
          <table:table-cell office:value-type="float" office:value="1.9397433943" calcext:value-type="float">
            <text:p>1.9397433943</text:p>
          </table:table-cell>
          <table:table-cell office:value-type="float" office:value="2.75888459687" calcext:value-type="float">
            <text:p>2.7588845969</text:p>
          </table:table-cell>
          <table:table-cell office:value-type="float" office:value="2.28181359617" calcext:value-type="float">
            <text:p>2.2818135962</text:p>
          </table:table-cell>
          <table:table-cell office:value-type="float" office:value="2.18247593322" calcext:value-type="float">
            <text:p>2.1824759332</text:p>
          </table:table-cell>
          <table:table-cell office:value-type="float" office:value="2.69345750104" calcext:value-type="float">
            <text:p>2.693457501</text:p>
          </table:table-cell>
          <table:table-cell office:value-type="float" office:value="2.49995892681" calcext:value-type="float">
            <text:p>2.4999589268</text:p>
          </table:table-cell>
          <table:table-cell office:value-type="float" office:value="2.30430566258" calcext:value-type="float">
            <text:p>2.3043056626</text:p>
          </table:table-cell>
          <table:table-cell office:value-type="float" office:value="2.29568367386" calcext:value-type="float">
            <text:p>2.2956836739</text:p>
          </table:table-cell>
          <table:table-cell office:value-type="float" office:value="2.87039105906" calcext:value-type="float">
            <text:p>2.8703910591</text:p>
          </table:table-cell>
          <table:table-cell office:value-type="float" office:value="2.75092426022" calcext:value-type="float">
            <text:p>2.7509242602</text:p>
          </table:table-cell>
          <table:table-cell office:value-type="float" office:value="2.68864105148" calcext:value-type="float">
            <text:p>2.6886410515</text:p>
          </table:table-cell>
          <table:table-cell office:value-type="float" office:value="2.49862668323" calcext:value-type="float">
            <text:p>2.4986266832</text:p>
          </table:table-cell>
          <table:table-cell office:value-type="float" office:value="2.69126691098" calcext:value-type="float">
            <text:p>2.691266911</text:p>
          </table:table-cell>
          <table:table-cell office:value-type="float" office:value="2.27079234826" calcext:value-type="float">
            <text:p>2.2707923483</text:p>
          </table:table-cell>
          <table:table-cell office:value-type="float" office:value="2.9254421267" calcext:value-type="float">
            <text:p>2.9254421267</text:p>
          </table:table-cell>
          <table:table-cell office:value-type="float" office:value="2.54878672835" calcext:value-type="float">
            <text:p>2.5487867284</text:p>
          </table:table-cell>
          <table:table-cell office:value-type="float" office:value="2.26101919218" calcext:value-type="float">
            <text:p>2.2610191922</text:p>
          </table:table-cell>
          <table:table-cell office:value-type="float" office:value="2.38855597516" calcext:value-type="float">
            <text:p>2.3885559752</text:p>
          </table:table-cell>
          <table:table-cell office:value-type="float" office:value="2.61729052541" calcext:value-type="float">
            <text:p>2.6172905254</text:p>
          </table:table-cell>
          <table:table-cell office:value-type="float" office:value="2.6782020904" calcext:value-type="float">
            <text:p>2.6782020904</text:p>
          </table:table-cell>
          <table:table-cell office:value-type="float" office:value="2.73361742841" calcext:value-type="float">
            <text:p>2.7336174284</text:p>
          </table:table-cell>
          <table:table-cell office:value-type="float" office:value="2.45270612139" calcext:value-type="float">
            <text:p>2.4527061214</text:p>
          </table:table-cell>
          <table:table-cell office:value-type="float" office:value="2.6248040962" calcext:value-type="float">
            <text:p>2.6248040962</text:p>
          </table:table-cell>
          <table:table-cell office:value-type="float" office:value="2.56114768158" calcext:value-type="float">
            <text:p>2.5611476816</text:p>
          </table:table-cell>
          <table:table-cell office:value-type="float" office:value="3.31343662649" calcext:value-type="float">
            <text:p>3.3134366265</text:p>
          </table:table-cell>
          <table:table-cell office:value-type="float" office:value="2.22661437139" calcext:value-type="float">
            <text:p>2.2266143714</text:p>
          </table:table-cell>
          <table:table-cell office:value-type="float" office:value="2.65622690327" calcext:value-type="float">
            <text:p>2.6562269033</text:p>
          </table:table-cell>
          <table:table-cell office:value-type="float" office:value="2.91440025974" calcext:value-type="float">
            <text:p>2.9144002597</text:p>
          </table:table-cell>
          <table:table-cell office:value-type="float" office:value="2.17947077778" calcext:value-type="float">
            <text:p>2.1794707778</text:p>
          </table:table-cell>
          <table:table-cell office:value-type="float" office:value="2.30658824174" calcext:value-type="float">
            <text:p>2.3065882417</text:p>
          </table:table-cell>
          <table:table-cell office:value-type="float" office:value="2.45088590293" calcext:value-type="float">
            <text:p>2.4508859029</text:p>
          </table:table-cell>
          <table:table-cell office:value-type="float" office:value="2.37425860269" calcext:value-type="float">
            <text:p>2.3742586027</text:p>
          </table:table-cell>
          <table:table-cell office:value-type="float" office:value="0.350367151984" calcext:value-type="float">
            <text:p>0.35036715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0961855505" calcext:value-type="float">
            <text:p>5.2096185551</text:p>
          </table:table-cell>
          <table:table-cell office:value-type="float" office:value="5.21044934049" calcext:value-type="float">
            <text:p>5.2104493405</text:p>
          </table:table-cell>
          <table:table-cell office:value-type="float" office:value="5.21043587979" calcext:value-type="float">
            <text:p>5.2104358798</text:p>
          </table:table-cell>
          <table:table-cell office:value-type="float" office:value="5.21035847956" calcext:value-type="float">
            <text:p>5.2103584796</text:p>
          </table:table-cell>
          <table:table-cell office:value-type="float" office:value="5.21023700148" calcext:value-type="float">
            <text:p>5.2102370015</text:p>
          </table:table-cell>
          <table:table-cell office:value-type="float" office:value="5.21034948014" calcext:value-type="float">
            <text:p>5.2103494801</text:p>
          </table:table-cell>
          <table:table-cell office:value-type="float" office:value="5.21035772646" calcext:value-type="float">
            <text:p>5.2103577265</text:p>
          </table:table-cell>
          <table:table-cell office:value-type="float" office:value="5.21052226248" calcext:value-type="float">
            <text:p>5.2105222625</text:p>
          </table:table-cell>
          <table:table-cell office:value-type="float" office:value="5.21044123241" calcext:value-type="float">
            <text:p>5.2104412324</text:p>
          </table:table-cell>
          <table:table-cell office:value-type="float" office:value="5.21051909138" calcext:value-type="float">
            <text:p>5.2105190914</text:p>
          </table:table-cell>
          <table:table-cell office:value-type="float" office:value="5.20977027114" calcext:value-type="float">
            <text:p>5.2097702711</text:p>
          </table:table-cell>
          <table:table-cell office:value-type="float" office:value="5.21039810138" calcext:value-type="float">
            <text:p>5.2103981014</text:p>
          </table:table-cell>
          <table:table-cell office:value-type="float" office:value="5.21037089912" calcext:value-type="float">
            <text:p>5.2103708991</text:p>
          </table:table-cell>
          <table:table-cell office:value-type="float" office:value="5.20991384015" calcext:value-type="float">
            <text:p>5.2099138402</text:p>
          </table:table-cell>
          <table:table-cell office:value-type="float" office:value="5.21030478945" calcext:value-type="float">
            <text:p>5.2103047895</text:p>
          </table:table-cell>
          <table:table-cell office:value-type="float" office:value="5.21040058598" calcext:value-type="float">
            <text:p>5.210400586</text:p>
          </table:table-cell>
          <table:table-cell office:value-type="float" office:value="5.21044088113" calcext:value-type="float">
            <text:p>5.2104408811</text:p>
          </table:table-cell>
          <table:table-cell office:value-type="float" office:value="5.20951565634" calcext:value-type="float">
            <text:p>5.2095156563</text:p>
          </table:table-cell>
          <table:table-cell office:value-type="float" office:value="5.20977011252" calcext:value-type="float">
            <text:p>5.2097701125</text:p>
          </table:table-cell>
          <table:table-cell office:value-type="float" office:value="5.20997453077" calcext:value-type="float">
            <text:p>5.2099745308</text:p>
          </table:table-cell>
          <table:table-cell office:value-type="float" office:value="5.21029426399" calcext:value-type="float">
            <text:p>5.210294264</text:p>
          </table:table-cell>
          <table:table-cell office:value-type="float" office:value="5.21002252579" calcext:value-type="float">
            <text:p>5.2100225258</text:p>
          </table:table-cell>
          <table:table-cell office:value-type="float" office:value="5.21039794213" calcext:value-type="float">
            <text:p>5.2103979421</text:p>
          </table:table-cell>
          <table:table-cell office:value-type="float" office:value="5.20945108324" calcext:value-type="float">
            <text:p>5.2094510832</text:p>
          </table:table-cell>
          <table:table-cell office:value-type="float" office:value="5.21025695371" calcext:value-type="float">
            <text:p>5.2102569537</text:p>
          </table:table-cell>
          <table:table-cell office:value-type="float" office:value="5.21035015415" calcext:value-type="float">
            <text:p>5.2103501542</text:p>
          </table:table-cell>
          <table:table-cell office:value-type="float" office:value="5.21023635436" calcext:value-type="float">
            <text:p>5.2102363544</text:p>
          </table:table-cell>
          <table:table-cell office:value-type="float" office:value="5.21011058009" calcext:value-type="float">
            <text:p>5.2101105801</text:p>
          </table:table-cell>
          <table:table-cell office:value-type="float" office:value="5.21002262982" calcext:value-type="float">
            <text:p>5.2100226298</text:p>
          </table:table-cell>
          <table:table-cell office:value-type="float" office:value="5.20997416989" calcext:value-type="float">
            <text:p>5.2099741699</text:p>
          </table:table-cell>
          <table:table-cell office:value-type="float" office:value="5.21038792547" calcext:value-type="float">
            <text:p>5.2103879255</text:p>
          </table:table-cell>
          <table:table-cell office:value-type="float" office:value="5.2100433843" calcext:value-type="float">
            <text:p>5.2100433843</text:p>
          </table:table-cell>
          <table:table-cell office:value-type="float" office:value="5.21017590801" calcext:value-type="float">
            <text:p>5.210175908</text:p>
          </table:table-cell>
          <table:table-cell office:value-type="float" office:value="5.20753291612" calcext:value-type="float">
            <text:p>5.2075329161</text:p>
          </table:table-cell>
          <table:table-cell office:value-type="float" office:value="5.21030189102" calcext:value-type="float">
            <text:p>5.210301891</text:p>
          </table:table-cell>
          <table:table-cell office:value-type="float" office:value="5.21012669478" calcext:value-type="float">
            <text:p>5.2101266948</text:p>
          </table:table-cell>
          <table:table-cell office:value-type="float" office:value="5.20913386004" calcext:value-type="float">
            <text:p>5.20913386</text:p>
          </table:table-cell>
          <table:table-cell office:value-type="float" office:value="5.21038591345" calcext:value-type="float">
            <text:p>5.2103859135</text:p>
          </table:table-cell>
          <table:table-cell office:value-type="float" office:value="5.2104388695" calcext:value-type="float">
            <text:p>5.2104388695</text:p>
          </table:table-cell>
          <table:table-cell office:value-type="float" office:value="5.21016894228" calcext:value-type="float">
            <text:p>5.2101689423</text:p>
          </table:table-cell>
          <table:table-cell office:value-type="float" office:value="5.21015890495" calcext:value-type="float">
            <text:p>5.210158905</text:p>
          </table:table-cell>
          <table:table-cell office:value-type="float" office:value="0.000481068399277" calcext:value-type="float">
            <text:p>0.0004810684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68260017688" calcext:value-type="float">
            <text:p>-1.6826001769</text:p>
          </table:table-cell>
          <table:table-cell office:value-type="float" office:value="-1.94755215086" calcext:value-type="float">
            <text:p>-1.9475521509</text:p>
          </table:table-cell>
          <table:table-cell office:value-type="float" office:value="-1.91887908806" calcext:value-type="float">
            <text:p>-1.9188790881</text:p>
          </table:table-cell>
          <table:table-cell office:value-type="float" office:value="-1.72760691641" calcext:value-type="float">
            <text:p>-1.7276069164</text:p>
          </table:table-cell>
          <table:table-cell office:value-type="float" office:value="-1.87716910936" calcext:value-type="float">
            <text:p>-1.8771691094</text:p>
          </table:table-cell>
          <table:table-cell office:value-type="float" office:value="-1.8772669402" calcext:value-type="float">
            <text:p>-1.8772669402</text:p>
          </table:table-cell>
          <table:table-cell office:value-type="float" office:value="-1.82460430706" calcext:value-type="float">
            <text:p>-1.8246043071</text:p>
          </table:table-cell>
          <table:table-cell office:value-type="float" office:value="-1.94034730256" calcext:value-type="float">
            <text:p>-1.9403473026</text:p>
          </table:table-cell>
          <table:table-cell office:value-type="float" office:value="-1.99239463331" calcext:value-type="float">
            <text:p>-1.9923946333</text:p>
          </table:table-cell>
          <table:table-cell office:value-type="float" office:value="-1.96227392737" calcext:value-type="float">
            <text:p>-1.9622739274</text:p>
          </table:table-cell>
          <table:table-cell office:value-type="float" office:value="-1.71595626218" calcext:value-type="float">
            <text:p>-1.7159562622</text:p>
          </table:table-cell>
          <table:table-cell office:value-type="float" office:value="-1.8310387753" calcext:value-type="float">
            <text:p>-1.8310387753</text:p>
          </table:table-cell>
          <table:table-cell office:value-type="float" office:value="-1.89784126349" calcext:value-type="float">
            <text:p>-1.8978412635</text:p>
          </table:table-cell>
          <table:table-cell office:value-type="float" office:value="-1.89445470221" calcext:value-type="float">
            <text:p>-1.8944547022</text:p>
          </table:table-cell>
          <table:table-cell office:value-type="float" office:value="-1.85716723489" calcext:value-type="float">
            <text:p>-1.8571672349</text:p>
          </table:table-cell>
          <table:table-cell office:value-type="float" office:value="-1.83743801024" calcext:value-type="float">
            <text:p>-1.8374380102</text:p>
          </table:table-cell>
          <table:table-cell office:value-type="float" office:value="-1.86381632895" calcext:value-type="float">
            <text:p>-1.863816329</text:p>
          </table:table-cell>
          <table:table-cell office:value-type="float" office:value="-1.71589117062" calcext:value-type="float">
            <text:p>-1.7158911706</text:p>
          </table:table-cell>
          <table:table-cell office:value-type="float" office:value="-1.59004073339" calcext:value-type="float">
            <text:p>-1.5900407334</text:p>
          </table:table-cell>
          <table:table-cell office:value-type="float" office:value="-1.61984705695" calcext:value-type="float">
            <text:p>-1.619847057</text:p>
          </table:table-cell>
          <table:table-cell office:value-type="float" office:value="-1.85716159035" calcext:value-type="float">
            <text:p>-1.8571615904</text:p>
          </table:table-cell>
          <table:table-cell office:value-type="float" office:value="-1.66656282053" calcext:value-type="float">
            <text:p>-1.6665628205</text:p>
          </table:table-cell>
          <table:table-cell office:value-type="float" office:value="-1.85714435554" calcext:value-type="float">
            <text:p>-1.8571443555</text:p>
          </table:table-cell>
          <table:table-cell office:value-type="float" office:value="-1.59975908832" calcext:value-type="float">
            <text:p>-1.5997590883</text:p>
          </table:table-cell>
          <table:table-cell office:value-type="float" office:value="-1.79303217653" calcext:value-type="float">
            <text:p>-1.7930321765</text:p>
          </table:table-cell>
          <table:table-cell office:value-type="float" office:value="-1.89783518672" calcext:value-type="float">
            <text:p>-1.8978351867</text:p>
          </table:table-cell>
          <table:table-cell office:value-type="float" office:value="-1.92285558734" calcext:value-type="float">
            <text:p>-1.9228555873</text:p>
          </table:table-cell>
          <table:table-cell office:value-type="float" office:value="-1.71041493068" calcext:value-type="float">
            <text:p>-1.7104149307</text:p>
          </table:table-cell>
          <table:table-cell office:value-type="float" office:value="-1.66656528228" calcext:value-type="float">
            <text:p>-1.6665652823</text:p>
          </table:table-cell>
          <table:table-cell office:value-type="float" office:value="-1.68276100253" calcext:value-type="float">
            <text:p>-1.6827610025</text:p>
          </table:table-cell>
          <table:table-cell office:value-type="float" office:value="-1.71617558762" calcext:value-type="float">
            <text:p>-1.7161755876</text:p>
          </table:table-cell>
          <table:table-cell office:value-type="float" office:value="-1.76258760675" calcext:value-type="float">
            <text:p>-1.7625876068</text:p>
          </table:table-cell>
          <table:table-cell office:value-type="float" office:value="-1.70483494415" calcext:value-type="float">
            <text:p>-1.7048349442</text:p>
          </table:table-cell>
          <table:table-cell office:value-type="float" office:value="-1.60403892493" calcext:value-type="float">
            <text:p>-1.6040389249</text:p>
          </table:table-cell>
          <table:table-cell office:value-type="float" office:value="-1.83743607666" calcext:value-type="float">
            <text:p>-1.8374360767</text:p>
          </table:table-cell>
          <table:table-cell office:value-type="float" office:value="-1.64027172272" calcext:value-type="float">
            <text:p>-1.6402717227</text:p>
          </table:table-cell>
          <table:table-cell office:value-type="float" office:value="-1.69337338222" calcext:value-type="float">
            <text:p>-1.6933733822</text:p>
          </table:table-cell>
          <table:table-cell office:value-type="float" office:value="-2.10523605887" calcext:value-type="float">
            <text:p>-2.1052360589</text:p>
          </table:table-cell>
          <table:table-cell office:value-type="float" office:value="-1.76875624375" calcext:value-type="float">
            <text:p>-1.7687562438</text:p>
          </table:table-cell>
          <table:table-cell office:value-type="float" office:value="-1.67201378264" calcext:value-type="float">
            <text:p>-1.6720137826</text:p>
          </table:table-cell>
          <table:table-cell office:value-type="float" office:value="-1.82375296843" calcext:value-type="float">
            <text:p>-1.8237529684</text:p>
          </table:table-cell>
          <table:table-cell office:value-type="float" office:value="0.163043752232" calcext:value-type="float">
            <text:p>0.1630437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4.43558538122" calcext:value-type="float">
            <text:p>4.4355853812</text:p>
          </table:table-cell>
          <table:table-cell office:value-type="float" office:value="3.7398539975" calcext:value-type="float">
            <text:p>3.7398539975</text:p>
          </table:table-cell>
          <table:table-cell office:value-type="float" office:value="2.72523902619" calcext:value-type="float">
            <text:p>2.7252390262</text:p>
          </table:table-cell>
          <table:table-cell office:value-type="float" office:value="3.48757579308" calcext:value-type="float">
            <text:p>3.4875757931</text:p>
          </table:table-cell>
          <table:table-cell office:value-type="float" office:value="5.20866634902" calcext:value-type="float">
            <text:p>5.208666349</text:p>
          </table:table-cell>
          <table:table-cell office:value-type="float" office:value="4.10383195981" calcext:value-type="float">
            <text:p>4.1038319598</text:p>
          </table:table-cell>
          <table:table-cell office:value-type="float" office:value="3.68626085379" calcext:value-type="float">
            <text:p>3.6862608538</text:p>
          </table:table-cell>
          <table:table-cell office:value-type="float" office:value="2.45723967229" calcext:value-type="float">
            <text:p>2.4572396723</text:p>
          </table:table-cell>
          <table:table-cell office:value-type="float" office:value="4.22245625201" calcext:value-type="float">
            <text:p>4.222456252</text:p>
          </table:table-cell>
          <table:table-cell office:value-type="float" office:value="2.88469675027" calcext:value-type="float">
            <text:p>2.8846967503</text:p>
          </table:table-cell>
          <table:table-cell office:value-type="float" office:value="5.21255891999" calcext:value-type="float">
            <text:p>5.21255892</text:p>
          </table:table-cell>
          <table:table-cell office:value-type="float" office:value="3.72709761848" calcext:value-type="float">
            <text:p>3.7270976185</text:p>
          </table:table-cell>
          <table:table-cell office:value-type="float" office:value="3.72271253632" calcext:value-type="float">
            <text:p>3.7227125363</text:p>
          </table:table-cell>
          <table:table-cell office:value-type="float" office:value="5.36678847188" calcext:value-type="float">
            <text:p>5.3667884719</text:p>
          </table:table-cell>
          <table:table-cell office:value-type="float" office:value="5.08474142476" calcext:value-type="float">
            <text:p>5.0847414248</text:p>
          </table:table-cell>
          <table:table-cell office:value-type="float" office:value="4.08359368058" calcext:value-type="float">
            <text:p>4.0835936806</text:p>
          </table:table-cell>
          <table:table-cell office:value-type="float" office:value="4.02232028088" calcext:value-type="float">
            <text:p>4.0223202809</text:p>
          </table:table-cell>
          <table:table-cell office:value-type="float" office:value="5.81565978895" calcext:value-type="float">
            <text:p>5.815659789</text:p>
          </table:table-cell>
          <table:table-cell office:value-type="float" office:value="3.97509846684" calcext:value-type="float">
            <text:p>3.9750984668</text:p>
          </table:table-cell>
          <table:table-cell office:value-type="float" office:value="3.93811343772" calcext:value-type="float">
            <text:p>3.9381134377</text:p>
          </table:table-cell>
          <table:table-cell office:value-type="float" office:value="5.04942119551" calcext:value-type="float">
            <text:p>5.0494211955</text:p>
          </table:table-cell>
          <table:table-cell office:value-type="float" office:value="4.39822144799" calcext:value-type="float">
            <text:p>4.398221448</text:p>
          </table:table-cell>
          <table:table-cell office:value-type="float" office:value="3.83805093251" calcext:value-type="float">
            <text:p>3.8380509325</text:p>
          </table:table-cell>
          <table:table-cell office:value-type="float" office:value="4.96539129524" calcext:value-type="float">
            <text:p>4.9653912952</text:p>
          </table:table-cell>
          <table:table-cell office:value-type="float" office:value="4.83304103394" calcext:value-type="float">
            <text:p>4.8330410339</text:p>
          </table:table-cell>
          <table:table-cell office:value-type="float" office:value="4.11907276407" calcext:value-type="float">
            <text:p>4.1190727641</text:p>
          </table:table-cell>
          <table:table-cell office:value-type="float" office:value="3.95789663596" calcext:value-type="float">
            <text:p>3.957896636</text:p>
          </table:table-cell>
          <table:table-cell office:value-type="float" office:value="4.40970228279" calcext:value-type="float">
            <text:p>4.4097022828</text:p>
          </table:table-cell>
          <table:table-cell office:value-type="float" office:value="4.32850894402" calcext:value-type="float">
            <text:p>4.328508944</text:p>
          </table:table-cell>
          <table:table-cell office:value-type="float" office:value="4.82272964588" calcext:value-type="float">
            <text:p>4.8227296459</text:p>
          </table:table-cell>
          <table:table-cell office:value-type="float" office:value="3.62285396245" calcext:value-type="float">
            <text:p>3.6228539625</text:p>
          </table:table-cell>
          <table:table-cell office:value-type="float" office:value="4.91072905229" calcext:value-type="float">
            <text:p>4.9107290523</text:p>
          </table:table-cell>
          <table:table-cell office:value-type="float" office:value="4.05327719125" calcext:value-type="float">
            <text:p>4.0532771913</text:p>
          </table:table-cell>
          <table:table-cell office:value-type="float" office:value="7.04534123323" calcext:value-type="float">
            <text:p>7.0453412332</text:p>
          </table:table-cell>
          <table:table-cell office:value-type="float" office:value="3.4524461867" calcext:value-type="float">
            <text:p>3.4524461867</text:p>
          </table:table-cell>
          <table:table-cell office:value-type="float" office:value="3.9592226026" calcext:value-type="float">
            <text:p>3.9592226026</text:p>
          </table:table-cell>
          <table:table-cell office:value-type="float" office:value="5.80234274945" calcext:value-type="float">
            <text:p>5.8023427495</text:p>
          </table:table-cell>
          <table:table-cell office:value-type="float" office:value="5.05478730093" calcext:value-type="float">
            <text:p>5.0547873009</text:p>
          </table:table-cell>
          <table:table-cell office:value-type="float" office:value="3.33294464741" calcext:value-type="float">
            <text:p>3.3329446474</text:p>
          </table:table-cell>
          <table:table-cell office:value-type="float" office:value="3.21476488495" calcext:value-type="float">
            <text:p>3.214764885</text:p>
          </table:table-cell>
          <table:table-cell office:value-type="float" office:value="4.15103044599" calcext:value-type="float">
            <text:p>4.151030446</text:p>
          </table:table-cell>
          <table:table-cell office:value-type="float" office:value="0.950399059272" calcext:value-type="float">
            <text:p>0.9503990593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6.35101472735" calcext:value-type="float">
            <text:p>6.3510147274</text:p>
          </table:table-cell>
          <table:table-cell office:value-type="float" office:value="4.20363785191" calcext:value-type="float">
            <text:p>4.2036378519</text:p>
          </table:table-cell>
          <table:table-cell office:value-type="float" office:value="4.37124751574" calcext:value-type="float">
            <text:p>4.3712475157</text:p>
          </table:table-cell>
          <table:table-cell office:value-type="float" office:value="5.88100615638" calcext:value-type="float">
            <text:p>5.8810061564</text:p>
          </table:table-cell>
          <table:table-cell office:value-type="float" office:value="4.68631707479" calcext:value-type="float">
            <text:p>4.6863170748</text:p>
          </table:table-cell>
          <table:table-cell office:value-type="float" office:value="4.70100817761" calcext:value-type="float">
            <text:p>4.7010081776</text:p>
          </table:table-cell>
          <table:table-cell office:value-type="float" office:value="5.08564857353" calcext:value-type="float">
            <text:p>5.0856485735</text:p>
          </table:table-cell>
          <table:table-cell office:value-type="float" office:value="4.23393399023" calcext:value-type="float">
            <text:p>4.2339339902</text:p>
          </table:table-cell>
          <table:table-cell office:value-type="float" office:value="3.86723511364" calcext:value-type="float">
            <text:p>3.8672351136</text:p>
          </table:table-cell>
          <table:table-cell office:value-type="float" office:value="4.0960617833" calcext:value-type="float">
            <text:p>4.0960617833</text:p>
          </table:table-cell>
          <table:table-cell office:value-type="float" office:value="6.03473387163" calcext:value-type="float">
            <text:p>6.0347338716</text:p>
          </table:table-cell>
          <table:table-cell office:value-type="float" office:value="5.03582074989" calcext:value-type="float">
            <text:p>5.0358207499</text:p>
          </table:table-cell>
          <table:table-cell office:value-type="float" office:value="4.52257401471" calcext:value-type="float">
            <text:p>4.5225740147</text:p>
          </table:table-cell>
          <table:table-cell office:value-type="float" office:value="5.53994473653" calcext:value-type="float">
            <text:p>5.5399447365</text:p>
          </table:table-cell>
          <table:table-cell office:value-type="float" office:value="4.81462367137" calcext:value-type="float">
            <text:p>4.8146236714</text:p>
          </table:table-cell>
          <table:table-cell office:value-type="float" office:value="4.79652154243" calcext:value-type="float">
            <text:p>4.7965215424</text:p>
          </table:table-cell>
          <table:table-cell office:value-type="float" office:value="4.81293925484" calcext:value-type="float">
            <text:p>4.8129392548</text:p>
          </table:table-cell>
          <table:table-cell office:value-type="float" office:value="6.01197797925" calcext:value-type="float">
            <text:p>6.0119779793</text:p>
          </table:table-cell>
          <table:table-cell office:value-type="float" office:value="7.23072245835" calcext:value-type="float">
            <text:p>7.2307224584</text:p>
          </table:table-cell>
          <table:table-cell office:value-type="float" office:value="6.94365324442" calcext:value-type="float">
            <text:p>6.9436532444</text:p>
          </table:table-cell>
          <table:table-cell office:value-type="float" office:value="4.8429825216" calcext:value-type="float">
            <text:p>4.8429825216</text:p>
          </table:table-cell>
          <table:table-cell office:value-type="float" office:value="6.49732626564" calcext:value-type="float">
            <text:p>6.4973262656</text:p>
          </table:table-cell>
          <table:table-cell office:value-type="float" office:value="4.86744208061" calcext:value-type="float">
            <text:p>4.8674420806</text:p>
          </table:table-cell>
          <table:table-cell office:value-type="float" office:value="7.14888571072" calcext:value-type="float">
            <text:p>7.1488857107</text:p>
          </table:table-cell>
          <table:table-cell office:value-type="float" office:value="5.32063856873" calcext:value-type="float">
            <text:p>5.3206385687</text:p>
          </table:table-cell>
          <table:table-cell office:value-type="float" office:value="4.53541883994" calcext:value-type="float">
            <text:p>4.5354188399</text:p>
          </table:table-cell>
          <table:table-cell office:value-type="float" office:value="5.36090272762" calcext:value-type="float">
            <text:p>5.3609027276</text:p>
          </table:table-cell>
          <table:table-cell office:value-type="float" office:value="6.10060442676" calcext:value-type="float">
            <text:p>6.1006044268</text:p>
          </table:table-cell>
          <table:table-cell office:value-type="float" office:value="6.49897097629" calcext:value-type="float">
            <text:p>6.4989709763</text:p>
          </table:table-cell>
          <table:table-cell office:value-type="float" office:value="6.29336204459" calcext:value-type="float">
            <text:p>6.2933620446</text:p>
          </table:table-cell>
          <table:table-cell office:value-type="float" office:value="6.03046364187" calcext:value-type="float">
            <text:p>6.0304636419</text:p>
          </table:table-cell>
          <table:table-cell office:value-type="float" office:value="5.63858813363" calcext:value-type="float">
            <text:p>5.6385881336</text:p>
          </table:table-cell>
          <table:table-cell office:value-type="float" office:value="6.16464721134" calcext:value-type="float">
            <text:p>6.1646472113</text:p>
          </table:table-cell>
          <table:table-cell office:value-type="float" office:value="7.084969315" calcext:value-type="float">
            <text:p>7.084969315</text:p>
          </table:table-cell>
          <table:table-cell office:value-type="float" office:value="5.02270574849" calcext:value-type="float">
            <text:p>5.0227057485</text:p>
          </table:table-cell>
          <table:table-cell office:value-type="float" office:value="6.75398007663" calcext:value-type="float">
            <text:p>6.7539800766</text:p>
          </table:table-cell>
          <table:table-cell office:value-type="float" office:value="6.25367800923" calcext:value-type="float">
            <text:p>6.2536780092</text:p>
          </table:table-cell>
          <table:table-cell office:value-type="float" office:value="3.1748649903" calcext:value-type="float">
            <text:p>3.1748649903</text:p>
          </table:table-cell>
          <table:table-cell office:value-type="float" office:value="5.55912906159" calcext:value-type="float">
            <text:p>5.5591290616</text:p>
          </table:table-cell>
          <table:table-cell office:value-type="float" office:value="6.42866336218" calcext:value-type="float">
            <text:p>6.4286633622</text:p>
          </table:table-cell>
          <table:table-cell office:value-type="float" office:value="5.09300947181" calcext:value-type="float">
            <text:p>5.0930094718</text:p>
          </table:table-cell>
          <table:table-cell office:value-type="float" office:value="1.23256402897" calcext:value-type="float">
            <text:p>1.232564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1T17:15:04.209903557</dc:date>
    <meta:editing-duration>PT2H3M17S</meta:editing-duration>
    <meta:editing-cycles>1</meta:editing-cycles>
    <meta:document-statistic meta:table-count="17" meta:cell-count="4828" meta:object-count="0"/>
  </office:meta>
</office:document-meta>
</file>